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57000001572CA6A2B0E136A0F6.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apple-system, BlinkMacSystemFont, 'Segoe UI', Roboto, Oxygen-Sans, Ubuntu, Cantarell, 'Helvetica Neue', sans-serif"/>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Preformatted_20_Text">
      <style:paragraph-properties fo:margin-top="0cm" fo:margin-bottom="0.499cm" loext: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list-style-name="L18"/>
    <style:style style:name="P21" style:family="paragraph" style:parent-style-name="Text_20_body" style:list-style-name="L19"/>
    <style:style style:name="P22" style:family="paragraph" style:parent-style-name="Text_20_body">
      <style:paragraph-properties fo:margin-top="0cm" fo:margin-bottom="0cm" loext:contextual-spacing="false"/>
    </style:style>
    <style:style style:name="P23" style:family="paragraph" style:parent-style-name="Text_20_body" style:list-style-name="L1">
      <style:paragraph-properties fo:margin-top="0cm" fo:margin-bottom="0cm" loext:contextual-spacing="false"/>
    </style:style>
    <style:style style:name="P24" style:family="paragraph" style:parent-style-name="Text_20_body" style:list-style-name="L2">
      <style:paragraph-properties fo:margin-top="0cm" fo:margin-bottom="0cm" loext:contextual-spacing="false"/>
    </style:style>
    <style:style style:name="P25" style:family="paragraph" style:parent-style-name="Text_20_body" style:list-style-name="L3">
      <style:paragraph-properties fo:margin-top="0cm" fo:margin-bottom="0cm" loext:contextual-spacing="false"/>
    </style:style>
    <style:style style:name="P26" style:family="paragraph" style:parent-style-name="Text_20_body" style:list-style-name="L4">
      <style:paragraph-properties fo:margin-top="0cm" fo:margin-bottom="0cm" loext:contextual-spacing="false"/>
    </style:style>
    <style:style style:name="P27" style:family="paragraph" style:parent-style-name="Text_20_body" style:list-style-name="L5">
      <style:paragraph-properties fo:margin-top="0cm" fo:margin-bottom="0cm" loext:contextual-spacing="false"/>
    </style:style>
    <style:style style:name="P28" style:family="paragraph" style:parent-style-name="Text_20_body" style:list-style-name="L6">
      <style:paragraph-properties fo:margin-top="0cm" fo:margin-bottom="0cm" loext:contextual-spacing="false"/>
    </style:style>
    <style:style style:name="P29" style:family="paragraph" style:parent-style-name="Text_20_body" style:list-style-name="L7">
      <style:paragraph-properties fo:margin-top="0cm" fo:margin-bottom="0cm" loext:contextual-spacing="false"/>
    </style:style>
    <style:style style:name="P30" style:family="paragraph" style:parent-style-name="Text_20_body" style:list-style-name="L8">
      <style:paragraph-properties fo:margin-top="0cm" fo:margin-bottom="0cm" loext:contextual-spacing="false"/>
    </style:style>
    <style:style style:name="P31" style:family="paragraph" style:parent-style-name="Text_20_body" style:list-style-name="L9">
      <style:paragraph-properties fo:margin-top="0cm" fo:margin-bottom="0cm" loext:contextual-spacing="false"/>
    </style:style>
    <style:style style:name="P32" style:family="paragraph" style:parent-style-name="Text_20_body" style:list-style-name="L10">
      <style:paragraph-properties fo:margin-top="0cm" fo:margin-bottom="0cm" loext:contextual-spacing="false"/>
    </style:style>
    <style:style style:name="P33" style:family="paragraph" style:parent-style-name="Text_20_body" style:list-style-name="L11">
      <style:paragraph-properties fo:margin-top="0cm" fo:margin-bottom="0cm" loext:contextual-spacing="false"/>
    </style:style>
    <style:style style:name="P34" style:family="paragraph" style:parent-style-name="Text_20_body" style:list-style-name="L12">
      <style:paragraph-properties fo:margin-top="0cm" fo:margin-bottom="0cm" loext:contextual-spacing="false"/>
    </style:style>
    <style:style style:name="P35" style:family="paragraph" style:parent-style-name="Text_20_body" style:list-style-name="L13">
      <style:paragraph-properties fo:margin-top="0cm" fo:margin-bottom="0cm" loext:contextual-spacing="false"/>
    </style:style>
    <style:style style:name="P36" style:family="paragraph" style:parent-style-name="Text_20_body" style:list-style-name="L14">
      <style:paragraph-properties fo:margin-top="0cm" fo:margin-bottom="0cm" loext:contextual-spacing="false"/>
    </style:style>
    <style:style style:name="P37" style:family="paragraph" style:parent-style-name="Text_20_body" style:list-style-name="L15">
      <style:paragraph-properties fo:margin-top="0cm" fo:margin-bottom="0cm" loext:contextual-spacing="false"/>
    </style:style>
    <style:style style:name="P38" style:family="paragraph" style:parent-style-name="Text_20_body" style:list-style-name="L16">
      <style:paragraph-properties fo:margin-top="0cm" fo:margin-bottom="0cm" loext:contextual-spacing="false"/>
    </style:style>
    <style:style style:name="P39" style:family="paragraph" style:parent-style-name="Text_20_body" style:list-style-name="L17">
      <style:paragraph-properties fo:margin-top="0cm" fo:margin-bottom="0cm" loext:contextual-spacing="false"/>
    </style:style>
    <style:style style:name="P40" style:family="paragraph">
      <style:paragraph-properties fo:text-align="start"/>
      <style:text-properties style:text-line-through-style="none" style:text-line-through-type="none" style:font-name="Liberation Mono" fo:font-size="10pt" fo:font-style="normal" style:text-underline-style="none"/>
    </style:style>
    <style:style style:name="T1" style:family="text">
      <style:text-properties style:font-name="Roboto"/>
    </style:style>
    <style:style style:name="T2" style:family="text">
      <style:text-properties fo:font-size="12pt"/>
    </style:style>
    <style:style style:name="fr1" style:family="graphic" style:parent-style-name="Graphics">
      <style:graphic-properties fo:margin-left="0cm" fo:margin-right="0cm" fo:margin-top="0cm" fo:margin-bottom="0cm" style:vertical-pos="top" style:vertical-rel="baseline" fo:padding="0cm" fo:border="0.6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email"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method="post" form:control-implementation="ooo:com.sun.star.form.component.Form" office:target-frame="" xlink:href="https://mail.stitcher.io/subscribe/81fa83d0-4a0b-4eff-b897-f6ce51dfb7f0" xlink:type="simple">
          <form:properties>
            <form:property form:property-name="PropertyChangeNotificationEnabled" office:value-type="boolean" office:boolean-value="true"/>
          </form:properties>
          <form:text form:name="email"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O Que Há de Novo no PHP 8.1: Recursos, Mudanças, Melhorias e Muito Mais </text:h>
      <text:p text:style-name="P22"><text:a xlink:type="simple" xlink:href="https://kinsta.com/pt/blog/author/salmanravoof/" text:style-name="Internet_20_link" text:visited-style-name="Visited_20_Internet_20_Link">Salman Ravoof</text:a>, </text:p>
      <text:p text:style-name="P22"><text:s/></text:p>
      <text:p text:style-name="Text_20_body">Shares </text:p>
      <text:p text:style-name="Text_20_body">O <text:a xlink:type="simple" xlink:href="https://kinsta.com/pt/blog/php-8/" text:style-name="Internet_20_link" text:visited-style-name="Visited_20_Internet_20_Link">PHP 8.0</text:a> foi lançado com não faz muito tempo. Ele trouxe muitas novas funcionalidades, melhorias de performance e mudanças – a mais excitante das quais foi o novo compilador JIT.</text:p>
      <text:section text:style-name="Sect1" text:name="sidebar-cta-mini-aligner">
        <text:p text:style-name="P22"><text:a xlink:type="simple" xlink:href="https://demo.kinsta.com/register?utm_campaign=mykinsta%20demo&amp;utm_source=blog&amp;utm_medium=sidebar%20video%20button" text:style-name="Internet_20_link" text:visited-style-name="Visited_20_Internet_20_Link">Demonstração gratuita</text:a> </text:p>
      </text:section>
      <text:p text:style-name="Text_20_body">O mundo da tecnologia está sempre marchando para frente, e o mesmo se aplica ao PHP.</text:p>
      <text:p text:style-name="Text_20_body">O <text:a xlink:type="simple" xlink:href="https://wiki.php.net/todo/php81" office:target-frame-name="_blank" xlink:show="new" text:style-name="Internet_20_link" text:visited-style-name="Visited_20_Internet_20_Link">PHP 8.1 está praticamente pronto</text:a>, com muitas funcionalidades interessantes. O lançamento está previsto para o final deste ano, em 25 de novembro de 2021.</text:p>
      <text:p text:style-name="Text_20_body">Neste artigo, vamos cobrir em detalhes o que há de novo no PHP 8.1. Desde suas novas funcionalidades e melhorias de desempenho até mudanças e depreciações significativas, vamos analisar todas elas em profundidade.</text:p>
      <text:p text:style-name="Text_20_body">Vamos nessa!</text:p>
      <text:h text:style-name="Heading_20_3" text:outline-level="3">Tabela de Conteúdos</text:h>
      <text:list xml:id="list1650046545" text:style-name="L1">
        <text:list-item>
          <text:p text:style-name="P23"><text:a xlink:type="simple" xlink:href="https://kinsta.com/pt/blog/php-8-1/#novas-funcionalidades-do-php-81" text:style-name="Internet_20_link" text:visited-style-name="Visited_20_Internet_20_Link">Novas funcionalidades do PHP 8.1</text:a></text:p>
        </text:list-item>
        <text:list-item>
          <text:p text:style-name="P23"><text:a xlink:type="simple" xlink:href="https://kinsta.com/pt/blog/php-8-1/#mudanas-no-php-81" text:style-name="Internet_20_link" text:visited-style-name="Visited_20_Internet_20_Link">Mudanças no PHP 8.1</text:a></text:p>
        </text:list-item>
        <text:list-item>
          <text:p text:style-name="P23"><text:a xlink:type="simple" xlink:href="https://kinsta.com/pt/blog/php-8-1/#depreciaes-no-php-81" text:style-name="Internet_20_link" text:visited-style-name="Visited_20_Internet_20_Link">Depreciações no PHP 8.1</text:a></text:p>
        </text:list-item>
        <text:list-item>
          <text:p text:style-name="P3"><text:a xlink:type="simple" xlink:href="https://kinsta.com/pt/blog/php-8-1/#outras-alteraes-menores" text:style-name="Internet_20_link" text:visited-style-name="Visited_20_Internet_20_Link">Outras alterações menores</text:a></text:p>
        </text:list-item>
      </text:list>
      <text:h text:style-name="Heading_20_2" text:outline-level="2"><text:bookmark text:name="novas-funcionalidades-do-php-81"/>Novas funcionalidades do PHP 8.1</text:h>
      <text:p text:style-name="Text_20_body">Vamos começar por cobrir todas as novas funcionalidades do PHP 8.1. É uma lista e tanto.</text:p>
      <text:p text:style-name="Text_20_body"><text:span text:style-name="Strong_20_Emphasis">Nota: </text:span>Esta lista pode crescer ou diminuir à medida que a data de lançamento do PHP 8.1 se aproxima. O nosso objetivo é mantê-la atualizada.</text:p>
      <text:list xml:id="list338301197" text:style-name="L2">
        <text:list-item>
          <text:p text:style-name="P24"><text:a xlink:type="simple" xlink:href="https://kinsta.com/pt/blog/php-8-1/#pure-intersection-types" text:style-name="Internet_20_link" text:visited-style-name="Visited_20_Internet_20_Link">Pure Intersection Types</text:a></text:p>
        </text:list-item>
        <text:list-item>
          <text:p text:style-name="P24"><text:a xlink:type="simple" xlink:href="https://kinsta.com/pt/blog/php-8-1/#enums" text:style-name="Internet_20_link" text:visited-style-name="Visited_20_Internet_20_Link">Enums</text:a></text:p>
        </text:list-item>
        <text:list-item>
          <text:p text:style-name="P24"><text:a xlink:type="simple" xlink:href="https://kinsta.com/pt/blog/php-8-1/#o-type-de-retorno-never" text:style-name="Internet_20_link" text:visited-style-name="Visited_20_Internet_20_Link">O type de retorno never</text:a></text:p>
        </text:list-item>
        <text:list-item>
          <text:p text:style-name="P24"><text:a xlink:type="simple" xlink:href="https://kinsta.com/pt/blog/php-8-1/#fibers" text:style-name="Internet_20_link" text:visited-style-name="Visited_20_Internet_20_Link">Fibers</text:a></text:p>
        </text:list-item>
        <text:list-item>
          <text:p text:style-name="P24"><text:a xlink:type="simple" xlink:href="https://kinsta.com/pt/blog/php-8-1/#novas-propriedades-readonly" text:style-name="Internet_20_link" text:visited-style-name="Visited_20_Internet_20_Link">Novas propriedades readonly</text:a></text:p>
        </text:list-item>
        <text:list-item>
          <text:p text:style-name="P24"><text:a xlink:type="simple" xlink:href="https://kinsta.com/pt/blog/php-8-1/#definir-constantes-de-classe-final" text:style-name="Internet_20_link" text:visited-style-name="Visited_20_Internet_20_Link">Definir constantes de classe final</text:a></text:p>
        </text:list-item>
        <text:list-item>
          <text:p text:style-name="P24"><text:a xlink:type="simple" xlink:href="https://kinsta.com/pt/blog/php-8-1/#novas-funes-fsync-e-fdatasync" text:style-name="Internet_20_link" text:visited-style-name="Visited_20_Internet_20_Link">Novas funções fsync() e fdatasync()</text:a></text:p>
        </text:list-item>
        <text:list-item>
          <text:p text:style-name="P24"><text:a xlink:type="simple" xlink:href="https://kinsta.com/pt/blog/php-8-1/#nova-funo-array_is_list" text:style-name="Internet_20_link" text:visited-style-name="Visited_20_Internet_20_Link">Nova função array_is_list()</text:a></text:p>
        </text:list-item>
        <text:list-item>
          <text:p text:style-name="P24"><text:a xlink:type="simple" xlink:href="https://kinsta.com/pt/blog/php-8-1/#novas-funes-sodium-xchacha20" text:style-name="Internet_20_link" text:visited-style-name="Visited_20_Internet_20_Link">Novas Funções Sodium XChaCha20</text:a></text:p>
        </text:list-item>
        <text:list-item>
          <text:p text:style-name="P24"><text:a xlink:type="simple" xlink:href="https://kinsta.com/pt/blog/php-8-1/#nova-classe-intldatepatterngenerator" text:style-name="Internet_20_link" text:visited-style-name="Visited_20_Internet_20_Link">Nova Classe IntlDatePatternGenerator</text:a></text:p>
        </text:list-item>
        <text:list-item>
          <text:p text:style-name="P24"><text:a xlink:type="simple" xlink:href="https://kinsta.com/pt/blog/php-8-1/#suporte-para-o-formato-de-imagem-avif" text:style-name="Internet_20_link" text:visited-style-name="Visited_20_Internet_20_Link">Suporte para o formato de imagem AVIF</text:a></text:p>
        </text:list-item>
        <text:list-item>
          <text:p text:style-name="P24"><text:a xlink:type="simple" xlink:href="https://kinsta.com/pt/blog/php-8-1/#nova-chave-para-uploads-de-diretrio-_files-full_path" text:style-name="Internet_20_link" text:visited-style-name="Visited_20_Internet_20_Link">Nova chave para uploads de diretório $_FILES: full_path</text:a></text:p>
        </text:list-item>
        <text:list-item>
          <text:p text:style-name="P24"><text:a xlink:type="simple" xlink:href="https://kinsta.com/pt/blog/php-8-1/#suporte-de-descompactao-de-arrays-com-string-chave" text:style-name="Internet_20_link" text:visited-style-name="Visited_20_Internet_20_Link">Suporte de descompactação de arrays com string chave</text:a></text:p>
        </text:list-item>
        <text:list-item>
          <text:p text:style-name="P24"><text:soft-page-break/><text:a xlink:type="simple" xlink:href="https://kinsta.com/pt/blog/php-8-1/#notao-numrica-octal-explicita" text:style-name="Internet_20_link" text:visited-style-name="Visited_20_Internet_20_Link">Notação numérica octal explicita</text:a></text:p>
        </text:list-item>
        <text:list-item>
          <text:p text:style-name="P24"><text:a xlink:type="simple" xlink:href="https://kinsta.com/pt/blog/php-8-1/#suporte-para-algoritmos-de-murmurhash3-e-xxhash-hash" text:style-name="Internet_20_link" text:visited-style-name="Visited_20_Internet_20_Link">Suporte para algoritmos de MurmurHash3 e xxHash hash</text:a></text:p>
        </text:list-item>
        <text:list-item>
          <text:p text:style-name="P24"><text:a xlink:type="simple" xlink:href="https://kinsta.com/pt/blog/php-8-1/#suporte-dnsoverhttps-doh" text:style-name="Internet_20_link" text:visited-style-name="Visited_20_Internet_20_Link">Suporte DNS-over-HTTPS (DoH)</text:a></text:p>
        </text:list-item>
        <text:list-item>
          <text:p text:style-name="P24"><text:a xlink:type="simple" xlink:href="https://kinsta.com/pt/blog/php-8-1/#upload-de-arquivos-a-partir-de-strings-com-curlstringfile" text:style-name="Internet_20_link" text:visited-style-name="Visited_20_Internet_20_Link">Upload de arquivos a partir de Strings com CURLStringFile</text:a></text:p>
        </text:list-item>
        <text:list-item>
          <text:p text:style-name="P24"><text:a xlink:type="simple" xlink:href="https://kinsta.com/pt/blog/php-8-1/#nova-constante-mysqli_refresh_replica" text:style-name="Internet_20_link" text:visited-style-name="Visited_20_Internet_20_Link">Nova Constante MYSQLI_REFRESH_REPLICA</text:a></text:p>
        </text:list-item>
        <text:list-item>
          <text:p text:style-name="P24"><text:a xlink:type="simple" xlink:href="https://kinsta.com/pt/blog/php-8-1/#melhorias-de-desempenho-com-inheritance-cache" text:style-name="Internet_20_link" text:visited-style-name="Visited_20_Internet_20_Link">Melhorias de desempenho com Inheritance Cache</text:a></text:p>
        </text:list-item>
        <text:list-item>
          <text:p text:style-name="P4"><text:a xlink:type="simple" xlink:href="https://kinsta.com/pt/blog/php-8-1/#firstclass-callable-syntax" text:style-name="Internet_20_link" text:visited-style-name="Visited_20_Internet_20_Link">Callable Syntax de Primeira Classe</text:a></text:p>
        </text:list-item>
      </text:list>
      <text:p text:style-name="Text_20_body"><text:a xlink:type="simple" xlink:href="https://twitter.com/intent/tweet?url=https%3A%2F%2Fkinsta.com%2Fpt%2Fblog%2Fphp-8-1%2F&amp;via=kinsta_pt&amp;text=O+PHP+8.1+está+quase+aqui%21+🎉+Veja+o+que+está+guardado+neste+guia+detalhado+⬇️&amp;hashtags=PHP%2CWordPress" office:target-frame-name="_blank" xlink:show="new" text:style-name="Internet_20_link" text:visited-style-name="Visited_20_Internet_20_Link">O PHP 8.1 está quase aqui! 🎉 Veja o que está guardado neste guia detalhado ⬇️Click to Tweet</text:a></text:p>
      <text:h text:style-name="Heading_20_3" text:outline-level="3"><text:bookmark text:name="pure-intersection-types"/>Pure Intersection Types</text:h>
      <text:p text:style-name="Text_20_body">O PHP 8.1 adiciona suporte para Pure Intersection Types. É similar aos <text:a xlink:type="simple" xlink:href="https://kinsta.com/pt/blog/php-8/#union-types-2-0" text:style-name="Internet_20_link" text:visited-style-name="Visited_20_Internet_20_Link">union types</text:a> introduzidos no PHP 8.0, mas seu uso pretendido é exatamente o oposto.</text:p>
      <text:p text:style-name="Text_20_body">Para entender melhor o seu uso, vamos refrescar como funcionam as declarações type no PHP.</text:p>
      <text:p text:style-name="Text_20_body">Essencialmente, você pode adicionar declarações type a argumentos de função, valores de retorno e propriedades de classe. Essa atribuição é chamada de sugestão type e garante que o valor seja do tipo correto no momento da chamada. Caso contrário, ele lança um <text:a xlink:type="simple" xlink:href="https://www.php.net/manual/en/class.typeerror.php" office:target-frame-name="_blank" xlink:show="new" text:style-name="Internet_20_link" text:visited-style-name="Visited_20_Internet_20_Link">TypeError</text:a> imediatamente. Por sua vez, isso ajuda a depurar melhor o código.</text:p>
      <text:p text:style-name="Text_20_body">No entanto, declarar um único type tem as suas limitações. Union types ajudam a superar isso, permitindo que você declare um valor com vários types, e a entrada tem que satisfazer pelo menos um dos types declarados.</text:p>
      <text:p text:style-name="Text_20_body">Por outro lado, <text:a xlink:type="simple" xlink:href="https://wiki.php.net/rfc/pure-intersection-types" office:target-frame-name="_blank" xlink:show="new" text:style-name="Internet_20_link" text:visited-style-name="Visited_20_Internet_20_Link">a RFC</text:a> descreve os Intersection Types como:</text:p>
      <text:p text:style-name="Quotations"><text:span text:style-name="Emphasis">Um “Intersection Types” requer um valor para satisfazer restrições de vários types em vez de um único.</text:span></text:p>
      <text:p text:style-name="Quotations"><text:span text:style-name="Emphasis">…Pure Intersection Types são especificados usando a sintaxe T1&amp;T2&amp;… e podem ser usadas em todas as posições onde os types são aceitos atualmente…</text:span></text:p>
      <text:p text:style-name="Text_20_body">Observe o uso de <text:span text:style-name="Source_20_Text">&amp;</text:span> (AND) operador para declarar os Intersection Types. Em contraste, nós usamos o operador <text:span text:style-name="Source_20_Text">|</text:span> (OR) para declarar os union types.</text:p>
      <text:p text:style-name="Text_20_body">O uso da maioria dos types padrão em um Intersection Types resultará em um tipo que nunca poderá ser cumprido (por exemplo, integer e string). Assim, os Intersection Types só podem incluir types de classe (ou seja, interfaces e nomes de classe).</text:p>
      <text:p text:style-name="Text_20_body">Aqui está um exemplo de código mostrando como você pode usar o Intersection Types:</text:p>
      <text:p text:style-name="Preformatted_20_Text"><text:span text:style-name="Source_20_Text">class A {</text:span></text:p>
      <text:p text:style-name="Preformatted_20_Text"><text:span text:style-name="Source_20_Text"><text:s text:c="4"/>private Traversable&amp;Countable $countableIterator;</text:span></text:p>
      <text:p text:style-name="Preformatted_20_Text"><text:span text:style-name="Source_20_Text"><text:s/></text:span></text:p>
      <text:p text:style-name="Preformatted_20_Text"><text:span text:style-name="Source_20_Text"><text:s text:c="4"/>public function setIterator(Traversable&amp;Countable $countableIterator): void {</text:span></text:p>
      <text:p text:style-name="Preformatted_20_Text"><text:span text:style-name="Source_20_Text"><text:s text:c="8"/>$this-&gt;countableIterator = $countableIterator;</text:span></text:p>
      <text:p text:style-name="Preformatted_20_Text"><text:span text:style-name="Source_20_Text"><text:s text:c="4"/>}</text:span></text:p>
      <text:p text:style-name="Preformatted_20_Text"><text:span text:style-name="Source_20_Text"><text:s/></text:span></text:p>
      <text:p text:style-name="Preformatted_20_Text"><text:span text:style-name="Source_20_Text"><text:s text:c="4"/>public function getIterator(): Traversable&amp;Countable {</text:span></text:p>
      <text:p text:style-name="Preformatted_20_Text"><text:span text:style-name="Source_20_Text"><text:s text:c="8"/>return $this-&gt;countableIterator;</text:span></text:p>
      <text:p text:style-name="Preformatted_20_Text"><text:span text:style-name="Source_20_Text"><text:s text:c="4"/>}</text:span></text:p>
      <text:p text:style-name="P2"><text:span text:style-name="Source_20_Text">}</text:span></text:p>
      <text:p text:style-name="Text_20_body"><text:soft-page-break/>No código acima, definimos um <text:span text:style-name="Strong_20_Emphasis">countableIterator </text:span>variável como uma interseção de dois types: <text:span text:style-name="Strong_20_Emphasis">Traversable </text:span>e <text:span text:style-name="Strong_20_Emphasis">Countable</text:span>. Neste caso, os dois types declarados são interfaces.</text:p>
      <text:p text:style-name="Text_20_body">Intersection Types também estão em conformidade com as regras de variância padrão do PHP já utilizadas para verificação de types e herança. Mas há duas regras adicionais com como os Intersection Types interagem com a subtipagem. Você pode ler mais sobre as <text:a xlink:type="simple" xlink:href="https://wiki.php.net/rfc/pure-intersection-types#variance" office:target-frame-name="_blank" xlink:show="new" text:style-name="Internet_20_link" text:visited-style-name="Visited_20_Internet_20_Link">regras de variância dos Intersection Types</text:a> em sua RFC.</text:p>
      <text:p text:style-name="Text_20_body">Em algumas linguagens de programação, você pode combinar UnionTypes e Intersection Types na mesma declaração. Mas o PHP 8.1 o proíbe. Portanto, sua implementação é chamada de Pure Intersection Types. No entanto, a RFC menciona que ela é “deixada como um escopo futuro”.</text:p>
      <text:h text:style-name="Heading_20_3" text:outline-level="3"><text:bookmark text:name="enums"/>Enums</text:h>
      <text:p text:style-name="Text_20_body">O PHP 8.1 está finalmente adicionando suporte para enums (também chamadas de enumerações ou types enumerados). Eles são um tipo de dados definido pelo usuário que consiste em um conjunto de valores possíveis.</text:p>
      <text:p text:style-name="Text_20_body">O exemplo mais comum de enums em linguagens de programação é o type <text:span text:style-name="Strong_20_Emphasis">booleano</text:span>, com <text:span text:style-name="Source_20_Text">true</text:span> e <text:span text:style-name="Source_20_Text">false</text:span> como dois valores possíveis. É tão comum que é utilizado em muitas <text:a xlink:type="simple" xlink:href="https://kinsta.com/pt/blog/melhor-linguagem-de-programacao/" text:style-name="Internet_20_link" text:visited-style-name="Visited_20_Internet_20_Link">linguagens de programação modernas</text:a>.</text:p>
      <text:p text:style-name="Text_20_body">De acordo com <text:a xlink:type="simple" xlink:href="https://wiki.php.net/rfc/enumerations" office:target-frame-name="_blank" xlink:show="new" text:style-name="Internet_20_link" text:visited-style-name="Visited_20_Internet_20_Link">a RFC</text:a>, enums no PHP serão restritos a “enumerações de unidades” no início:</text:p>
      <text:p text:style-name="Quotations"><text:span text:style-name="Emphasis">O escopo desta RFC está limitado a “enumerações unitárias”, ou seja, enumerações que são em si um valor, ao invés de simplesmente uma sintaxe extravagante para uma constante primitiva, e não incluem informações adicionais associadas. Esta capacidade oferece um suporte bastante expandido para modelagem de dados, definições de tipo personalizadas e comportamento no estilo monad. Enums habilitam a técnica de modelagem de “tornar os estados inválidos não representativos”, o que leva a um código mais robusto com menos necessidade de testes exaustivos.</text:span></text:p>
      <text:p text:style-name="Text_20_body">Para chegar a esta fase, a equipe do PHP estudou muitas linguagens que já suportam enumerações. A <text:a xlink:type="simple" xlink:href="https://github.com/Crell/enum-comparison" office:target-frame-name="_blank" xlink:show="new" text:style-name="Internet_20_link" text:visited-style-name="Visited_20_Internet_20_Link">pesquisa deles</text:a> descobriu que você pode categorizar as enumerações em três grupos gerais: Fancy Constants, Fancy Objects, e Tipos de dados algébricos completos (ADTs). É uma leitura interessante!</text:p>
      <text:p text:style-name="Text_20_body">PHP implementa enums “Fancy Objects”, com planos para estendê-lo para ADTs completos no futuro. Ele é conceitual e semanticamente modelado após os tipos enumerados no Swift, Rust e Kotlin, embora não seja modelado diretamente em nenhum deles.</text:p>
      <text:p text:style-name="Text_20_body">O RFC usa a famosa analogia de naipes em um baralho de cartas para explicar como funcionará:</text:p>
      <text:p text:style-name="Preformatted_20_Text"><text:span text:style-name="Source_20_Text">enum Suit {</text:span></text:p>
      <text:p text:style-name="Preformatted_20_Text"><text:span text:style-name="Source_20_Text"><text:s text:c="2"/>case Hearts;</text:span></text:p>
      <text:p text:style-name="Preformatted_20_Text"><text:span text:style-name="Source_20_Text"><text:s text:c="2"/>case Diamonds;</text:span></text:p>
      <text:p text:style-name="Preformatted_20_Text"><text:span text:style-name="Source_20_Text"><text:s text:c="2"/>case Clubs;</text:span></text:p>
      <text:p text:style-name="Preformatted_20_Text"><text:span text:style-name="Source_20_Text"><text:s text:c="2"/>case Spades;</text:span></text:p>
      <text:p text:style-name="P2"><text:span text:style-name="Source_20_Text">}</text:span></text:p>
      <text:p text:style-name="Text_20_body">Aqui, o enum <text:span text:style-name="Strong_20_Emphasis">Suit</text:span> define quatro valores possíveis: <text:span text:style-name="Strong_20_Emphasis">Hearts</text:span>, <text:span text:style-name="Strong_20_Emphasis">Diamonds</text:span>, <text:span text:style-name="Strong_20_Emphasis">Clubs</text:span> e <text:span text:style-name="Strong_20_Emphasis">Spades</text:span>. Você pode acessar esses valores diretamente usando a sintaxe: <text:span text:style-name="Source_20_Text">Suit::Hearts</text:span>, <text:span text:style-name="Source_20_Text">Suit::Diamonds</text:span>, <text:span text:style-name="Source_20_Text">Suit::Clubs</text:span>, e <text:span text:style-name="Source_20_Text">Suit::Spades</text:span>.</text:p>
      <text:p text:style-name="Text_20_body"><text:soft-page-break/>Este uso pode parecer familiar, uma vez que os enums são construídos sobre classes e objetos. Eles se comportam de forma semelhante e têm quase os requisitos exatos. Os enums compartilham os mesmos namespaces que as classes, interfaces e traços.</text:p>
      <text:p text:style-name="Text_20_body">Os enums mencionados acima são chamados de <text:span text:style-name="Strong_20_Emphasis">Pure Enums</text:span>.</text:p>
      <text:p text:style-name="Text_20_body">Você também pode definir os<text:span text:style-name="Strong_20_Emphasis"> Backed Enums </text:span>se quiser dar um valor equivalente em escala a qualquer caso. No entanto, os Backed Enums podem ter apenas um type, seja <text:span text:style-name="Source_20_Text">int</text:span> ou <text:span text:style-name="Source_20_Text">string</text:span> (nunca ambos).</text:p>
      <text:p text:style-name="Preformatted_20_Text"><text:span text:style-name="Source_20_Text">enum Suit: string {</text:span></text:p>
      <text:p text:style-name="Preformatted_20_Text"><text:span text:style-name="Source_20_Text"><text:s text:c="2"/>case Hearts = 'H';</text:span></text:p>
      <text:p text:style-name="Preformatted_20_Text"><text:span text:style-name="Source_20_Text"><text:s text:c="2"/>case Diamonds = 'D';</text:span></text:p>
      <text:p text:style-name="Preformatted_20_Text"><text:span text:style-name="Source_20_Text"><text:s text:c="2"/>case Clubs = 'C';</text:span></text:p>
      <text:p text:style-name="Preformatted_20_Text"><text:span text:style-name="Source_20_Text"><text:s text:c="2"/>case Spades = 'S';</text:span></text:p>
      <text:p text:style-name="P2"><text:span text:style-name="Source_20_Text">}</text:span></text:p>
      <text:p text:style-name="Text_20_body">Além disso, todos os diferentes casos de um enumeração apoiada devem ter um valor único. E você nunca pode misturar e pure e backed enums.</text:p>
      <text:p text:style-name="Text_20_body">A RFC se aprofunda em métodos de enumeração, métodos estáticos, constantes, expressões constantes, e muito mais. Cobri-los a todos está além do escopo deste artigo. Você pode consultar a documentação para se familiarizar com toda a sua bondade.</text:p>
      <text:h text:style-name="Heading_20_3" text:outline-level="3"><text:bookmark text:name="o-type-de-retorno-never"/>O type de retorno <text:span text:style-name="Source_20_Text">never</text:span></text:h>
      <text:p text:style-name="Text_20_body">O PHP 8.1 adiciona uma nova dica do type de retorno chamado <text:span text:style-name="Source_20_Text">never</text:span>. É super útil para usar em funções que sempre <text:span text:style-name="Source_20_Text">throw</text:span> ou <text:span text:style-name="Source_20_Text">exit</text:span>.</text:p>
      <text:p text:style-name="Text_20_body">Segundo <text:a xlink:type="simple" xlink:href="https://wiki.php.net/rfc/noreturn_type" office:target-frame-name="_blank" xlink:show="new" text:style-name="Internet_20_link" text:visited-style-name="Visited_20_Internet_20_Link">a RFC</text:a>, as funções de redirecionamento de URL que sempre <text:span text:style-name="Source_20_Text">exit</text:span> (explícita ou implicitamente) são um bom exemplo para o seu uso:</text:p>
      <text:p text:style-name="Preformatted_20_Text"><text:span text:style-name="Source_20_Text">function redirect(string $uri): never {</text:span></text:p>
      <text:p text:style-name="Preformatted_20_Text"><text:span text:style-name="Source_20_Text"><text:s text:c="4"/>header('Location: ' . $uri);</text:span></text:p>
      <text:p text:style-name="Preformatted_20_Text"><text:span text:style-name="Source_20_Text"><text:s text:c="4"/>exit();</text:span></text:p>
      <text:p text:style-name="Preformatted_20_Text"><text:span text:style-name="Source_20_Text">}</text:span></text:p>
      <text:p text:style-name="Preformatted_20_Text"><text:span text:style-name="Source_20_Text"><text:s/></text:span></text:p>
      <text:p text:style-name="Preformatted_20_Text"><text:span text:style-name="Source_20_Text">function redirectToLoginPage(): never {</text:span></text:p>
      <text:p text:style-name="Preformatted_20_Text"><text:span text:style-name="Source_20_Text"><text:s text:c="4"/>redirect('/login');</text:span></text:p>
      <text:p text:style-name="P2"><text:span text:style-name="Source_20_Text">}</text:span></text:p>
      <text:p text:style-name="Text_20_body">Uma função <text:span text:style-name="Source_20_Text">never</text:span> declarada deve satisfazer três condições:</text:p>
      <text:list xml:id="list372433451" text:style-name="L3">
        <text:list-item>
          <text:p text:style-name="P25">Não deve ter a declaração  <text:span text:style-name="Source_20_Text">return</text:span> definida explicitamente. </text:p>
        </text:list-item>
        <text:list-item>
          <text:p text:style-name="P25">Não deve ter a declaração  <text:span text:style-name="Source_20_Text">return</text:span> definida implicitamente (por exemplo, declarações <text:span text:style-name="Strong_20_Emphasis">if-else</text:span>). </text:p>
        </text:list-item>
        <text:list-item>
          <text:p text:style-name="P5">Deve terminar a sua execução com uma declaração  <text:span text:style-name="Source_20_Text">exit</text:span> (explícita ou implicitamente). </text:p>
        </text:list-item>
      </text:list>
      <text:p text:style-name="Text_20_body">O exemplo de <text:a xlink:type="simple" xlink:href="https://kinsta.com/pt/ajuda/regras-de-redirecionamento/" text:style-name="Internet_20_link" text:visited-style-name="Visited_20_Internet_20_Link">redirecionamento de URL</text:a> acima mostra tanto o uso explícito quanto implícito do tipo <text:span text:style-name="Source_20_Text">never</text:span> retorno.</text:p>
      <text:p text:style-name="Text_20_body">O type de retorno <text:span text:style-name="Source_20_Text">never</text:span> partilha muitas semelhanças com o type de retorno <text:span text:style-name="Source_20_Text">void</text:span>. Ambos asseguram que a função ou método não retorna um valor. No entanto, ele difere pelo aplicativo de regras mais estritas. Por exemplo, uma função declarada <text:span text:style-name="Source_20_Text">void</text:span> ainda pode sem um valor explícito <text:span text:style-name="Source_20_Text">return</text:span>, mas você não pode fazer o mesmo com uma função <text:span text:style-name="Source_20_Text">never</text:span> declarada.</text:p>
      <text:p text:style-name="Text_20_body"><text:soft-page-break/>Como regra geral, vá com <text:span text:style-name="Source_20_Text">void</text:span> quando você espera que o PHP continue executando após a chamada da função. Vá com <text:span text:style-name="Source_20_Text">never</text:span> quando você quer o oposto.</text:p>
      <text:p text:style-name="Text_20_body">Além disso, <text:span text:style-name="Source_20_Text">never</text:span> é definido como um tipo “inferior”. Portanto, qualquer método de classe declarado <text:span text:style-name="Source_20_Text">never</text:span> pode “nunca” mudar o seu tipo de retorno para outra coisa. No entanto, você pode estender um método declarado <text:span text:style-name="Source_20_Text">void</text:span> com um método <text:span text:style-name="Source_20_Text">never</text:span> declarado.</text:p>
      <text:h text:style-name="Heading_20_3" text:outline-level="3"><text:bookmark text:name="info"/>Info</text:h>
      <text:p text:style-name="Text_20_body">O RFC original lista o type de retorno <text:span text:style-name="Source_20_Text">never</text:span> como <text:span text:style-name="Source_20_Text">noreturn</text:span>, que era um tipo de retorno já suportado por duas ferramentas de análise estática do PHP, nomeadamente o Psalm e o PHPStan. Como isso foi proposto pelos próprios autores do Salmo e do PHPStan, eles mantiveram sua terminologia. Entretanto, devido às convenções de nomenclatura, a equipe do PHP conduziu uma pesquisa para <text:span text:style-name="Source_20_Text">noreturn</text:span> vs <text:span text:style-name="Source_20_Text">never</text:span>, sem <text:span text:style-name="Source_20_Text">never</text:span> emergir como o vencedor para sempre. Portanto, para as versões do PHP 8.1+, sempre substitua <text:span text:style-name="Source_20_Text">noreturn</text:span> por <text:span text:style-name="Source_20_Text">never</text:span>.</text:p>
      <text:h text:style-name="Heading_20_3" text:outline-level="3"><text:bookmark text:name="fibers"/>Fibers</text:h>
      <text:p text:style-name="Text_20_body">Historicamente, o código PHP tem sido quase sempre código síncrono. A execução do código para até que o resultado seja retornado, mesmo para operações de E/S. Você pode imaginar porque este processo pode tornar a execução do código mais lenta.</text:p>
      <text:p text:style-name="Text_20_body">Existem várias soluções de terceiros para superar este obstáculo para permitir aos desenvolvedores escrever código PHP de forma assíncrona, especialmente para operações de E/S simultâneas. Alguns exemplos populares incluem <text:a xlink:type="simple" xlink:href="https://amphp.org/" office:target-frame-name="_blank" xlink:show="new" text:style-name="Internet_20_link" text:visited-style-name="Visited_20_Internet_20_Link">amphp</text:a>, <text:a xlink:type="simple" xlink:href="https://reactphp.org/" office:target-frame-name="_blank" xlink:show="new" text:style-name="Internet_20_link" text:visited-style-name="Visited_20_Internet_20_Link">ReactPHP</text:a>, e <text:a xlink:type="simple" xlink:href="https://guzzlephp.org/" office:target-frame-name="_blank" xlink:show="new" text:style-name="Internet_20_link" text:visited-style-name="Visited_20_Internet_20_Link">Guzzle</text:a>.</text:p>
      <text:p text:style-name="Text_20_body">No entanto, não há uma maneira padrão de lidar com tais instâncias no PHP. Além disso, tratar código síncrono e assíncrono na mesma call stack <text:a xlink:type="simple" xlink:href="https://journal.stuffwithstuff.com/2015/02/01/what-color-is-your-function/" office:target-frame-name="_blank" xlink:show="new" text:style-name="Internet_20_link" text:visited-style-name="Visited_20_Internet_20_Link">leva a outros problemas</text:a>.</text:p>
      <text:p text:style-name="Text_20_body">Fibers são a forma do PHP lidar com o paralelismo através de threads virtuais (ou <text:a xlink:type="simple" xlink:href="https://en.wikipedia.org/wiki/Green_threads" office:target-frame-name="_blank" xlink:show="new" text:style-name="Internet_20_link" text:visited-style-name="Visited_20_Internet_20_Link">green threads</text:a>). Ela procura eliminar a diferença entre código síncrono e assíncrono, permitindo que funções PHP interrompam sem afetar toda a call stack.</text:p>
      <text:p text:style-name="Text_20_body">Aqui está o que <text:a xlink:type="simple" xlink:href="https://wiki.php.net/rfc/fibers" office:target-frame-name="_blank" xlink:show="new" text:style-name="Internet_20_link" text:visited-style-name="Visited_20_Internet_20_Link">o RFC</text:a> <text:span text:style-name="Emphasis">promete</text:span>:</text:p>
      <text:list xml:id="list948615361" text:style-name="L4">
        <text:list-item>
          <text:p text:style-name="P26">Adicionar suporte para Fibers ao PHP. </text:p>
        </text:list-item>
        <text:list-item>
          <text:p text:style-name="P26">Apresentar uma nova classe de Fiber e a correspondente classe de reflexão ReflectionFiber. </text:p>
        </text:list-item>
        <text:list-item>
          <text:p text:style-name="P26">Adicionar as classes de exceção FiberError e FiberExit para representar erros. </text:p>
        </text:list-item>
        <text:list-item>
          <text:p text:style-name="P6">Fibers permitem implementações transparentes de E/S sem bloqueio das interfaces existentes (PSR-7, Doctrine ORM, etc.). Isso porque o objeto placeholder (promessa) é eliminado. Ao invés disso, as funções podem declarar o tipo de resultado de I/O em vez de um objeto placeholder que não pode especificar um tipo de resolução porque o PHP não suporta genéricos. </text:p>
        </text:list-item>
      </text:list>
      <text:p text:style-name="Text_20_body">Você pode usar Fibers para desenvolver funções de PHP com full-stack e interruptível, que você pode então usar para implementar multitarefas cooperativas em PHP. Como Fibers pausa toda a <text:a xlink:type="simple" xlink:href="https://kinsta.com/pt/ajuda/ferramenta-apm/#stack-trace" text:style-name="Internet_20_link" text:visited-style-name="Visited_20_Internet_20_Link">execution stack</text:a>, você pode ficar tranquilo sabendo que não prejudicará o resto do seu código.</text:p>
      <text:p text:style-name="Text_20_body">Gráfico que ilustra o fluxo de execução do código PHP com Fibers.</text:p>
      <text:p text:style-name="Text_20_body">Para ilustrar o uso de Fibers, o seu RFC usa este exemplo simples:</text:p>
      <text:p text:style-name="Preformatted_20_Text"><text:soft-page-break/><text:span text:style-name="Source_20_Text">$fiber = new Fiber(function (): void {</text:span></text:p>
      <text:p text:style-name="Preformatted_20_Text"><text:span text:style-name="Source_20_Text"><text:s text:c="4"/>$value = Fiber::suspend('fiber');</text:span></text:p>
      <text:p text:style-name="Preformatted_20_Text"><text:span text:style-name="Source_20_Text"><text:s text:c="4"/>echo "Value used to resume fiber: ", $value, "\n";</text:span></text:p>
      <text:p text:style-name="Preformatted_20_Text"><text:span text:style-name="Source_20_Text">});</text:span></text:p>
      <text:p text:style-name="Preformatted_20_Text"><text:span text:style-name="Source_20_Text"><text:s/></text:span></text:p>
      <text:p text:style-name="Preformatted_20_Text"><text:span text:style-name="Source_20_Text">$value = $fiber-&gt;start();</text:span></text:p>
      <text:p text:style-name="Preformatted_20_Text"><text:span text:style-name="Source_20_Text"><text:s/></text:span></text:p>
      <text:p text:style-name="Preformatted_20_Text"><text:span text:style-name="Source_20_Text">echo "Value from fiber suspending: ", $value, "\n";</text:span></text:p>
      <text:p text:style-name="Preformatted_20_Text"><text:span text:style-name="Source_20_Text"><text:s/></text:span></text:p>
      <text:p text:style-name="P2"><text:span text:style-name="Source_20_Text">$fiber-&gt;resume('test');</text:span></text:p>
      <text:p text:style-name="Text_20_body">Você está criando uma “Fiber” no código acima e suspendendo-a imediatamente com a <text:span text:style-name="Source_20_Text">fiber</text:span> da string. A declaração de <text:span text:style-name="Source_20_Text">echo</text:span> serve como um sinal visual para a retomada da Fiber .</text:p>
      <text:p text:style-name="Text_20_body">Você pode recuperar o valor desta string a partir da chamada para <text:span text:style-name="Source_20_Text">$fiber-&gt; start()</text:span>.</text:p>
      <text:p text:style-name="Text_20_body">Em seguida, você retoma a Fiber com a string “test”, que é retornada da chamada para <text:span text:style-name="Source_20_Text">Fiber::suspend()</text:span>. A execução completa do código resulta em uma saída que lê:</text:p>
      <text:p text:style-name="Preformatted_20_Text"><text:span text:style-name="Source_20_Text">Value from fiber suspending: fiber</text:span></text:p>
      <text:p text:style-name="P2"><text:span text:style-name="Source_20_Text">Value used to resume fiber: test</text:span></text:p>
      <text:p text:style-name="Text_20_body">Esse é o exemplo de barebones textbook do PHP Fibers no trabalho. <text:a xlink:type="simple" xlink:href="https://github.com/nox7/async-php-8-io-http" office:target-frame-name="_blank" xlink:show="new" text:style-name="Internet_20_link" text:visited-style-name="Visited_20_Internet_20_Link"><text:span text:style-name="T1">Aqui está outro exemplo de Fibers</text:span></text:a> de <text:span text:style-name="T1">realizar sete pedidos de GET assíncronos.</text:span></text:p>
      <text:p text:style-name="Text_20_body">Com tudo o que foi dito e feito, a maioria dos desenvolvedores de PHP nunca irão lidar com Fibers diretamente. E a RFC até sugere o mesmo:</text:p>
      <text:p text:style-name="Quotations"><text:span text:style-name="Emphasis">Fibers são um recurso avançado que a maioria dos usuários não irá usar diretamente. Este recurso é destinado principalmente aos autores de bibliotecas e framework para fornecer um loop de eventos e uma API de programação assíncrona. As Fibers permitem integrar perfeitamente a execução assíncrona de código em código síncrono em qualquer ponto sem a necessidade de modificar a call stack de aplicativo ou adicionar o código boilerplate.</text:span></text:p>
      <text:p text:style-name="Quotations"><text:span text:style-name="Emphasis">Não se espera que o Fiber API seja usado diretamente no código em nível de aplicativo. Fibers fornecem um API básico de baixo nível de controle de fluxo para criar abstrações de nível superior que são então utilizadas em código de aplicativo.</text:span></text:p>
      <text:p text:style-name="Text_20_body">Considerando seus benefícios de desempenho, você pode esperar que as bibliotecas e frameworks PHP aproveitem esta nova funcionalidade. Será interessante ver como elas implementam as Fibers dentro do seu ecossistema.</text:p>
      <text:h text:style-name="Heading_20_3" text:outline-level="3"><text:bookmark text:name="novas-propriedades-readonly"/>Novas propriedades <text:span text:style-name="Source_20_Text">readonly</text:span></text:h>
      <text:p text:style-name="Text_20_body">O PHP 8.1 adiciona suporte para propriedades <text:span text:style-name="Source_20_Text">readonly</text:span>. Elas só podem ser inicializadas uma vez a partir do escopo onde são declaradas. Uma vez inicializados, você não pode modificar o valor deles nunca. Fazendo isso, você pode lançar uma exceção de <text:span text:style-name="Strong_20_Emphasis">erro</text:span>.</text:p>
      <text:p text:style-name="Text_20_body"><text:a xlink:type="simple" xlink:href="https://wiki.php.net/rfc/readonly_properties_v2" office:target-frame-name="_blank" xlink:show="new" text:style-name="Internet_20_link" text:visited-style-name="Visited_20_Internet_20_Link">RFC</text:a> diz:</text:p>
      <text:p text:style-name="Quotations"><text:span text:style-name="Emphasis">Uma propriedade </text:span><text:span text:style-name="Emphasis"><text:span text:style-name="Strong_20_Emphasis">readonly </text:span></text:span><text:span text:style-name="Emphasis">só pode ser inicializada uma vez, e apenas a partir do âmbito onde foi declarada. Qualquer outra atribuição ou modificação da propriedade resultará em uma exceção de erro.</text:span></text:p>
      <text:p text:style-name="Text_20_body"><text:soft-page-break/>Aqui está um exemplo de como você pode usá-lo:</text:p>
      <text:p text:style-name="Preformatted_20_Text"><text:span text:style-name="Source_20_Text">class Test {</text:span></text:p>
      <text:p text:style-name="Preformatted_20_Text"><text:span text:style-name="Source_20_Text"><text:s text:c="4"/>public readonly string $kinsta;</text:span></text:p>
      <text:p text:style-name="Preformatted_20_Text"><text:span text:style-name="Source_20_Text"><text:s/></text:span></text:p>
      <text:p text:style-name="Preformatted_20_Text"><text:span text:style-name="Source_20_Text"><text:s text:c="4"/>public function __construct(string $kinsta) {</text:span></text:p>
      <text:p text:style-name="Preformatted_20_Text"><text:span text:style-name="Source_20_Text"><text:s text:c="8"/>// Legal initialization.</text:span></text:p>
      <text:p text:style-name="Preformatted_20_Text"><text:span text:style-name="Source_20_Text"><text:s text:c="8"/>$this-&gt;kinsta = $kinsta;</text:span></text:p>
      <text:p text:style-name="Preformatted_20_Text"><text:span text:style-name="Source_20_Text"><text:s text:c="4"/>}</text:span></text:p>
      <text:p text:style-name="P2"><text:span text:style-name="Source_20_Text">}</text:span></text:p>
      <text:p text:style-name="Text_20_body">Uma vez inicializado, não há volta a dar. Ter esta funcionalidade cozinhada em PHP reduz muito o código boilerplate  que é frequentemente usada para ativar esta funcionalidade.</text:p>
      <text:p text:style-name="Text_20_body">A propriedade <text:span text:style-name="Source_20_Text">readonly</text:span> oferece uma forte garantia de imutabilidade, tanto dentro como fora da classe. Não importa o código que corre no meio. Chamando uma propriedade <text:span text:style-name="Source_20_Text">readonly</text:span> irá sempre devolver o mesmo valor.</text:p>
      <text:p text:style-name="Text_20_body">No entanto, o uso da propriedade <text:span text:style-name="Source_20_Text">readonly</text:span> pode não ser o ideal em casos de uso específico. Por exemplo, você só pode usá-los ao lado de um <text:a xlink:type="simple" xlink:href="https://kinsta.com/pt/blog/php-7-4/#typed-properties" text:style-name="Internet_20_link" text:visited-style-name="Visited_20_Internet_20_Link">bem digitado</text:a> porque as declarações sem um tipo são implicitamente <text:span text:style-name="Source_20_Text">null</text:span> e não podem ser <text:span text:style-name="Source_20_Text">readonly</text:span>.</text:p>
      <text:p text:style-name="Text_20_body">Além disso, definir uma propriedade <text:span text:style-name="Source_20_Text">readonly</text:span> não torna os objetos imutáveis. A propriedade <text:span text:style-name="Source_20_Text">readonly</text:span> irá segurar o mesmo objeto, mas esse objeto em si pode mudar.</text:p>
      <text:p text:style-name="Text_20_body">Outra questão menor com esta propriedade é que não se pode cloná-la. Já há uma <text:a xlink:type="simple" xlink:href="https://stitcher.io/blog/cloning-readonly-properties-in-php-81" office:target-frame-name="_blank" xlink:show="new" text:style-name="Internet_20_link" text:visited-style-name="Visited_20_Internet_20_Link">solução para este caso de uso em particular</text:a>. Se for necessário, investigue isso.</text:p>
      <text:h text:style-name="Heading_20_3" text:outline-level="3"><text:bookmark text:name="definir-constantes-de-classe-final"/>Definir constantes de classe <text:span text:style-name="Source_20_Text">final</text:span></text:h>
      <text:p text:style-name="Text_20_body">A partir do PHP 8.0, você pode sobrepor constantes de classe com suas child classes. É devido à forma como a herança é implementada no PHP.</text:p>
      <text:p text:style-name="Text_20_body">Aqui está um exemplo de como você pode anular o valor de uma constante declarada anteriormente:</text:p>
      <text:p text:style-name="Preformatted_20_Text"><text:span text:style-name="Source_20_Text">class Moo</text:span></text:p>
      <text:p text:style-name="Preformatted_20_Text"><text:span text:style-name="Source_20_Text">{</text:span></text:p>
      <text:p text:style-name="Preformatted_20_Text"><text:span text:style-name="Source_20_Text"><text:s text:c="4"/>public const M = "moo";</text:span></text:p>
      <text:p text:style-name="Preformatted_20_Text"><text:span text:style-name="Source_20_Text">}</text:span></text:p>
      <text:p text:style-name="Preformatted_20_Text"><text:span text:style-name="Source_20_Text"><text:s/></text:span></text:p>
      <text:p text:style-name="Preformatted_20_Text"><text:span text:style-name="Source_20_Text">class Meow extends Moo</text:span></text:p>
      <text:p text:style-name="Preformatted_20_Text"><text:span text:style-name="Source_20_Text">{</text:span></text:p>
      <text:p text:style-name="Preformatted_20_Text"><text:span text:style-name="Source_20_Text"><text:s text:c="4"/>public const M = "meow";</text:span></text:p>
      <text:p text:style-name="P2"><text:span text:style-name="Source_20_Text">} <text:s/></text:span></text:p>
      <text:p text:style-name="Text_20_body">Agora, se as vacas querem ficar mais rígidas com o comportamento dos gatos (pelo menos com constantes), elas podem fazê-lo com o novo modificador <text:span text:style-name="Source_20_Text">final</text:span> do PHP 8.1.</text:p>
      <text:p text:style-name="Text_20_body">Uma vez declarada uma constante como <text:span text:style-name="Source_20_Text">final</text:span>, isso significa que.</text:p>
      <text:p text:style-name="Preformatted_20_Text"><text:span text:style-name="Source_20_Text">class Moo</text:span></text:p>
      <text:p text:style-name="Preformatted_20_Text"><text:span text:style-name="Source_20_Text">{</text:span></text:p>
      <text:p text:style-name="Preformatted_20_Text"><text:span text:style-name="Source_20_Text"><text:s text:c="4"/>final public const M = "moo";</text:span></text:p>
      <text:p text:style-name="Preformatted_20_Text"><text:span text:style-name="Source_20_Text">}</text:span></text:p>
      <text:p text:style-name="Preformatted_20_Text"><text:span text:style-name="Source_20_Text"><text:s/></text:span></text:p>
      <text:p text:style-name="Preformatted_20_Text"><text:span text:style-name="Source_20_Text">class Meow extends Moo</text:span></text:p>
      <text:p text:style-name="Preformatted_20_Text"><text:span text:style-name="Source_20_Text">{</text:span></text:p>
      <text:p text:style-name="Preformatted_20_Text"><text:soft-page-break/><text:span text:style-name="Source_20_Text"><text:s text:c="4"/>public const M = "meow";</text:span></text:p>
      <text:p text:style-name="Preformatted_20_Text"><text:span text:style-name="Source_20_Text">}</text:span></text:p>
      <text:p text:style-name="Preformatted_20_Text"><text:span text:style-name="Source_20_Text"><text:s/></text:span></text:p>
      <text:p text:style-name="P2"><text:span text:style-name="Source_20_Text">// Fatal error: Meow::M cannot override final constant Moo::M</text:span></text:p>
      <text:p text:style-name="Text_20_body">Você pode ler mais sobre isso nas <text:a xlink:type="simple" xlink:href="https://wiki.php.net/rfc/final_class_const" office:target-frame-name="_blank" xlink:show="new" text:style-name="Internet_20_link" text:visited-style-name="Visited_20_Internet_20_Link">constantes finais da classe</text:a> PHP RFC.</text:p>
      <text:h text:style-name="Heading_20_3" text:outline-level="3"><text:bookmark text:name="novas-funes-fsync-e-fdatasync"/><text:span text:style-name="Strong_20_Emphasis">Novas funções</text:span> <text:span text:style-name="Source_20_Text">fsync()</text:span> e <text:span text:style-name="Source_20_Text">fdatasync()</text:span></text:h>
      <text:p text:style-name="Text_20_body">O PHP 8.1 adiciona duas novas funções de sistema de arquivos chamadas <text:span text:style-name="Source_20_Text">fsync()</text:span> e <text:span text:style-name="Source_20_Text">fdatasync()</text:span>. Eles vão parecer familiares para aqueles usados para <text:a xlink:type="simple" xlink:href="https://linux.die.net/man/2/fsync" office:target-frame-name="_blank" xlink:show="new" text:style-name="Internet_20_link" text:visited-style-name="Visited_20_Internet_20_Link">funções Linux com o mesmo nome</text:a>. Isso é porque elas são relacionadas, apenas implementadas para o PHP.</text:p>
      <text:p text:style-name="Text_20_body">Na verdade, esta adição já devia ter sido feita há muito tempo. PHP é uma das poucas linguagens principais de programação que ainda não implementou <text:a xlink:type="simple" xlink:href="https://wiki.php.net/rfc/fsync_function" office:target-frame-name="_blank" xlink:show="new" text:style-name="Internet_20_link" text:visited-style-name="Visited_20_Internet_20_Link">fsync() e fdatasync()</text:a> – ou seja, <text:a xlink:type="simple" xlink:href="https://wiki.php.net/rfc/fsync_function" office:target-frame-name="_blank" xlink:show="new" text:style-name="Internet_20_link" text:visited-style-name="Visited_20_Internet_20_Link">até o PHP 8.1</text:a>.</text:p>
      <text:p text:style-name="Text_20_body">A função <text:span text:style-name="Source_20_Text">fsync()</text:span> é similar à função <text:span text:style-name="Source_20_Text">fflush()</text:span> existente no PHP, mas ela difere significativamente de uma maneira. Enquanto <text:span text:style-name="Source_20_Text">fflush()</text:span> descarrega os buffers internos da aplicativo para o SO, <text:span text:style-name="Source_20_Text">fsync()</text:span> vai um passo além e assegura que os buffers internos sejam descarregados para o <text:a xlink:type="simple" xlink:href="https://kinsta.com/pt/blog/o-que-e-ssd/" text:style-name="Internet_20_link" text:visited-style-name="Visited_20_Internet_20_Link">armazenamento</text:a> físico. Isso garante uma escrita completa e persistente para que você possa recuperar os dados mesmo após um aplicativo ou falha do sistema.</text:p>
      <text:p text:style-name="Text_20_body">Aqui está um exemplo de como você pode usá-lo.</text:p>
      <text:p text:style-name="Preformatted_20_Text"><text:span text:style-name="Source_20_Text">$doc = 'kinsta.txt';</text:span></text:p>
      <text:p text:style-name="Preformatted_20_Text"/>
      <text:p text:style-name="Preformatted_20_Text"><text:span text:style-name="Source_20_Text">$kin = fopen($doc, 'ki');</text:span></text:p>
      <text:p text:style-name="Preformatted_20_Text"><text:span text:style-name="Source_20_Text">fwrite($kin, 'doc info');</text:span></text:p>
      <text:p text:style-name="Preformatted_20_Text"><text:span text:style-name="Source_20_Text">fwrite($kin, "\r\n");</text:span></text:p>
      <text:p text:style-name="Preformatted_20_Text"><text:span text:style-name="Source_20_Text">fwrite($kin, 'more info');</text:span></text:p>
      <text:p text:style-name="Preformatted_20_Text"/>
      <text:p text:style-name="Preformatted_20_Text"><text:span text:style-name="Source_20_Text">fsync($kin);</text:span></text:p>
      <text:p text:style-name="P2"><text:span text:style-name="Source_20_Text">fclose($kin);</text:span></text:p>
      <text:p text:style-name="Text_20_body">Adicionar a chamada <text:span text:style-name="Source_20_Text">fsync()</text:span> no final garante que qualquer dado armazenado no PHP ou no buffer interno do sistema operacional seja gravado no armazenamento. Todas as outras execuções de código são bloqueadas até lá.</text:p>
      <text:p text:style-name="Text_20_body">Sua função relacionada é <text:span text:style-name="Source_20_Text">fdatasync()</text:span>. Use-o para sincronizar dados, mas não necessariamente metadados. Para dados cujos metadados não são essenciais, esta chamada de função torna o processo de escrita um pouco mais rápido.</text:p>
      <text:p text:style-name="Text_20_body">No entanto, você deve notar que o PHP 8.1 ainda não suporta <text:span text:style-name="Source_20_Text">fdatasync()</text:span> totalmente no Windows. Ele simplesmente age como um pseudônimo de <text:span text:style-name="Source_20_Text">fsync()</text:span>. No POSIX, <text:span text:style-name="Source_20_Text">fdatasync()</text:span> é devidamente implementado.</text:p>
      <text:h text:style-name="Heading_20_3" text:outline-level="3"><text:bookmark text:name="nova-funo-array_is_list"/><text:span text:style-name="Strong_20_Emphasis">Nova função</text:span> <text:span text:style-name="Source_20_Text">array_is_list()</text:span></text:h>
      <text:p text:style-name="Text_20_body">As arrays PHP podem conter tanto o integer como as teclas de string. Isso significa que você pode usá-las para várias coisas, incluindo listas, tabelas de hash, dicionários, coleções, pilhas, filas, e muito mais. Você pode até mesmo ter arrays dentro de arrays, criando arrays multidimensionais.</text:p>
      <text:p text:style-name="Text_20_body"><text:soft-page-break/>Você pode verificar eficientemente se uma determinada entrada é um array, mas não é tão fácil verificar se ela tem algum offsets de array em falta, chaves fora de ordem, etc. Em resumo, você não pode verificar rapidamente se um array é uma lista.</text:p>
      <text:p text:style-name="Text_20_body">A <text:a xlink:type="simple" xlink:href="https://wiki.php.net/rfc/is_list" office:target-frame-name="_blank" xlink:show="new" text:style-name="Internet_20_link" text:visited-style-name="Visited_20_Internet_20_Link">funçãoarray_is_list()</text:a> verifica se as chaves de um array estão em ordem sequencial a partir de <text:span text:style-name="Source_20_Text">0</text:span>, e sem lacunas. Se todas as condições forem satisfeitas, ela retornará <text:span text:style-name="Source_20_Text">true</text:span>. Por padrão, ela também retorna <text:span text:style-name="Source_20_Text">true</text:span> para arrays vazios.</text:p>
      <text:p text:style-name="Text_20_body">Aqui estão alguns exemplos de como usá-lo com condições <text:span text:style-name="Source_20_Text">true</text:span> e <text:span text:style-name="Source_20_Text">false</text:span> preenchidas:</text:p>
      <text:p text:style-name="Preformatted_20_Text"><text:span text:style-name="Source_20_Text">// true array_is_list() examples</text:span></text:p>
      <text:p text:style-name="Preformatted_20_Text"><text:span text:style-name="Source_20_Text">array_is_list([]); // true</text:span></text:p>
      <text:p text:style-name="Preformatted_20_Text"><text:span text:style-name="Source_20_Text">array_is_list([1, 2, 3]); // true</text:span></text:p>
      <text:p text:style-name="Preformatted_20_Text"><text:span text:style-name="Source_20_Text">array_is_list(['cats', 2, 3]); // true</text:span></text:p>
      <text:p text:style-name="Preformatted_20_Text"><text:span text:style-name="Source_20_Text">array_is_list(['cats', 'dogs']); // true</text:span></text:p>
      <text:p text:style-name="Preformatted_20_Text"><text:span text:style-name="Source_20_Text">array_is_list([0 =&gt; 'cats', 'dogs']); // true</text:span></text:p>
      <text:p text:style-name="Preformatted_20_Text"><text:span text:style-name="Source_20_Text">array_is_list([0 =&gt; 'cats', 1 =&gt; 'dogs']); // true </text:span></text:p>
      <text:p text:style-name="Preformatted_20_Text"/>
      <text:p text:style-name="Preformatted_20_Text"><text:span text:style-name="Source_20_Text">// false array_is_list() examples </text:span></text:p>
      <text:p text:style-name="Preformatted_20_Text"><text:span text:style-name="Source_20_Text">array_is_list([1 =&gt; 'cats', 'dogs']); // as first key isn't 0</text:span></text:p>
      <text:p text:style-name="Preformatted_20_Text"><text:span text:style-name="Source_20_Text">array_is_list([1 =&gt; 'cats', 0 =&gt; 'dogs']); // keys are out of order</text:span></text:p>
      <text:p text:style-name="Preformatted_20_Text"><text:span text:style-name="Source_20_Text">array_is_list([0 =&gt; 'cats', 'bark' =&gt; 'dogs']); // non-integer keys</text:span></text:p>
      <text:p text:style-name="P2"><text:span text:style-name="Source_20_Text">array_is_list([0 =&gt; 'cats', 2 =&gt; 'dogs']); // gap in between keys </text:span></text:p>
      <text:p text:style-name="Text_20_body">Uma lista de array PHP com chaves fora de ordem é <text:a xlink:type="simple" xlink:href="https://kinsta.com/pt/blog/seguranca-wordpres/#2-use-latest-php-version" text:style-name="Internet_20_link" text:visited-style-name="Visited_20_Internet_20_Link">uma fonte potencial de bugs</text:a>. Usar esta função para impor uma estrita adesão aos requisitos da <text:span text:style-name="Strong_20_Emphasis">lista </text:span>antes de avançar com a execução do código é uma grande adição ao PHP.</text:p>
      <text:h text:style-name="Heading_20_3" text:outline-level="3"><text:bookmark text:name="novas-funes-sodium-xchacha20"/>Novas Funções Sodium XChaCha20</text:h>
      <text:p text:style-name="Text_20_body">O Sodium é uma biblioteca criptográfica moderna e fácil de usar para criptografia, decodificação, hashing de <text:a xlink:type="simple" xlink:href="https://kinsta.com/pt/blog/gerenciadores-de-senhas/" text:style-name="Internet_20_link" text:visited-style-name="Visited_20_Internet_20_Link">senhas</text:a>, assinaturas e muito mais. O <text:a xlink:type="simple" xlink:href="https://pecl.php.net/package/libsodium" office:target-frame-name="_blank" xlink:show="new" text:style-name="Internet_20_link" text:visited-style-name="Visited_20_Internet_20_Link">pacote PECL libsodium</text:a> adiciona um wrapper para o Sodium para que os desenvolvedores de PHP possam usá-lo.</text:p>
      <text:p text:style-name="Text_20_body">Mesmo <text:a xlink:type="simple" xlink:href="https://doc.libsodium.org/libsodium_users" office:target-frame-name="_blank" xlink:show="new" text:style-name="Internet_20_link" text:visited-style-name="Visited_20_Internet_20_Link">empresas líderes em tecnologia</text:a> como Facebook, Discord, Malwarebytes e Valve usam libsodium para proteger seus usuários com conexões rápidas e seguras.</text:p>
      <text:p text:style-name="Text_20_body">libsodium suporta o <text:a xlink:type="simple" xlink:href="https://www.cryptopp.com/wiki/XChaCha20" office:target-frame-name="_blank" xlink:show="new" text:style-name="Internet_20_link" text:visited-style-name="Visited_20_Internet_20_Link">algoritmo de encriptação XChaCha20</text:a> para encriptar e desencriptar dados, especialmente para encriptação de fluxo. Da mesma forma, a extensão libsodium da PECL já suporta o XChaCha20, mas apenas com código de autenticação de mensagens Poly1305.</text:p>
      <text:p text:style-name="Text_20_body">Muitas aplicações PHP usam o XChaCha20 diretamente para criptografia de fluxo. Para facilitar as coisas, começando com o PHP 8.1, você terá três novas funções para criptografar ou decodificar dados com o XChaCha20 sem autenticação envolvida. Este modo é chamado de “modo desconectado”.</text:p>
      <text:p text:style-name="Text_20_body">As funções do XChaCha20 recentemente introduzidas são:</text:p>
      <text:list xml:id="list3149083179" text:style-name="L5">
        <text:list-item>
          <text:p text:style-name="P27"><text:span text:style-name="Source_20_Text">sodium_crypto_stream_xchacha20_keygen</text:span>: Devolve uma chave aleatória segura para uso com sodium_crypto_stream_xchacha20. </text:p>
        </text:list-item>
        <text:list-item>
          <text:p text:style-name="P27"><text:span text:style-name="Source_20_Text">sodium_crypto_stream_xchacha20</text:span>: Expande o keystream e o nonce para um keystream de bytes pseudorandômicos. </text:p>
        </text:list-item>
        <text:list-item>
          <text:p text:style-name="P7"><text:span text:style-name="Source_20_Text">sodium_crypto_stream_xchacha20_xor</text:span>: Criptografa uma mensagem usando uma nonce e uma chave secreta (sem autenticação). </text:p>
        </text:list-item>
      </text:list>
      <text:p text:style-name="Text_20_body"><text:soft-page-break/>Adicionalmente, existem duas novas constantes PHP definidas no namespace global:</text:p>
      <text:list xml:id="list3114646648" text:style-name="L6">
        <text:list-item>
          <text:p text:style-name="P28"><text:span text:style-name="Source_20_Text">SODIUM_CRYPTO_STREAM_XCHACHA20_KEYBYTES</text:span> (atribuído <text:span text:style-name="Strong_20_Emphasis">32</text:span>) </text:p>
        </text:list-item>
        <text:list-item>
          <text:p text:style-name="P8"><text:span text:style-name="Source_20_Text">SODIUM_CRYPTO_STREAM_XCHACHA20_NONCEBYTES</text:span> (atribuído <text:span text:style-name="Strong_20_Emphasis">24</text:span>) </text:p>
        </text:list-item>
      </text:list>
      <text:p text:style-name="Text_20_body">Use-o com cuidado, no entanto. Como é sem autenticação, a operação de desencriptação é vulnerável a ataques de texto criptografado comuns.</text:p>
      <text:p text:style-name="Text_20_body">Você pode ler mais sobre seu uso e requisitos na <text:a xlink:type="simple" xlink:href="https://github.com/php/php-src/pull/6868" office:target-frame-name="_blank" xlink:show="new" text:style-name="Internet_20_link" text:visited-style-name="Visited_20_Internet_20_Link">página do GitHub</text:a>.</text:p>
      <text:h text:style-name="Heading_20_3" text:outline-level="3"><text:bookmark text:name="nova-classe-intldatepatterngenerator"/>Nova Classe IntlDatePatternGenerator</text:h>
      <text:p text:style-name="Text_20_body">A biblioteca subjacente da UTI do PHP suporta a criação de <text:a xlink:type="simple" xlink:href="https://kinsta.com/pt/blog/plugin-calendario-wordpress/" text:style-name="Internet_20_link" text:visited-style-name="Visited_20_Internet_20_Link">formatos de data e hora</text:a> localizados, mas não é totalmente personalizável.</text:p>
      <text:p text:style-name="Text_20_body">Por exemplo, se você quiser criar formatos de dados e horários específicos até o PHP 8.0, você pode usar a <text:a xlink:type="simple" xlink:href="https://www.php.net/manual/en/class.intldateformatter.php" office:target-frame-name="_blank" xlink:show="new" text:style-name="Internet_20_link" text:visited-style-name="Visited_20_Internet_20_Link">constante IntlDateFormatter predefinida</text:a> para fazê-lo de 6 maneiras:</text:p>
      <text:list xml:id="list4052937542" text:style-name="L7">
        <text:list-item>
          <text:p text:style-name="P29"><text:span text:style-name="Strong_20_Emphasis"><text:span text:style-name="Source_20_Text">IntlDateFormatter::LONG</text:span></text:span><text:span text:style-name="Strong_20_Emphasis">:</text:span> Mais longo, como <text:span text:style-name="Strong_20_Emphasis">10 de novembro de 2017 </text:span>ou <text:span text:style-name="Strong_20_Emphasis">23:22:33pm</text:span> </text:p>
        </text:list-item>
        <text:list-item>
          <text:p text:style-name="P29"><text:span text:style-name="Strong_20_Emphasis"><text:span text:style-name="Source_20_Text">IntlDateFormatter::MEDIUM</text:span></text:span><text:span text:style-name="Strong_20_Emphasis">:</text:span> Um pouco mais curto, como <text:span text:style-name="Strong_20_Emphasis">10 de novembro de 2017</text:span> </text:p>
        </text:list-item>
        <text:list-item>
          <text:p text:style-name="P9"><text:span text:style-name="Strong_20_Emphasis"><text:span text:style-name="Source_20_Text">IntlDateFormatter::SHORT</text:span></text:span><text:span text:style-name="Strong_20_Emphasis">:</text:span> Apenas numérico, como <text:span text:style-name="Strong_20_Emphasis">10/11/17 </text:span>ou <text:span text:style-name="Strong_20_Emphasis">23:22h</text:span> </text:p>
        </text:list-item>
      </text:list>
      <text:p text:style-name="Text_20_body">Cada uma delas também tem suas próprias variantes <text:span text:style-name="Source_20_Text">RELATIVE_</text:span>, que define a formatação da data dentro de um intervalo limitado, antes ou depois da data atual. Em PHP, os valores são <text:span text:style-name="Strong_20_Emphasis">yesterday</text:span>, <text:span text:style-name="Strong_20_Emphasis">today</text:span>, e <text:span text:style-name="Strong_20_Emphasis">tomorrow</text:span>.</text:p>
      <text:p text:style-name="Text_20_body">Digamos que você queira usar a versão longa para o ano e a versão curta para o mês, como <text:span text:style-name="Strong_20_Emphasis">10/11/2017</text:span>. A partir do PHP 8.0, você não pode.</text:p>
      <text:p text:style-name="Text_20_body">No PHP 8.1+, você pode especificar quais formatos usar para a data, mês e hora com a nova classe <text:span text:style-name="Strong_20_Emphasis">IntlDatePatternGenerator</text:span>. Você pode deixar a ordem exata desses componentes para o formatador.</text:p>
      <text:p text:style-name="Text_20_body">Você deve observar que embora esta classe tenha apenas a palavra <text:span text:style-name="Strong_20_Emphasis">Date</text:span>, ela é consistente com o <text:span text:style-name="Strong_20_Emphasis">DateTimePatternGenerator </text:span>da UTI. Isso significa que você também pode usá-lo para criar formatos de tempo flexíveis. Para simplificar a nomenclatura, a equipe PHP escolheu o termo mais curto <text:span text:style-name="Strong_20_Emphasis">IntlDatePatternGenerator.</text:span></text:p>
      <text:p text:style-name="Text_20_body">Aqui está um exemplo direto do <text:a xlink:type="simple" xlink:href="https://wiki.php.net/rfc/intldatetimepatterngenerator" office:target-frame-name="_blank" xlink:show="new" text:style-name="Internet_20_link" text:visited-style-name="Visited_20_Internet_20_Link">seu RFC</text:a>:</text:p>
      <text:p text:style-name="Preformatted_20_Text"><text:span text:style-name="Source_20_Text">$skeleton = "YYYYMMdd";</text:span></text:p>
      <text:p text:style-name="Preformatted_20_Text"><text:span text:style-name="Source_20_Text"><text:s/></text:span></text:p>
      <text:p text:style-name="Preformatted_20_Text"><text:span text:style-name="Source_20_Text">$today = \DateTimeImmutable::createFromFormat('Y-m-d', '2021-04-24');</text:span></text:p>
      <text:p text:style-name="Preformatted_20_Text"><text:span text:style-name="Source_20_Text"><text:s/></text:span></text:p>
      <text:p text:style-name="Preformatted_20_Text"><text:span text:style-name="Source_20_Text">$dtpg = new \IntlDatePatternGenerator("de_DE");</text:span></text:p>
      <text:p text:style-name="Preformatted_20_Text"><text:span text:style-name="Source_20_Text">$pattern = $dtpg-&gt;getBestPattern($skeleton);</text:span></text:p>
      <text:p text:style-name="Preformatted_20_Text"><text:span text:style-name="Source_20_Text">echo "de: ", \IntlDateFormatter::formatObject($today, $pattern, "de_DE"), "\n";</text:span></text:p>
      <text:p text:style-name="Preformatted_20_Text"><text:span text:style-name="Source_20_Text"><text:s/></text:span></text:p>
      <text:p text:style-name="Preformatted_20_Text"><text:span text:style-name="Source_20_Text">$dtpg = new \IntlDatePatternGenerator("en_US");</text:span></text:p>
      <text:p text:style-name="Preformatted_20_Text"><text:span text:style-name="Source_20_Text">$pattern = $dtpg-&gt;getBestPattern($skeleton), "\n";</text:span></text:p>
      <text:p text:style-name="Preformatted_20_Text"><text:span text:style-name="Source_20_Text">echo "en: ", \IntlDateFormatter::formatObject($today, $pattern, "en_US"), "\n";</text:span></text:p>
      <text:p text:style-name="Preformatted_20_Text"><text:span text:style-name="Source_20_Text"><text:s/></text:span></text:p>
      <text:p text:style-name="Preformatted_20_Text"><text:span text:style-name="Source_20_Text">/*</text:span></text:p>
      <text:p text:style-name="Preformatted_20_Text"><text:span text:style-name="Source_20_Text">de: 24.04.2021</text:span></text:p>
      <text:p text:style-name="Preformatted_20_Text"><text:soft-page-break/><text:span text:style-name="Source_20_Text">en: 04/24/2021</text:span></text:p>
      <text:p text:style-name="P2"><text:span text:style-name="Source_20_Text">*/</text:span></text:p>
      <text:p text:style-name="Text_20_body">No código acima, a variável <text:span text:style-name="Strong_20_Emphasis">skeleton </text:span>define os formatos específicos de data ou hora a usar. No entanto, o formatador lida com a ordem do resultado final.</text:p>
      <text:h text:style-name="Heading_20_3" text:outline-level="3"><text:bookmark text:name="suporte-para-o-formato-de-imagem-avif"/>Suporte para o formato de imagem AVIF</text:h>
      <text:p text:style-name="Text_20_body">AVIF, ou AV1 Image File Format, é um <text:a xlink:type="simple" xlink:href="https://kinsta.com/pt/blog/tipos-arquivo-imagem/" text:style-name="Internet_20_link" text:visited-style-name="Visited_20_Internet_20_Link">formato de imagem</text:a> relativamente novo, livre de royalties, baseado no formato de codificação de vídeo AV1. Além de oferecer maior compressão (e, portanto, tamanhos de arquivo menores), ele também suporta vários recursos, como transparência, HDR e muito mais.</text:p>
      <text:p text:style-name="Text_20_body">O formato AVIF só foi <text:a xlink:type="simple" xlink:href="https://aomediacodec.github.io/av1-avif/" office:target-frame-name="_blank" xlink:show="new" text:style-name="Internet_20_link" text:visited-style-name="Visited_20_Internet_20_Link">padronizado recentemente</text:a> (8 de junho de 2021). Isso abriu caminho para navegadores, como o Chrome 85+ e Firefox 86+, adicionando suporte a imagens AVIF.</text:p>
      <text:p text:style-name="Text_20_body">O processamento de imagens do PHP 8.1 e a extensão GD adicionam suporte a imagens AVIF.</text:p>
      <text:p text:style-name="Text_20_body">No entanto, para incluir esta funcionalidade, você precisa compilar a extensão GD com suporte AVIF. Você pode fazer isso executando os comandos abaixo.</text:p>
      <text:p text:style-name="Text_20_body">Para Debian/Ubuntu:</text:p>
      <text:p text:style-name="P2"><text:span text:style-name="Source_20_Text">apt install libavif-dev</text:span></text:p>
      <text:p text:style-name="Text_20_body">Para Fedora/RHEL:</text:p>
      <text:p text:style-name="P2"><text:span text:style-name="Source_20_Text">dnf install libavif-devel</text:span></text:p>
      <text:p text:style-name="Text_20_body">Isso vai instalar todas as últimas dependências. Em seguida, você pode compilar o suporte AVIF rodando a bandeira <text:span text:style-name="Source_20_Text">--with-avif</text:span> com o script <text:span text:style-name="Source_20_Text">. /configure</text:span>.</text:p>
      <text:p text:style-name="Preformatted_20_Text"><text:span text:style-name="Source_20_Text">./buildconf --force</text:span></text:p>
      <text:p text:style-name="P2"><text:span text:style-name="Source_20_Text">./configure --enable-gd --with-avif</text:span></text:p>
      <text:p text:style-name="Text_20_body">Se você está iniciando um novo ambiente do zero, você também pode habilitar outras extensões do PHP aqui.</text:p>
      <text:p text:style-name="Text_20_body">Uma vez instalado, você pode testar se o suporte a AVIF está habilitado executando o seguinte comando no seu terminal PHP:</text:p>
      <text:p text:style-name="P2"><text:span text:style-name="Source_20_Text">php -i | grep AVIF</text:span></text:p>
      <text:p text:style-name="Text_20_body">Se você instalou o AVIF corretamente, você verá o seguinte resultado:</text:p>
      <text:p text:style-name="P2"><text:span text:style-name="Source_20_Text">AVIF Support =&gt; enabled</text:span></text:p>
      <text:p text:style-name="Text_20_body">Você também pode usar a chamada <text:span text:style-name="Source_20_Text">gd_info()</text:span> para obter uma lista de recursos GD, incluindo se a funcionalidade de <text:span text:style-name="Strong_20_Emphasis">suporte AVIF </text:span>está habilitada.</text:p>
      <text:p text:style-name="Text_20_body">Esta extensão atualizada do PHP 8.1 GD também adiciona duas novas funções para trabalhar com imagens AVIF: <text:span text:style-name="Source_20_Text">imagecreatefromavif</text:span> e <text:span text:style-name="Source_20_Text">imageavif</text:span>. Eles funcionam de forma similar aos seus equivalentes JPEG e PNG.</text:p>
      <text:p text:style-name="Text_20_body">A função <text:span text:style-name="Source_20_Text">imagecreatefromavif</text:span> retorna uma instância GdImage de uma determinada imagem AVIF. Você pode então usar esta instância para editar ou converter a imagem.</text:p>
      <text:p text:style-name="Text_20_body"><text:soft-page-break/>A outra função <text:span text:style-name="Source_20_Text">imageavif</text:span> produz o ficheiro de imagem AVIF. Por exemplo, você pode usá-lo para converter um JPEG para AVIF:</text:p>
      <text:p text:style-name="Preformatted_20_Text"><text:span text:style-name="Source_20_Text">$image = imagecreatefromjpeg('image.jpeg');</text:span></text:p>
      <text:p text:style-name="P2"><text:span text:style-name="Source_20_Text">imageavif($image, 'image.avif');</text:span></text:p>
      <text:p text:style-name="Text_20_body">Você pode ler mais sobre este novo recurso em <text:a xlink:type="simple" xlink:href="https://github.com/php/php-src/pull/7026" office:target-frame-name="_blank" xlink:show="new" text:style-name="Internet_20_link" text:visited-style-name="Visited_20_Internet_20_Link">sua página do GitHub</text:a>.</text:p>
      <text:h text:style-name="Heading_20_3" text:outline-level="3"><text:bookmark text:name="nova-chave-para-uploads-de-diretrio-_files-full_path"/>Nova chave para uploads de diretório <text:span text:style-name="Source_20_Text">$_FILES: full_path</text:span></text:h>
      <text:p text:style-name="Text_20_body">O PHP mantém um grande número de variáveis pré-definidas para rastrear várias coisas. Uma delas é a <text:a xlink:type="simple" xlink:href="https://www.php.net/manual/en/reserved.variables.files.php" office:target-frame-name="_blank" xlink:show="new" text:style-name="Internet_20_link" text:visited-style-name="Visited_20_Internet_20_Link">variável $_FILES</text:a> que contém um array associativo de itens carregados através do método HTTP POST.</text:p>
      <text:p text:style-name="Text_20_body">A maioria dos navegadores modernos suporta <text:a xlink:type="simple" xlink:href="https://developer.mozilla.org/en-US/docs/Web/HTML/Element/input/file#htmlattrdefwebkitdirectory_non-standard_inline" office:target-frame-name="_blank" xlink:show="new" text:style-name="Internet_20_link" text:visited-style-name="Visited_20_Internet_20_Link">o upload de um diretório inteiro</text:a> com campos de <text:a xlink:type="simple" xlink:href="https://kinsta.com/pt/base-de-conhecimento/como-fazer-upload-arquivo-html-wordpress/" text:style-name="Internet_20_link" text:visited-style-name="Visited_20_Internet_20_Link">upload de arquivos HTML</text:a>. Mesmo PHP &lt;8.1 suportava esta funcionalidade, mas com uma grande advertência. Você não poderia carregar uma pasta com sua estrutura exata de diretórios ou caminhos relativos porque o PHP não passou essa informação para o array <text:span text:style-name="Source_20_Text">$_FILES</text:span>.</text:p>
      <text:p text:style-name="Text_20_body">Isso muda no PHP 8.1 com a adição de uma nova chave chamada <text:span text:style-name="Source_20_Text">full_path</text:span> ao array <text:span text:style-name="Source_20_Text">$_FILES</text:span>. Usando esses novos dados, você pode armazenar caminhos relativos ou duplicar a estrutura exata de diretórios no servidor.</text:p>
      <text:p text:style-name="Text_20_body">Você pode testar esta informação ao emitir o array <text:span text:style-name="Source_20_Text">$FILES</text:span> usando o comando <text:span text:style-name="Source_20_Text">var_dump($_FILES)</text:span>;.</text:p>
      <text:p text:style-name="Text_20_body">No entanto, tenha cuidado se estiver a usar esta funcionalidade. Assegure-se de que você se protege contra <text:a xlink:type="simple" xlink:href="https://php.watch/versions/8.1/%24_FILES-full-path#security-hardening" office:target-frame-name="_blank" xlink:show="new" text:style-name="Internet_20_link" text:visited-style-name="Visited_20_Internet_20_Link">ataques de upload de arquivos padrão</text:a>.</text:p>
      <text:h text:style-name="Heading_20_3" text:outline-level="3"><text:bookmark text:name="suporte-de-descompactao-de-arrays-com-string-chave"/>Suporte de descompactação de arrays com string chave</text:h>
      <text:p text:style-name="Text_20_body">O PHP 7.4 adicionou <text:a xlink:type="simple" xlink:href="https://kinsta.com/pt/blog/php-7-4/#array-spread-operator" text:style-name="Internet_20_link" text:visited-style-name="Visited_20_Internet_20_Link">suporte para desempactar o array</text:a> com o operador de spread array (..<text:span text:style-name="Strong_20_Emphasis">. </text:span>). Ele age como uma alternativa mais rápida ao uso da função <text:span text:style-name="Source_20_Text">array_merge()</text:span>. No entanto, este recurso foi limitado a arrays com chave numérica já que desempactar arrays com string chave causou conflitos enquanto mesclou arrays com chaves duplicadas.</text:p>
      <text:p text:style-name="Text_20_body">No entanto, o PHP 8 adicionou <text:a xlink:type="simple" xlink:href="https://kinsta.com/pt/blog/php-8/#named-arguments" text:style-name="Internet_20_link" text:visited-style-name="Visited_20_Internet_20_Link">suporte a argumentos nomeados</text:a>, removendo essa limitação. Assim, o desempacotamento de array agora também suportará arrays com string-keyed usando a mesma sintaxe:</text:p>
      <text:p text:style-name="P2"><text:span text:style-name="Source_20_Text">$array = [...$array1, ...$array2];</text:span></text:p>
      <text:p text:style-name="Text_20_body">Este <text:a xlink:type="simple" xlink:href="https://wiki.php.net/rfc/array_unpacking_string_keys" office:target-frame-name="_blank" xlink:show="new" text:style-name="Internet_20_link" text:visited-style-name="Visited_20_Internet_20_Link">exemplo de RFC</text:a> ilustra como é feita a fusão de arrays com chaves de string duplicadas no PHP 8.1:</text:p>
      <text:p text:style-name="Preformatted_20_Text"><text:span text:style-name="Source_20_Text">$array1 = ["a" =&gt; 1];</text:span></text:p>
      <text:p text:style-name="Preformatted_20_Text"><text:span text:style-name="Source_20_Text">$array2 = ["a" =&gt; 2];</text:span></text:p>
      <text:p text:style-name="Preformatted_20_Text"><text:span text:style-name="Source_20_Text">$array = ["a" =&gt; 0, ...$array1, ...$array2];</text:span></text:p>
      <text:p text:style-name="P2"><text:span text:style-name="Source_20_Text">var_dump($array); // ["a" =&gt; 2]</text:span></text:p>
      <text:p text:style-name="Text_20_body">Aqui, a tecla de string “a” aparece três vezes antes da fusão via desembalagem de array. Mas apenas o seu último valor pertencente a <text:span text:style-name="Source_20_Text">$array2</text:span> ganha.</text:p>
      <text:h text:style-name="Heading_20_3" text:outline-level="3"><text:bookmark text:name="notao-numrica-octal-explicita"/><text:soft-page-break/>Notação numérica octal explicita</text:h>
      <text:p text:style-name="Text_20_body">O PHP suporta vários sistemas numéricos, incluindo decimal (base-10), binário (base-2), octal (base-8) e hexadecimal (base-16). O sistema de numerais decimais é o padrão.</text:p>
      <text:p text:style-name="Text_20_body">Se você quiser usar qualquer outro sistema numérico, então você terá que prefixar cada número com um prefixo padrão:</text:p>
      <text:list xml:id="list2968124486" text:style-name="L8">
        <text:list-item>
          <text:p text:style-name="P30"><text:span text:style-name="Strong_20_Emphasis">Hex:</text:span> <text:span text:style-name="Source_20_Text">0x</text:span> prefixo. (por exemplo, 17 = <text:span text:style-name="Source_20_Text">0x11</text:span>) </text:p>
        </text:list-item>
        <text:list-item>
          <text:p text:style-name="P30"><text:span text:style-name="Strong_20_Emphasis">Binary:</text:span> <text:span text:style-name="Source_20_Text">0b</text:span> prefixo. (por exemplo, 3 = <text:span text:style-name="Source_20_Text">0b11</text:span>) </text:p>
        </text:list-item>
        <text:list-item>
          <text:p text:style-name="P10"><text:span text:style-name="Strong_20_Emphasis">Octal:</text:span> <text:span text:style-name="Source_20_Text">0</text:span> prefixo. (por exemplo, 9 = <text:span text:style-name="Source_20_Text">011</text:span>) </text:p>
        </text:list-item>
      </text:list>
      <text:p text:style-name="Text_20_body">Você pode ver como o prefixo do sistema numérico octal varia em relação ao resto. Para padronizar esta preocupação, muitas linguagens de programação estão adicionando suporte a uma notação explícita de numeração octal: <text:span text:style-name="Source_20_Text">0o</text:span> ou <text:span text:style-name="Source_20_Text">0O</text:span>.</text:p>
      <text:p text:style-name="Text_20_body">A partir do PHP 8.1, você pode escrever o exemplo mostrado acima (ou seja, o número 9 no base-10) no sistema numérico octal como <text:span text:style-name="Source_20_Text">0o11</text:span> ou <text:span text:style-name="Source_20_Text">0O11</text:span>.</text:p>
      <text:p text:style-name="Preformatted_20_Text"><text:span text:style-name="Source_20_Text">0o16 === 14; // true</text:span></text:p>
      <text:p text:style-name="Preformatted_20_Text"><text:span text:style-name="Source_20_Text">0o123 === 83; // true</text:span></text:p>
      <text:p text:style-name="Preformatted_20_Text"><text:span text:style-name="Source_20_Text"><text:s/></text:span></text:p>
      <text:p text:style-name="Preformatted_20_Text"><text:span text:style-name="Source_20_Text">0O16 === 14; // true</text:span></text:p>
      <text:p text:style-name="Preformatted_20_Text"><text:span text:style-name="Source_20_Text">0O123 === 83; // true</text:span></text:p>
      <text:p text:style-name="Preformatted_20_Text"><text:span text:style-name="Source_20_Text"><text:s/></text:span></text:p>
      <text:p text:style-name="Preformatted_20_Text"><text:span text:style-name="Source_20_Text">016 === 0o16; // true</text:span></text:p>
      <text:p text:style-name="P2"><text:span text:style-name="Source_20_Text">016 === 0O16; // true</text:span></text:p>
      <text:p text:style-name="Text_20_body">Além disso, esta nova funcionalidade também funciona com o <text:a xlink:type="simple" xlink:href="https://wiki.php.net/rfc/numeric_literal_separator" office:target-frame-name="_blank" xlink:show="new" text:style-name="Internet_20_link" text:visited-style-name="Visited_20_Internet_20_Link">separador numérico literal de sublinhado </text:a>introduzido no PHP 7.4.</text:p>
      <text:p text:style-name="Text_20_body">Leia mais sobre esta nova funcionalidade do PHP 8.1 em <text:a xlink:type="simple" xlink:href="https://wiki.php.net/rfc/explicit_octal_notation" office:target-frame-name="_blank" xlink:show="new" text:style-name="Internet_20_link" text:visited-style-name="Visited_20_Internet_20_Link">sua RFC</text:a>.</text:p>
      <text:h text:style-name="Heading_20_3" text:outline-level="3"><text:bookmark text:name="suporte-para-algoritmos-de-murmurhash3-e-xxhash-hash"/>Suporte para algoritmos de MurmurHash3 e xxHash hash</text:h>
      <text:p text:style-name="Text_20_body">O PHP 8.1 adiciona suporte para algoritmos de hashing MurmurHash3 e xxHash. Eles não são projetados para uso criptográfico, mas ainda fornecem uma saída impressionante de aleatoriedade, dispersão e singularidade.</text:p>
      <text:p text:style-name="Text_20_body">Estes <text:a xlink:type="simple" xlink:href="https://php.watch/articles/php-hash-benchmark" office:target-frame-name="_blank" xlink:show="new" text:style-name="Internet_20_link" text:visited-style-name="Visited_20_Internet_20_Link">novos algoritmos de hashing são mais rápidos</text:a> que a maioria dos algoritmos de hashing existentes no PHP. Na verdade, algumas dessas variantes de algoritmos de hashing são mais rápidas do que a taxa de transferência da RAM.</text:p>
      <text:p text:style-name="Text_20_body"><draw:control text:anchor-type="as-char" draw:z-index="0" draw:name="Forma1" draw:style-name="gr1" draw:text-style-name="P40" svg:width="6.054cm" svg:height="0.763cm" draw:control="control1"/></text:p>
      <text:h text:style-name="Heading_20_3" text:outline-level="3">Quer saber como aumentamos nosso tráfego em mais de 1000%?</text:h>
      <text:p text:style-name="Text_20_body">Junte-se a mais de 20.000 outros que recebem nossa newsletter semanal com dicas privilegiadas do WordPress! </text:p>
      <text:p text:style-name="Text_20_body"><text:a xlink:type="simple" xlink:href="https://kinsta.com/pt/blog/php-8-1/#newsletter" text:style-name="Internet_20_link" text:visited-style-name="Visited_20_Internet_20_Link">Inscreva-se agora </text:a></text:p>
      <text:p text:style-name="Text_20_body">Como o PHP 8.1 também adiciona suporte para declarar parâmetros de <text:span text:style-name="Source_20_Text">$options</text:span> específicos do algoritmo, você pode fazer o mesmo com esses novos algoritmos. O valor padrão deste novo argumento é <text:span text:style-name="Source_20_Text">[]</text:span>. Então, ele não afetará nenhuma de nossas funções hash existentes.</text:p>
      <text:p text:style-name="Text_20_body"><text:soft-page-break/>Você pode ler mais sobre essas novas funcionalidades do PHP 8.1 em suas páginas do GitHub: <text:a xlink:type="simple" xlink:href="https://github.com/php/php-src/pull/6059" office:target-frame-name="_blank" xlink:show="new" text:style-name="Internet_20_link" text:visited-style-name="Visited_20_Internet_20_Link">MurmurHash3</text:a>, <text:a xlink:type="simple" xlink:href="https://php.watch/versions/8.1/xxHash" office:target-frame-name="_blank" xlink:show="new" text:style-name="Internet_20_link" text:visited-style-name="Visited_20_Internet_20_Link">xxHash</text:a>, <text:a xlink:type="simple" xlink:href="https://github.com/php/php-src/pull/6400" office:target-frame-name="_blank" xlink:show="new" text:style-name="Internet_20_link" text:visited-style-name="Visited_20_Internet_20_Link">Algorithm-specific $options</text:a>.</text:p>
      <text:h text:style-name="Heading_20_3" text:outline-level="3"><text:bookmark text:name="suporte-dnsoverhttps-doh"/>Suporte DNS-over-HTTPS (DoH)</text:h>
      <text:p text:style-name="Text_20_body">DNS-over-HTTPS (DoH) é um protocolo para <text:a xlink:type="simple" xlink:href="https://kinsta.com/pt/base-de-conhecimento/o-que-e-dns/" text:style-name="Internet_20_link" text:visited-style-name="Visited_20_Internet_20_Link">resolução DNS</text:a> através do protocolo HTTPS. Usando HTTTPS para criptografar dados entre o cliente e o resolvedor DNS, DoH aumenta a privacidade e segurança do usuário ao prevenir ataques MitM.</text:p>
      <text:p text:style-name="Text_20_body">Começando com o PHP 8.1, você pode <text:a xlink:type="simple" xlink:href="https://github.com/php/php-src/pull/6612" office:target-frame-name="_blank" xlink:show="new" text:style-name="Internet_20_link" text:visited-style-name="Visited_20_Internet_20_Link">usar a extensão Curl para especificar um servidor DoH</text:a>. Ele requer que o PHP seja compilado com as versões <text:span text:style-name="Strong_20_Emphasis">da libcurl </text:span>7.62+. Isso não é um problema para a maioria dos sistemas operacionais populares, incluindo as distros Linux, já que elas frequentemente incluem o Curl 7.68+.</text:p>
      <text:p text:style-name="Text_20_body">Você pode configurar a URL do servidor DoH especificando a opção <text:span text:style-name="Source_20_Text">CURLOPT_DOH_URL</text:span>.</text:p>
      <text:p text:style-name="Preformatted_20_Text"><text:span text:style-name="Source_20_Text">$doh = curl_init('https://kinsta.com');</text:span></text:p>
      <text:p text:style-name="Preformatted_20_Text"><text:span text:style-name="Source_20_Text">curl_setopt($doh, CURLOPT_DOH_URL, 'https://dns.google/dns-query');</text:span></text:p>
      <text:p text:style-name="P2"><text:span text:style-name="Source_20_Text">curl_exec($doh);</text:span></text:p>
      <text:p text:style-name="Text_20_body">No exemplo acima, nós usamos o servidor DNS público do Google. Note também o uso de <text:span text:style-name="Source_20_Text">https://</text:span> em todos os URLs utilizados. Certifique-se de configurar isso perfeitamente, pois não há um servidor DNS padrão para o qual cair no Curl.</text:p>
      <text:p text:style-name="Text_20_body">Você também pode escolher entre <text:a xlink:type="simple" xlink:href="https://github.com/curl/curl/wiki/DNS-over-HTTPS" office:target-frame-name="_blank" xlink:show="new" text:style-name="Internet_20_link" text:visited-style-name="Visited_20_Internet_20_Link">uma lista de servidores públicos DoH</text:a> incluídos na documentação do Curl.</text:p>
      <text:p text:style-name="Text_20_body">Além disso, a <text:a xlink:type="simple" xlink:href="https://curl.se/libcurl/c/CURLOPT_DOH_URL.html" office:target-frame-name="_blank" xlink:show="new" text:style-name="Internet_20_link" text:visited-style-name="Visited_20_Internet_20_Link">referência CURLOPT_DOH_URL</text:a> da documentação Curl explica como usar seus vários argumentos de forma completa.</text:p>
      <text:h text:style-name="Heading_20_3" text:outline-level="3"><text:bookmark text:name="upload-de-arquivos-a-partir-de-strings-com-curlstringfile"/>Upload de arquivos a partir de Strings com CURLStringFile</text:h>
      <text:p text:style-name="Text_20_body">A extensão PHP Curl suporta pedidos <text:a xlink:type="simple" xlink:href="https://kinsta.com/pt/base-de-conhecimento/redirecionar-http-para-https/" text:style-name="Internet_20_link" text:visited-style-name="Visited_20_Internet_20_Link">HTTP(S) </text:a>com uploads de arquivos. Ela usa a classe <text:span text:style-name="Strong_20_Emphasis">CURLFile </text:span>para conseguir isso, que aceita um URI ou um caminho de arquivo, um tipo mime, e o nome final do arquivo.</text:p>
      <text:p text:style-name="Text_20_body">No entanto, com a classe <text:span text:style-name="Strong_20_Emphasis">CURLFile</text:span>, você só pode aceitar o caminho do arquivo ou URI, mas não o conteúdo do arquivo em si. Nos casos em que você já tinha o arquivo sendo carregado na memória (por exemplo, imagens processadas, documentos XML, PDFs), você tinha que usar <text:span text:style-name="Source_20_Text">data://</text:span> URIs com codificação Base64.</text:p>
      <text:p text:style-name="Text_20_body">Mas <text:span text:style-name="Strong_20_Emphasis">a libcurl </text:span>já suporta uma maneira mais fácil de aceitar o conteúdo do arquivo. A nova classe <text:span text:style-name="Strong_20_Emphasis">CURLStringFile </text:span>adiciona suporte precisamente para isso.</text:p>
      <text:p text:style-name="Text_20_body">Você pode <text:a xlink:type="simple" xlink:href="https://github.com/php/php-src/pull/6456" office:target-frame-name="_blank" xlink:show="new" text:style-name="Internet_20_link" text:visited-style-name="Visited_20_Internet_20_Link">ler a página do GitHub</text:a> para saber mais sobre como ele é implementado no PHP 8.1.</text:p>
      <text:h text:style-name="Heading_20_3" text:outline-level="3"><text:bookmark text:name="nova-constante-mysqli_refresh_replica"/>Nova Constante <text:span text:style-name="Source_20_Text">MYSQLI_REFRESH_REPLICA</text:span></text:h>
      <text:p text:style-name="Text_20_body">A extensão <text:span text:style-name="Strong_20_Emphasis">mysqli </text:span>do PHP 8.1 adiciona uma nova constante chamada <text:span text:style-name="Source_20_Text">MYSQLI_REFRESH_REPLICA</text:span>. É equivalente à constante <text:span text:style-name="Source_20_Text">MYSQLI_REFRESH_SLAVE</text:span> existente.</text:p>
      <text:p text:style-name="Text_20_body"><text:soft-page-break/>Esta mudança foi bem-vinda no <text:a xlink:type="simple" xlink:href="https://github.com/php/php-src/pull/6632" office:target-frame-name="_blank" xlink:show="new" text:style-name="Internet_20_link" text:visited-style-name="Visited_20_Internet_20_Link">MySQL 8.0.23</text:a> para abordar a insensibilidade racial no vocabulário técnico (os exemplos mais comuns incluem “escravo” e “mestre”).</text:p>
      <text:p text:style-name="Text_20_body">Você deve observar que a constante mais antiga não está sendo removida ou depreciada. Desenvolvedores e aplicativos podem continuar usando-a. Esta nova constante é apenas uma opção para desenvolvedores e empresas que desejam deixar para trás tal terminologia.</text:p>
      <text:h text:style-name="Heading_20_3" text:outline-level="3"><text:bookmark text:name="melhorias-de-desempenho-com-inheritance-cache"/>Melhorias de desempenho com Inheritance Cache</text:h>
      <text:p text:style-name="Text_20_body"><text:a xlink:type="simple" xlink:href="https://github.com/php/php-src/commit/4b79dba93202ed5640dff317046ce2fdd42e1d82" office:target-frame-name="_blank" xlink:show="new" text:style-name="Internet_20_link" text:visited-style-name="Visited_20_Internet_20_Link">Inheritance Cache</text:a> é uma nova adição ao opcache que elimina o overhead da herança da classe PHP.</text:p>
      <text:p text:style-name="Text_20_body">As classes PHP são compiladas e armazenadas <text:a xlink:type="simple" xlink:href="https://kinsta.com/pt/blog/o-que-e-cache/" text:style-name="Internet_20_link" text:visited-style-name="Visited_20_Internet_20_Link">em cache</text:a> por opcache separadamente. No entanto, elas já estão ligadas em tempo de execução em cada requisição. Este processo pode envolver várias verificações de compatibilidade e métodos/propriedades/constantes de empréstimo das classes pai e características.</text:p>
      <text:p text:style-name="Text_20_body">Como resultado, isso leva um tempo considerável para ser executado, mesmo que o resultado seja o mesmo para cada pedido.</text:p>
      <text:p text:style-name="Text_20_body">Inheritance Cache liga todas as classes dependentes exclusivas (pai, interfaces, características, tipos de propriedades, métodos) e armazena os resultados na memória compartilhada opcache. Como isso acontece apenas uma vez agora, a herança requer menos instruções.</text:p>
      <text:p text:style-name="Text_20_body">Além disso, remove limitações para classes imutáveis, tais como constantes não resolvidas, propriedades digitadas e verificações de tipo covariantes. Assim, todas as classes armazenadas no opcache são imutáveis, reduzindo ainda mais o número de instruções necessárias.</text:p>
      <text:p text:style-name="Text_20_body">Em suma, promete benefícios de desempenho significativos. <text:a xlink:type="simple" xlink:href="https://github.com/dstogov" office:target-frame-name="_blank" xlink:show="new" text:style-name="Internet_20_link" text:visited-style-name="Visited_20_Internet_20_Link">Dimitry Stogov</text:a>, o autor deste patch, descobriu que ele mostrou uma melhoria de 8% na base do programa Symfony “Olá, Mundo! Nós mal podemos esperar para testá-lo em nossos seguintes <text:a xlink:type="simple" xlink:href="https://kinsta.com/pt/blog/benchmarks-definitivos-do-php/" text:style-name="Internet_20_link" text:visited-style-name="Visited_20_Internet_20_Link">benchmarks PHP</text:a>.</text:p>
      <text:h text:style-name="Heading_20_3" text:outline-level="3"><text:bookmark text:name="firstclass-callable-syntax"/>Callable Syntax de Primeira Classe</text:h>
      <text:p text:style-name="Text_20_body">O PHP 8.1 adiciona uma Callable Syntax de primeira classe para substituir codificações existentes usando strings e arrays. Além de criar um <text:span text:style-name="Strong_20_Emphasis">Closure </text:span>mais limpo, esta nova sintaxe também é acessível por <text:a xlink:type="simple" xlink:href="https://kinsta.com/pt/blog/ferramentas-de-revisao-de-codigo/" text:style-name="Internet_20_link" text:visited-style-name="Visited_20_Internet_20_Link">ferramentas de análise</text:a> estática e respeita o escopo declarado.</text:p>
      <text:p text:style-name="Text_20_body">Aqui estão alguns exemplos tirados <text:a xlink:type="simple" xlink:href="https://wiki.php.net/rfc/first_class_callable_syntax" office:target-frame-name="_blank" xlink:show="new" text:style-name="Internet_20_link" text:visited-style-name="Visited_20_Internet_20_Link">da RFC</text:a>:</text:p>
      <text:p text:style-name="Preformatted_20_Text"><text:span text:style-name="Source_20_Text">$fn = Closure::fromCallable('strlen');</text:span></text:p>
      <text:p text:style-name="Preformatted_20_Text"><text:span text:style-name="Source_20_Text">$fn = strlen(...);</text:span></text:p>
      <text:p text:style-name="Preformatted_20_Text"><text:span text:style-name="Source_20_Text"><text:s/></text:span></text:p>
      <text:p text:style-name="Preformatted_20_Text"><text:span text:style-name="Source_20_Text">$fn = Closure::fromCallable([$this, 'method']);</text:span></text:p>
      <text:p text:style-name="Preformatted_20_Text"><text:span text:style-name="Source_20_Text">$fn = $this-&gt;method(...)</text:span></text:p>
      <text:p text:style-name="Preformatted_20_Text"><text:span text:style-name="Source_20_Text"><text:s/></text:span></text:p>
      <text:p text:style-name="Preformatted_20_Text"><text:span text:style-name="Source_20_Text">$fn = Closure::fromCallable([Foo::class, 'method']);</text:span></text:p>
      <text:p text:style-name="P2"><text:span text:style-name="Source_20_Text">$fn = Foo::method(...);</text:span></text:p>
      <text:p text:style-name="Text_20_body">Aqui, todos os pares de expressões são equivalentes. A sintaxe do ponto triplo (<text:span text:style-name="Strong_20_Emphasis">… </text:span>) é semelhante ao argumento desempacotar a sintaxe (<text:span text:style-name="Source_20_Text">...$args</text:span>). Exceto aqui, os argumentos ainda não estão preenchidos.</text:p>
      <text:h text:style-name="Heading_20_2" text:outline-level="2"><text:bookmark text:name="mudanas-no-php-81"/><text:soft-page-break/>Mudanças no PHP 8.1</text:h>
      <text:p text:style-name="Text_20_body">O PHP 8.1 também inclui alterações na sua sintaxe e características existentes. Vamos discuti-las:</text:p>
      <text:list xml:id="list2102930084" text:style-name="L9">
        <text:list-item>
          <text:p text:style-name="P31"><text:a xlink:type="simple" xlink:href="https://kinsta.com/pt/blog/php-8-1/#php-interactive-shell-requer-extenso-da-linha-de-leitura" text:style-name="Internet_20_link" text:visited-style-name="Visited_20_Internet_20_Link">PHP Interactive Shell requer extensão da linha de leitura</text:a></text:p>
        </text:list-item>
        <text:list-item>
          <text:p text:style-name="P31"><text:a xlink:type="simple" xlink:href="https://kinsta.com/pt/blog/php-8-1/#modo-de-erro-padro-do-mysqli-definido-para-excees" text:style-name="Internet_20_link" text:visited-style-name="Visited_20_Internet_20_Link">Modo de erro padrão do MySQLi definido para exceções</text:a></text:p>
        </text:list-item>
        <text:list-item>
          <text:p text:style-name="P31"><text:a xlink:type="simple" xlink:href="https://kinsta.com/pt/blog/php-8-1/#terminais-de-linha-personalizveis-para-funes-de-escrita-csv" text:style-name="Internet_20_link" text:visited-style-name="Visited_20_Internet_20_Link">Terminais de linha personalizáveis para funções de escrita CSV</text:a></text:p>
        </text:list-item>
        <text:list-item>
          <text:p text:style-name="P31"><text:a xlink:type="simple" xlink:href="https://kinsta.com/pt/blog/php-8-1/#nova-restries-do-operador-version_compare" text:style-name="Internet_20_link" text:visited-style-name="Visited_20_Internet_20_Link">Nova restrições do operador version_compare</text:a></text:p>
        </text:list-item>
        <text:list-item>
          <text:p text:style-name="P31"><text:a xlink:type="simple" xlink:href="https://kinsta.com/pt/blog/php-8-1/#funes-de-codificao-e-decodificao-html-agora-usam-ent_quotes--ent_substitute" text:style-name="Internet_20_link" text:visited-style-name="Visited_20_Internet_20_Link">Funções de codificação e decodificação HTML agora usam ENT_QUOTES | ENT_SUBSTITUTE</text:a></text:p>
        </text:list-item>
        <text:list-item>
          <text:p text:style-name="P31"><text:a xlink:type="simple" xlink:href="https://kinsta.com/pt/blog/php-8-1/#advertncia-sobre-ilegais-function-calls-compactas" text:style-name="Internet_20_link" text:visited-style-name="Visited_20_Internet_20_Link">Advertência sobre Ilegais Function Calls compactas</text:a></text:p>
        </text:list-item>
        <text:list-item>
          <text:p text:style-name="P11"><text:a xlink:type="simple" xlink:href="https://kinsta.com/pt/blog/php-8-1/#novas-migraes-de-recursos-para-objetos-de-classe" text:style-name="Internet_20_link" text:visited-style-name="Visited_20_Internet_20_Link">Novas migrações de recursos para objetos de classe</text:a></text:p>
        </text:list-item>
      </text:list>
      <text:h text:style-name="Heading_20_3" text:outline-level="3"><text:bookmark text:name="php-interactive-shell-requer-extenso-da-linha-de-leitura"/>PHP Interactive Shell requer extensão da linha de leitura</text:h>
      <text:p text:style-name="Text_20_body">A extensão <text:span text:style-name="Strong_20_Emphasis">readline do </text:span>PHP permite funcionalidades de <text:a xlink:type="simple" xlink:href="https://kinsta.com/pt/blog/usar-ssh/" text:style-name="Internet_20_link" text:visited-style-name="Visited_20_Internet_20_Link">interactive shell</text:a> como navegação, autocompletar, edição e muito mais. Enquanto está descompactado com PHP, não está habilitado por padrão.</text:p>
      <text:p text:style-name="Text_20_body">Você pode acessar a shell interactive PHP usando PHP CLI’s <text:span text:style-name="Source_20_Text">-a</text:span> opção de linha de comando:</text:p>
      <text:p text:style-name="Preformatted_20_Text"><text:span text:style-name="Source_20_Text">php -a</text:span></text:p>
      <text:p text:style-name="Preformatted_20_Text"/>
      <text:p text:style-name="Preformatted_20_Text"><text:span text:style-name="Source_20_Text">Interactive shell</text:span></text:p>
      <text:p text:style-name="Preformatted_20_Text"/>
      <text:p text:style-name="Preformatted_20_Text"><text:span text:style-name="Source_20_Text">php &gt;</text:span></text:p>
      <text:p text:style-name="Preformatted_20_Text"><text:span text:style-name="Source_20_Text">php &gt; echo "Hello";</text:span></text:p>
      <text:p text:style-name="Preformatted_20_Text"><text:span text:style-name="Source_20_Text">Hello</text:span></text:p>
      <text:p text:style-name="Preformatted_20_Text"><text:span text:style-name="Source_20_Text">php &gt; function test() {</text:span></text:p>
      <text:p text:style-name="Preformatted_20_Text"><text:span text:style-name="Source_20_Text">php { echo "Hello";</text:span></text:p>
      <text:p text:style-name="Preformatted_20_Text"><text:span text:style-name="Source_20_Text">php { }</text:span></text:p>
      <text:p text:style-name="Preformatted_20_Text"><text:span text:style-name="Source_20_Text">php &gt; test();</text:span></text:p>
      <text:p text:style-name="P2"><text:span text:style-name="Source_20_Text">Hello</text:span></text:p>
      <text:p text:style-name="Text_20_body">Antes do PHP 8.1, você podia abrir a shell interactive usando PHP CLI mesmo sem a extensão <text:span text:style-name="Strong_20_Emphasis">readline </text:span>habilitada. Como esperado, os recursos interativos da shell não funcionavam, tornando a opção <text:span text:style-name="Source_20_Text">-a</text:span> sem sentido.</text:p>
      <text:p text:style-name="Text_20_body">No PHP 8.1 CLI, a shell interativa sai com uma mensagem de erro se você <text:a xlink:type="simple" xlink:href="https://github.com/php/php-src/commit/959e5787bdf7c088a57dce5f4f7570abd7fe35f8" office:target-frame-name="_blank" xlink:show="new" text:style-name="Internet_20_link" text:visited-style-name="Visited_20_Internet_20_Link">não ativou a extensão da linha de leitura</text:a>.</text:p>
      <text:p text:style-name="Preformatted_20_Text"><text:span text:style-name="Source_20_Text">php -a</text:span></text:p>
      <text:p text:style-name="P2"><text:span text:style-name="Source_20_Text">Interactive shell (-a) requires the readline extension.</text:span></text:p>
      <text:h text:style-name="Heading_20_3" text:outline-level="3"><text:bookmark text:name="modo-de-erro-padro-do-mysqli-definido-para-excees"/>Modo de erro padrão do MySQLi definido para exceções</text:h>
      <text:p text:style-name="Text_20_body">Antes do PHP 8.1, o <text:a xlink:type="simple" xlink:href="https://kinsta.com/pt/base-de-conhecimento/o-que-e-mysql/" text:style-name="Internet_20_link" text:visited-style-name="Visited_20_Internet_20_Link">MySQLi</text:a> não tinha o padrão para silenciar os erros. Este comportamento muitas vezes levava a um código que não seguia um tratamento rigoroso de erros/exceções. Os desenvolvedores tinham que implementar suas próprias funções explícitas de tratamento de erros.</text:p>
      <text:p text:style-name="Text_20_body">O PHP 8.1 altera este comportamento ao definir o modo de relatório de erros padrão do MySQLi para lançar uma exceção.</text:p>
      <text:p text:style-name="P2"><text:span text:style-name="Source_20_Text">Fatal error: Uncaught mysqli_sql_exception: Connection refused in ...:...</text:span></text:p>
      <text:p text:style-name="Text_20_body"><text:soft-page-break/>Como esta é uma alteração de ruptura, para versões PHP &lt;8.1, você deve definir explicitamente o modo de tratamento de erros usando a função <text:span text:style-name="Source_20_Text">mysqli_report</text:span> antes de fazer a primeira conexão MySQLi. Alternativamente, você pode fazer o mesmo selecionando o valor do relatório de erro instanciando uma instância do <text:span text:style-name="Source_20_Text">mysqli_driver</text:span>.</text:p>
      <text:p text:style-name="Text_20_body"><text:a xlink:type="simple" xlink:href="https://wiki.php.net/rfc/mysqli_default_errmode" office:target-frame-name="_blank" xlink:show="new" text:style-name="Internet_20_link" text:visited-style-name="Visited_20_Internet_20_Link">A RFC</text:a> segue uma <text:a xlink:type="simple" xlink:href="https://wiki.php.net/rfc/pdo_default_errmode" office:target-frame-name="_blank" xlink:show="new" text:style-name="Internet_20_link" text:visited-style-name="Visited_20_Internet_20_Link">mudança similar introduzida no PHP 8.0</text:a>.</text:p>
      <text:h text:style-name="Heading_20_3" text:outline-level="3"><text:bookmark text:name="terminais-de-linha-personalizveis-para-funes-de-escrita-csv"/>Terminais de linha personalizáveis para funções de escrita CSV</text:h>
      <text:p text:style-name="Text_20_body">Antes do PHP 8.1, as funções de escrita <text:a xlink:type="simple" xlink:href="https://kinsta.com/feature-updates/export-redirects-csv/" text:style-name="Internet_20_link" text:visited-style-name="Visited_20_Internet_20_Link">CSV</text:a> embutidas do PHP, <text:span text:style-name="Source_20_Text">fputcsv</text:span> e <text:span text:style-name="Source_20_Text">SplFileObject::fputcsv</text:span>, eram codificadas para adicionar <text:span text:style-name="Source_20_Text">\n</text:span> (ou o caractere Line-Feed) no final de cada linha.</text:p>
      <text:p text:style-name="Text_20_body">O PHP 8.1 adiciona suporte para um novo parâmetro chamado <text:span text:style-name="Source_20_Text">eol</text:span> a estas funções. Você pode usá-lo para passar um caractere configurável de fim de linha.  Por padrão, ele ainda usa o caractere <text:span text:style-name="Source_20_Text">\n</text:span>. Então, você pode continuar usando-o em seu código existente.</text:p>
      <text:p text:style-name="Text_20_body">As regras padrão de fuga de caracteres aplicam-se ao uso de caracteres de fim de linha. Se você quiser usar <text:span text:style-name="Source_20_Text">\r</text:span>, <text:span text:style-name="Source_20_Text">\n</text:span>, ou <text:span text:style-name="Source_20_Text">\r\n</text:span> como caracteres EOL, você deve colocá-los entre aspas duplas.</text:p>
      <text:p text:style-name="Text_20_body">Aqui está <text:a xlink:type="simple" xlink:href="https://github.com/php/php-src/pull/6403" office:target-frame-name="_blank" xlink:show="new" text:style-name="Internet_20_link" text:visited-style-name="Visited_20_Internet_20_Link">a página do GitHub</text:a> a acompanhar esta nova alteração.</text:p>
      <text:h text:style-name="Heading_20_3" text:outline-level="3"><text:bookmark text:name="nova-restries-do-operador-version_compare"/>Nova restrições do operador <text:span text:style-name="Source_20_Text">version_compare</text:span></text:h>
      <text:p text:style-name="Text_20_body">A função <text:span text:style-name="Source_20_Text">version_compare()</text:span> do PHP compara duas strings de números de versão. Esta função aceita um terceiro argumento opcional chamado <text:span text:style-name="Source_20_Text">operator</text:span> para testar um relacionamento em particular.</text:p>
      <text:p text:style-name="Text_20_body">Embora não coberto explicitamente na documentação, antes do PHP 8.1, você poderia definir este parâmetro para um valor parcial (por exemplo,  <text:span text:style-name="Source_20_Text">g</text:span>, <text:span text:style-name="Source_20_Text">l</text:span>, <text:span text:style-name="Source_20_Text">n</text:span>) sem enfrentar um erro.</text:p>
      <text:p text:style-name="Text_20_body">O PHP 8.1 adiciona restrições mais rígidas ao argumento do <text:span text:style-name="Source_20_Text">operator</text:span> da função v<text:span text:style-name="Source_20_Text">ersion_compare()</text:span> para superar esta situação. Os únicos operadores que você pode usar agora são:</text:p>
      <text:section text:style-name="Sect1" text:name="simple-promo">
        <text:p text:style-name="Text_20_body">Precisa de uma solução de hospedagem que lhe dê uma vantagem competitiva? A Kinsta tem você coberto com incrível velocidade, segurança de última geração e autoescala. <text:a xlink:type="simple" xlink:href="https://kinsta.com/pt/planos/?in-article-cta" text:style-name="Internet_20_link" text:visited-style-name="Visited_20_Internet_20_Link">Confira</text:a><text:line-break/><text:a xlink:type="simple" xlink:href="https://kinsta.com/plans/?in-article-cta" text:style-name="Internet_20_link" text:visited-style-name="Visited_20_Internet_20_Link">nossos planos</text:a></text:p>
      </text:section>
      <text:list xml:id="list2645203908" text:style-name="L10">
        <text:list-item>
          <text:p text:style-name="P32"><text:span text:style-name="Strong_20_Emphasis">==</text:span>, <text:span text:style-name="Strong_20_Emphasis">=</text:span>, e <text:span text:style-name="Strong_20_Emphasis">eq</text:span> </text:p>
        </text:list-item>
        <text:list-item>
          <text:p text:style-name="P32"><text:span text:style-name="Strong_20_Emphasis">!=</text:span>, <text:span text:style-name="Strong_20_Emphasis">&lt;&gt;</text:span>, e <text:span text:style-name="Strong_20_Emphasis">ne</text:span> </text:p>
        </text:list-item>
        <text:list-item>
          <text:p text:style-name="P32"><text:span text:style-name="Strong_20_Emphasis">&gt;</text:span> e <text:span text:style-name="Strong_20_Emphasis">gt</text:span> </text:p>
        </text:list-item>
        <text:list-item>
          <text:p text:style-name="P32"><text:span text:style-name="Strong_20_Emphasis">&gt;=</text:span> e <text:span text:style-name="Strong_20_Emphasis">ge</text:span> </text:p>
        </text:list-item>
        <text:list-item>
          <text:p text:style-name="P32"><text:span text:style-name="Strong_20_Emphasis">&lt;</text:span> e <text:span text:style-name="Strong_20_Emphasis">lt</text:span> </text:p>
        </text:list-item>
        <text:list-item>
          <text:p text:style-name="P12"><text:span text:style-name="Strong_20_Emphasis">&lt;=</text:span> e <text:span text:style-name="Strong_20_Emphasis">le</text:span> </text:p>
        </text:list-item>
      </text:list>
      <text:p text:style-name="Text_20_body"><text:a xlink:type="simple" xlink:href="https://github.com/php/php-src/pull/6510" office:target-frame-name="_blank" xlink:show="new" text:style-name="Internet_20_link" text:visited-style-name="Visited_20_Internet_20_Link">Acabaram-se os valores parciais do operador</text:a>.</text:p>
      <text:h text:style-name="Heading_20_3" text:outline-level="3"><text:bookmark text:name="funes-de-codificao-e-decodificao-html-agora-usam-ent_quotes--ent_substitute"/><text:soft-page-break/><text:span text:style-name="Strong_20_Emphasis">Funções de codificação e decodificação HTML agora usam</text:span> <text:span text:style-name="Source_20_Text">ENT_QUOTES | ENT_SUBSTITUTE</text:span></text:h>
      <text:p text:style-name="Text_20_body">As entidades HTML são representações textuais de caracteres que de outra forma seriam interpretadas como HTML. Pense em caracteres como <text:span text:style-name="Source_20_Text">&lt;</text:span> e <text:span text:style-name="Source_20_Text">&gt;</text:span> usados para <text:a xlink:type="simple" xlink:href="https://kinsta.com/pt/blog/melhores-praticas-html/" text:style-name="Internet_20_link" text:visited-style-name="Visited_20_Internet_20_Link">definir tags HTML</text:a> (por exemplo <text:span text:style-name="Source_20_Text">&lt;a&gt;</text:span>, <text:span text:style-name="Source_20_Text">&lt;h3&gt;</text:span>, <text:span text:style-name="Source_20_Text">&lt;script&gt;</text:span>).</text:p>
      <text:p text:style-name="Text_20_body">A entidade HTML para <text:span text:style-name="Source_20_Text">&lt;</text:span> é <text:span text:style-name="Source_20_Text">&lt;</text:span>; (menor que o símbolo) e <text:span text:style-name="Source_20_Text">&gt;</text:span> é <text:span text:style-name="Source_20_Text">&gt;</text:span>; (maior que o símbolo). Você pode usar essas entidades HTML com segurança em um documento HTML sem acionar o mecanismo de renderização do navegador.</text:p>
      <text:p text:style-name="Text_20_body">Por exemplo, <text:span text:style-name="Source_20_Text">&lt;script&gt;</text:span> aparecerá como <text:span text:style-name="Source_20_Text">&lt;script&gt;</text:span> no navegador, ao invés de ser interpretado como uma tag HTML.</text:p>
      <text:p text:style-name="Text_20_body">Antes do PHP 8.1, as funções <text:a xlink:type="simple" xlink:href="https://www.php.net/manual/function.htmlspecialchars.php" office:target-frame-name="_blank" xlink:show="new" text:style-name="Internet_20_link" text:visited-style-name="Visited_20_Internet_20_Link">htmlspecialchars()</text:a> e <text:a xlink:type="simple" xlink:href="https://www.php.net/manual/en/function.htmlentities.php" office:target-frame-name="_blank" xlink:show="new" text:style-name="Internet_20_link" text:visited-style-name="Visited_20_Internet_20_Link">htmlentities()</text:a> convertiam símbolos como <text:span text:style-name="Strong_20_Emphasis">“</text:span>, <text:span text:style-name="Source_20_Text">&lt;</text:span> , <text:span text:style-name="Source_20_Text">&gt;</text:span> , e <text:span text:style-name="Source_20_Text">&amp;</text:span> para suas respectivas entidades HTML. Mas eles não converteram o único caractere de aspas (<text:span text:style-name="Strong_20_Emphasis">‘) </text:span>para sua entidade HTML por padrão. Além disso, eles retornaram uma string vazia se houvesse um UTF-8 mal-formado no texto.</text:p>
      <text:p text:style-name="Text_20_body">No PHP 8.1., essas funções de codificação e decodificação HTML (e suas funções relacionadas) também irão <text:a xlink:type="simple" xlink:href="https://github.com/php/php-src/commit/50eca61f68815005f3b0f808578cc1ce3b4297f0" office:target-frame-name="_blank" xlink:show="new" text:style-name="Internet_20_link" text:visited-style-name="Visited_20_Internet_20_Link">converter caracteres de aspas simples</text:a> para sua entidade HTML por padrão.</text:p>
      <text:p text:style-name="Text_20_body">E se o texto dado tiver caracteres inválidos, as funções irão substituí-los por um caractere de substituição Unicode (�) em vez de retornar uma string vazia. O PHP 8.1 realiza isso mudando as assinaturas dessas funções para <text:span text:style-name="Source_20_Text">ENT_QUOTES | ENT_SUBSTITUTE</text:span> ao invés de <text:span text:style-name="Source_20_Text">ENT_COMPAT</text:span> por padrão.</text:p>
      <text:p text:style-name="Text_20_body">A maioria das frameworks já usa <text:span text:style-name="Source_20_Text">ENT_QUOTES</text:span> como o valor padrão da bandeira. Portanto, você não verá muita diferença devido a esta mudança. Entretanto, o novo flag <text:span text:style-name="Source_20_Text">ENT_SUBSTITUTE</text:span> não é muito utilizado. O PHP 8.1 irá fazer com que caracteres UTF-8 inválidos sejam substituídos pelo caracter � ao invés de retornar uma string vazia.</text:p>
      <text:h text:style-name="Heading_20_3" text:outline-level="3"><text:bookmark text:name="advertncia-sobre-ilegais-function-calls-compactas"/>Advertência sobre Ilegais Function Calls compactas</text:h>
      <text:p text:style-name="Text_20_body">A função <text:span text:style-name="Source_20_Text">compact()</text:span> do PHP é super útil. Você pode usá-la para criar um array com variáveis usando seus nomes e valores.</text:p>
      <text:p text:style-name="Text_20_body">Por exemplo, considere o seguinte código:</text:p>
      <text:p text:style-name="Preformatted_20_Text"><text:span text:style-name="Source_20_Text">$animal = 'Cat';</text:span></text:p>
      <text:p text:style-name="Preformatted_20_Text"><text:span text:style-name="Source_20_Text">$sound = 'Meow';</text:span></text:p>
      <text:p text:style-name="Preformatted_20_Text"><text:span text:style-name="Source_20_Text">$region = 'Istanbul';</text:span></text:p>
      <text:p text:style-name="Preformatted_20_Text"><text:span text:style-name="Source_20_Text">compact('animal', 'sound', 'region');</text:span></text:p>
      <text:p text:style-name="P2"><text:span text:style-name="Source_20_Text">// ['animal' =&gt; "Cat", 'sound' =&gt; "Meow", 'region' =&gt; "Istanbul"]</text:span></text:p>
      <text:p text:style-name="Text_20_body">A <text:a xlink:type="simple" xlink:href="https://www.php.net/manual/en/function.compact.php" office:target-frame-name="_blank" xlink:show="new" text:style-name="Internet_20_link" text:visited-style-name="Visited_20_Internet_20_Link">documentação da função compacta</text:a> afirma que só aceitará parâmetros de string ou valores de array com valores de string. No entanto, antes do PHP 7.3, quaisquer strings que não sejam definidas seriam silenciosamente ignoradas.</text:p>
      <text:p text:style-name="Text_20_body">O PHP 7.3 modificou a função <text:span text:style-name="Source_20_Text">compact()</text:span> para vomitar um aviso se você usar variáveis indefinidas. <text:a xlink:type="simple" xlink:href="https://github.com/php/php-src/pull/6921" office:target-frame-name="_blank" xlink:show="new" text:style-name="Internet_20_link" text:visited-style-name="Visited_20_Internet_20_Link">O PHP 8.1 leva-o um passo adiante</text:a> e lança um aviso.</text:p>
      <text:p text:style-name="Text_20_body">Você pode <text:a xlink:type="simple" xlink:href="https://github.com/php/php-src/pull/6921" office:target-frame-name="_blank" xlink:show="new" text:style-name="Internet_20_link" text:visited-style-name="Visited_20_Internet_20_Link">ler sua página do GitHub</text:a> para entender como essa mudança veio a ser.</text:p>
      <text:h text:style-name="Heading_20_3" text:outline-level="3"><text:bookmark text:name="novas-migraes-de-recursos-para-objetos-de-classe"/><text:soft-page-break/>Novas migrações de recursos para objetos de classe</text:h>
      <text:p text:style-name="Text_20_body">Um dos objetivos do PHP a longo prazo é se afastar <text:a xlink:type="simple" xlink:href="https://php.watch/articles/resource-object" office:target-frame-name="_blank" xlink:show="new" text:style-name="Internet_20_link" text:visited-style-name="Visited_20_Internet_20_Link">dos recursos em direção a objetos de classe padrão</text:a>.</text:p>
      <text:p text:style-name="Text_20_body">Devido a razões históricas, os objetos de recurso são usados extensivamente em aplicações PHP. Portanto, a migração de recursos para objetos de classe precisa ser o menos disruptiva possível. O PHP 8.1 migra cinco desses recursos:</text:p>
      <text:h text:style-name="Heading_20_4" text:outline-level="4"><text:bookmark text:name="o-recurso-file_info-migrou-para-os-objetos-finfo"/>O recurso <text:span text:style-name="Source_20_Text">file_info</text:span> migrou para os objetos <text:span text:style-name="Source_20_Text">finfo</text:span></text:h>
      <text:p text:style-name="Text_20_body">A <text:a xlink:type="simple" xlink:href="https://www.php.net/manual/en/class.finfo.php" office:target-frame-name="_blank" xlink:show="new" text:style-name="Internet_20_link" text:visited-style-name="Visited_20_Internet_20_Link">classe finfo </text:a>do PHP oferece uma interface <text:a xlink:type="simple" xlink:href="https://kinsta.com/pt/blog/programacao-orientada-objetos-python/#what-is-objectoriented-programming-in-python" text:style-name="Internet_20_link" text:visited-style-name="Visited_20_Internet_20_Link">orientada a objetos para as </text:a>funções <text:span text:style-name="Source_20_Text">fileinfo</text:span>. Entretanto, o uso das funções <text:span text:style-name="Source_20_Text">finfo</text:span> retorna objetos de <text:span text:style-name="Source_20_Text">resource</text:span> com o tipo <text:span text:style-name="Source_20_Text">file_info</text:span> em vez de uma instância da própria classe <text:span text:style-name="Source_20_Text">finfo</text:span>.</text:p>
      <text:p text:style-name="Text_20_body"><text:a xlink:type="simple" xlink:href="https://github.com/php/php-src/pull/5987" office:target-frame-name="_blank" xlink:show="new" text:style-name="Internet_20_link" text:visited-style-name="Visited_20_Internet_20_Link">O PHP 8.1 corrige esta anomalia</text:a>.</text:p>
      <text:h text:style-name="Heading_20_4" text:outline-level="4"><text:bookmark text:name="os-recursos-do-imap-foram-migrados-para-os-objetos-de-classe-imapconnection"/>Os recursos do IMAP foram migrados para os objetos de classe <text:span text:style-name="Source_20_Text">IMAP\Connection</text:span></text:h>
      <text:p text:style-name="Text_20_body">Em linha com o objetivo de migração recurso-a-objeto, a nova classe <text:span text:style-name="Source_20_Text">IMAP\Connection</text:span> minimiza potenciais mudanças de ruptura quando o PHP eventualmente modifica os detalhes de implementação da classe.</text:p>
      <text:p text:style-name="Text_20_body">Esta nova turma também é declarada <text:span text:style-name="Source_20_Text">final</text:span>, por isso não é permitido <text:span text:style-name="Source_20_Text">extend</text:span>-la.</text:p>
      <text:p text:style-name="Text_20_body">Leia mais sobre sua implementação em <text:a xlink:type="simple" xlink:href="https://github.com/php/php-src/pull/6418" office:target-frame-name="_blank" xlink:show="new" text:style-name="Internet_20_link" text:visited-style-name="Visited_20_Internet_20_Link">sua página do GitHub</text:a>.</text:p>
      <text:h text:style-name="Heading_20_4" text:outline-level="4"><text:bookmark text:name="os-recursos-de-conexo-ftp-so-agora-objetos-de-classe-ftpconnection"/>Os recursos de conexão FTP são agora objetos de classe <text:span text:style-name="Source_20_Text">FTP\Connection</text:span></text:h>
      <text:p text:style-name="Text_20_body">No PHP &lt;8.1, se você criar uma <text:a xlink:type="simple" xlink:href="https://kinsta.com/pt/blog/melhores-clientes-ftp/" text:style-name="Internet_20_link" text:visited-style-name="Visited_20_Internet_20_Link">conexão FTP</text:a> com as funções <text:span text:style-name="Source_20_Text">ftp_connect()</text:span> ou <text:span text:style-name="Source_20_Text">ftp_ssl_connect()</text:span>, você receberá de volta um objeto de <text:span text:style-name="Strong_20_Emphasis">resource</text:span> do tipo <text:span text:style-name="Strong_20_Emphasis">ftp</text:span>.</text:p>
      <text:p text:style-name="Text_20_body">PHP 8.1 adiciona a nova classe <text:span text:style-name="Source_20_Text">FTP\Connection</text:span> para rectificar isso. E tal como com a classe <text:span text:style-name="Source_20_Text">IMAP\Connection</text:span>, também é declarada <text:span text:style-name="Source_20_Text">final</text:span> para evitar que seja estendida.</text:p>
      <text:p text:style-name="Text_20_body">Leia mais sobre <text:a xlink:type="simple" xlink:href="https://github.com/php/php-src/commit/b4503fbf882e490f16d85915e83173bd1e414e84" office:target-frame-name="_blank" xlink:show="new" text:style-name="Internet_20_link" text:visited-style-name="Visited_20_Internet_20_Link">sua implementação</text:a> em sua página do GitHub.</text:p>
      <text:h text:style-name="Heading_20_4" text:outline-level="4"><text:bookmark text:name="os-identificadores-das-fontes-foram-migrados-para-os-objetos-da-classe-gdfont"/>Os identificadores das fontes foram migrados para os objetos da classe <text:span text:style-name="Source_20_Text">GdFont</text:span></text:h>
      <text:p text:style-name="Text_20_body">A extensão GD do PHP fornece a <text:a xlink:type="simple" xlink:href="https://www.php.net/manual/en/function.imageloadfont.php" office:target-frame-name="_blank" xlink:show="new" text:style-name="Internet_20_link" text:visited-style-name="Visited_20_Internet_20_Link">função imageloadfont</text:a> (para carregar um bitmap definido pelo usuário e retornar seu ID de recurso identificador de fonte (um inteiro).</text:p>
      <text:p text:style-name="Text_20_body">No PHP 8.1, esta função irá retornar uma instância da classe <text:span text:style-name="Strong_20_Emphasis">GdFont. </text:span>Além disso, para fazer a migração sem problemas, todas as funções que anteriormente aceitavam um ID de recurso do <text:span text:style-name="Source_20_Text">imageloadfont()</text:span> agora pegarão os novos objetos da classe <text:span text:style-name="Strong_20_Emphasis">GdFont.</text:span></text:p>
      <text:p text:style-name="Text_20_body">Leia mais sobre esta migração em <text:a xlink:type="simple" xlink:href="https://github.com/php/php-src/commit/bc40bce868e208fa2d7af950845759d3ef498b5d" office:target-frame-name="_blank" xlink:show="new" text:style-name="Internet_20_link" text:visited-style-name="Visited_20_Internet_20_Link">sua página do GitHub</text:a>.</text:p>
      <text:h text:style-name="Heading_20_4" text:outline-level="4"><text:bookmark text:name="recursos-ldap-migrados-para-objetos"/>Recursos LDAP migrados para Objetos</text:h>
      <text:p text:style-name="Text_20_body">O <text:a xlink:type="simple" xlink:href="https://www.php.net/manual/en/intro.ldap.php" office:target-frame-name="_blank" xlink:show="new" text:style-name="Internet_20_link" text:visited-style-name="Visited_20_Internet_20_Link">LDAP</text:a>, ou Lightweight Directory Access Protocol, é usado para acessar “Servidores de Diretório”. Tal como uma estrutura de diretório do disco rígido, é uma base de dados única que contém dados numa estrutura em árvore.</text:p>
      <text:p text:style-name="Text_20_body"><text:soft-page-break/>O PHP inclui uma extensão LDAP que aceita ou devolve objetos de<text:span text:style-name="Strong_20_Emphasis"> resource  </text:span>antes do PHP 8.1. No entanto, todos eles migraram sem problemas para novas instâncias de classe agora. Os tipos de <text:span text:style-name="Strong_20_Emphasis">resources </text:span>que foram transicionados são:</text:p>
      <text:list xml:id="list2802526333" text:style-name="L11">
        <text:list-item>
          <text:p text:style-name="P33"><text:span text:style-name="Source_20_Text">ldap link</text:span> recurso para o objeto de classe <text:span text:style-name="Source_20_Text">\LDAP\Connection</text:span> </text:p>
        </text:list-item>
        <text:list-item>
          <text:p text:style-name="P33"><text:span text:style-name="Source_20_Text">ldap result</text:span> recurso para o objeto de classe <text:span text:style-name="Source_20_Text">\LDAP\Result</text:span> </text:p>
        </text:list-item>
        <text:list-item>
          <text:p text:style-name="P13"><text:span text:style-name="Source_20_Text">ldap result entry</text:span> recurso para o objeto de classe <text:span text:style-name="Source_20_Text">\LDAP\ResultEntry</text:span> </text:p>
        </text:list-item>
      </text:list>
      <text:p text:style-name="Text_20_body">Vá através da <text:a xlink:type="simple" xlink:href="https://github.com/php/php-src/pull/6770" office:target-frame-name="_blank" xlink:show="new" text:style-name="Internet_20_link" text:visited-style-name="Visited_20_Internet_20_Link">sua página do GitHub</text:a> para entender melhor esta migração.</text:p>
      <text:h text:style-name="Heading_20_4" text:outline-level="4"><text:bookmark text:name="recursos-ortogrficos-so-agora-objetos-de-classe"/>Recursos ortográficos são agora objetos de classe</text:h>
      <text:p text:style-name="Text_20_body">A <text:a xlink:type="simple" xlink:href="https://www.php.net/manual/en/intro.pspell.php" office:target-frame-name="_blank" xlink:show="new" text:style-name="Internet_20_link" text:visited-style-name="Visited_20_Internet_20_Link">extensão PHP Pspell</text:a> permite que você verifique ortografias e sugestões de palavras.</text:p>
      <text:p text:style-name="Text_20_body">PHP &lt;8.1 usou <text:span text:style-name="Source_20_Text">pspell</text:span> e <text:span text:style-name="Source_20_Text">pspell config</text:span> tipos de objetos de recursos com um identificador inteiro. Estes dois objetos de recurso são agora substituídos por objetos de classe <text:span text:style-name="Source_20_Text">PSpell\Dictionary</text:span> e <text:span text:style-name="Source_20_Text">PSpell\Config</text:span> .</text:p>
      <text:p text:style-name="Text_20_body">Como migrações anteriores, <text:a xlink:type="simple" xlink:href="https://php.watch/versions/8.1/PSpell-resource#PSpell-Dictionary" office:target-frame-name="_blank" xlink:show="new" text:style-name="Internet_20_link" text:visited-style-name="Visited_20_Internet_20_Link">todas as funções Pspell</text:a> que anteriormente aceitavam ou devolviam identificadores de objetos de recurso tomarão as novas instâncias de objetos de classe.</text:p>
      <text:p text:style-name="Text_20_body">Consulte a <text:a xlink:type="simple" xlink:href="https://github.com/php/php-src/commit/bd12c94f46438dad03d1d3c02fff37b9b950ae6f" office:target-frame-name="_blank" xlink:show="new" text:style-name="Internet_20_link" text:visited-style-name="Visited_20_Internet_20_Link">página do GitHub</text:a> para obter mais informações.</text:p>
      <text:h text:style-name="Heading_20_2" text:outline-level="2"><text:bookmark text:name="depreciaes-no-php-81"/>Depreciações no PHP 8.1</text:h>
      <text:p text:style-name="Text_20_body">O PHP 8.1 deprecia muitas de suas funcionalidades anteriores. A lista seguinte fornece uma breve visão geral das funcionalidades que o PHP 8.1 deprecia:</text:p>
      <text:list xml:id="list2686152909" text:style-name="L12">
        <text:list-item>
          <text:p text:style-name="P34"><text:a xlink:type="simple" xlink:href="https://kinsta.com/pt/blog/php-8-1/#no-pode-passar-de-parmetros-de-funo-null-para-nonnulled" text:style-name="Internet_20_link" text:visited-style-name="Visited_20_Internet_20_Link">Não pode passar de parâmetros de função null para non-nulled</text:a></text:p>
        </text:list-item>
        <text:list-item>
          <text:p text:style-name="P34"><text:a xlink:type="simple" xlink:href="https://kinsta.com/pt/blog/php-8-1/#uso-restrito-de-globals" text:style-name="Internet_20_link" text:visited-style-name="Visited_20_Internet_20_Link">Uso restrito de $GLOBALS</text:a></text:p>
        </text:list-item>
        <text:list-item>
          <text:p text:style-name="P34"><text:a xlink:type="simple" xlink:href="https://kinsta.com/pt/blog/php-8-1/#declaraes-do-tipo-retorno-para-funes-internas" text:style-name="Internet_20_link" text:visited-style-name="Visited_20_Internet_20_Link">Declarações do tipo retorno para funções internas</text:a></text:p>
        </text:list-item>
        <text:list-item>
          <text:p text:style-name="P34"><text:a xlink:type="simple" xlink:href="https://kinsta.com/pt/blog/php-8-1/#interface-serializvel-deprecivel" text:style-name="Internet_20_link" text:visited-style-name="Visited_20_Internet_20_Link">Interface serializável depreciável</text:a></text:p>
        </text:list-item>
        <text:list-item>
          <text:p text:style-name="P34"><text:a xlink:type="simple" xlink:href="https://kinsta.com/pt/blog/php-8-1/#converses-depreciadas-no-compatveis-do-float-para-int" text:style-name="Internet_20_link" text:visited-style-name="Visited_20_Internet_20_Link">Conversões depreciadas não compatíveis do Float para int</text:a></text:p>
        </text:list-item>
        <text:list-item>
          <text:p text:style-name="P34"><text:a xlink:type="simple" xlink:href="https://kinsta.com/pt/blog/php-8-1/#os-mtodos-mysqliget_client_infoe-mysqli_get_client_infoparam-so-depreciados-" text:style-name="Internet_20_link" text:visited-style-name="Visited_20_Internet_20_Link">Os métodos mysqli::get_client_infoe mysqli_get_client_info($param) são depreciados </text:a></text:p>
        </text:list-item>
        <text:list-item>
          <text:p text:style-name="P34"><text:a xlink:type="simple" xlink:href="https://kinsta.com/pt/blog/php-8-1/#todas-as-funes-mhashextenso-hash-so-depreciadas" text:style-name="Internet_20_link" text:visited-style-name="Visited_20_Internet_20_Link">Todas as funções mhash*()(extensão hash) são depreciadas</text:a></text:p>
        </text:list-item>
        <text:list-item>
          <text:p text:style-name="P34"><text:a xlink:type="simple" xlink:href="https://kinsta.com/pt/blog/php-8-1/#os-parmetros-filterdefault-e-filterdefault_options-so-depreciadosd" text:style-name="Internet_20_link" text:visited-style-name="Visited_20_Internet_20_Link">Os parâmetros filter.default e filter.default_options são depreciadosd</text:a></text:p>
        </text:list-item>
        <text:list-item>
          <text:p text:style-name="P34"><text:a xlink:type="simple" xlink:href="https://kinsta.com/pt/blog/php-8-1/#depreciar-a-autovivification-em-falso" text:style-name="Internet_20_link" text:visited-style-name="Visited_20_Internet_20_Link">Depreciar a autovivification em falso</text:a></text:p>
        </text:list-item>
        <text:list-item>
          <text:p text:style-name="P14"><text:a xlink:type="simple" xlink:href="https://kinsta.com/pt/blog/php-8-1/#a-propriedade-mysqli_driverdriver_version--depreciada" text:style-name="Internet_20_link" text:visited-style-name="Visited_20_Internet_20_Link">A propriedade mysqli_driver-&gt;driver_version é depreciada</text:a></text:p>
        </text:list-item>
      </text:list>
      <text:h text:style-name="Heading_20_3" text:outline-level="3"><text:bookmark text:name="no-pode-passar-de-parmetros-de-funo-null-para-nonnulled"/>Não pode passar de parâmetros de função <text:span text:style-name="Source_20_Text">null</text:span> para non-nulled</text:h>
      <text:p text:style-name="Text_20_body">A partir do PHP 8.0, suas funções internas aceitam silenciosamente valores <text:span text:style-name="Source_20_Text">null</text:span> mesmo para argumentos não-nulos. O mesmo não se aplica às funções definidas pelo usuário – elas só aceitam valores <text:span text:style-name="Source_20_Text">null</text:span> para argumentos não nulos.</text:p>
      <text:p text:style-name="Text_20_body">Por exemplo, considere este uso:</text:p>
      <text:p text:style-name="Preformatted_20_Text"><text:span text:style-name="Source_20_Text">var_dump(str_contains("foobar", null));</text:span></text:p>
      <text:p text:style-name="P2"><text:span text:style-name="Source_20_Text">// bool(true)</text:span></text:p>
      <text:p text:style-name="Text_20_body">Aqui, o valor <text:span text:style-name="Source_20_Text">null</text:span> é silenciosamente convertido para uma string vazia. Assim, o resultado retorna <text:span text:style-name="Source_20_Text">true</text:span>.</text:p>
      <text:p text:style-name="Text_20_body"><text:soft-page-break/><text:a xlink:type="simple" xlink:href="https://wiki.php.net/rfc/deprecate_null_to_scalar_internal_arg" office:target-frame-name="_blank" xlink:show="new" text:style-name="Internet_20_link" text:visited-style-name="Visited_20_Internet_20_Link">Esta RFC</text:a> visa sincronizar o comportamento das funções internas lançando um aviso de depreciação no PHP 8.1.</text:p>
      <text:p text:style-name="Preformatted_20_Text"><text:span text:style-name="Source_20_Text">var_dump(str_contains("foobar", null));</text:span></text:p>
      <text:p text:style-name="P2"><text:span text:style-name="Source_20_Text">// Deprecated: Passing null to argument of type string is deprecated</text:span></text:p>
      <text:p text:style-name="Text_20_body">A depreciação se tornará um TypeError na próxima grande versão do PHP (ou seja, PHP &gt;=9.0), tornando o comportamento das funções internas consistente com as funções definidas pelo usuário.</text:p>
      <text:h text:style-name="Heading_20_3" text:outline-level="3"><text:bookmark text:name="uso-restrito-de-globals"/><text:span text:style-name="Strong_20_Emphasis">Uso restrito de</text:span> <text:span text:style-name="Source_20_Text">$GLOBALS</text:span></text:h>
      <text:p text:style-name="Text_20_body">A variável <text:span text:style-name="Source_20_Text">$GLOBALS</text:span> do PHP fornece uma referência direta à sua tabela de símbolos internos. O suporte a esta funcionalidade é complexo e afeta o desempenho das operações de array. Além disso, ela foi raramente utilizada.</text:p>
      <text:p text:style-name="Text_20_body">De acordo com <text:a xlink:type="simple" xlink:href="https://wiki.php.net/rfc/restrict_globals_usage" office:target-frame-name="_blank" xlink:show="new" text:style-name="Internet_20_link" text:visited-style-name="Visited_20_Internet_20_Link">a RFC</text:a>, a modificação indireta de <text:span text:style-name="Source_20_Text">$GLOBALS</text:span> não é mais permitida. Esta alteração é retrocompatível.</text:p>
      <text:p text:style-name="Text_20_body">O impacto desta mudança é relativamente baixo:</text:p>
      <text:p text:style-name="Quotations"><text:span text:style-name="Emphasis">Nos pacotes de compositores 2k encontrei </text:span><text:a xlink:type="simple" xlink:href="https://gist.github.com/nikic/9fd95866f9811b349b947f63214ad7a9" office:target-frame-name="_blank" xlink:show="new" text:style-name="Internet_20_link" text:visited-style-name="Visited_20_Internet_20_Link"><text:span text:style-name="Emphasis">23 caixas que usam $GLOBALS</text:span></text:a> <text:span text:style-name="Emphasis">sem desreferenciá-los diretamente. Baseado em uma inspeção superficial, existem apenas dois casos em que </text:span><text:span text:style-name="Emphasis"><text:span text:style-name="Strong_20_Emphasis">o $GLOBALS </text:span></text:span><text:span text:style-name="Emphasis">não é utilizado de forma somente leitura.</text:span></text:p>
      <text:p text:style-name="Text_20_body">Entretanto, o uso de <text:span text:style-name="Source_20_Text">$GLOBALS</text:span> apenas para leitura continua a funcionar como de costume. O que não é mais suportado é escrever para o <text:span text:style-name="Source_20_Text">$GLOBALS</text:span> como um todo. Como resultado, você pode esperar um ligeiro <text:a xlink:type="simple" xlink:href="https://kinsta.com/pt/blog/ferramentas-teste-desempenho/" text:style-name="Internet_20_link" text:visited-style-name="Visited_20_Internet_20_Link">aumento de desempenho</text:a>, especialmente quando se trabalha com arrays PHP comuns.</text:p>
      <text:h text:style-name="Heading_20_3" text:outline-level="3"><text:bookmark text:name="declaraes-do-tipo-retorno-para-funes-internas"/>Declarações do tipo retorno para funções internas</text:h>
      <text:p text:style-name="Text_20_body">O PHP 8.0 permitiu que os desenvolvedores declarassem parâmetros e tipos de retorno para a maioria das funções e métodos internos. Isso foi possível graças a várias RFCs, como <text:a xlink:type="simple" xlink:href="https://kinsta.com/pt/blog/php-8/#type-errors-internal-functions" text:style-name="Internet_20_link" text:visited-style-name="Visited_20_Internet_20_Link">erros de tipo consistentes para funções internas</text:a>, <text:a xlink:type="simple" xlink:href="https://kinsta.com/pt/blog/php-8/#union-types-2-0" text:style-name="Internet_20_link" text:visited-style-name="Visited_20_Internet_20_Link">Union Types 2.0</text:a>, e <text:a xlink:type="simple" xlink:href="https://wiki.php.net/rfc/mixed_type_v2" office:target-frame-name="_blank" xlink:show="new" text:style-name="Internet_20_link" text:visited-style-name="Visited_20_Internet_20_Link">Mixed Type v2</text:a>.</text:p>
      <text:p text:style-name="Text_20_body">No entanto, há muitos casos em que a informação do tipo pode estar faltando. Alguns deles incluem um tipo com recursos, parâmetros de passagem por reflexo, tipo de retorno de métodos não-final e funções ou métodos que não analisam parâmetros de acordo com as regras gerais. Você pode ler os detalhes exatos em <text:a xlink:type="simple" xlink:href="https://wiki.php.net/rfc/internal_method_return_types" office:target-frame-name="_blank" xlink:show="new" text:style-name="Internet_20_link" text:visited-style-name="Visited_20_Internet_20_Link">sua RFC</text:a>.</text:p>
      <text:p text:style-name="Text_20_body">Esta RFC só aborda o problema com o tipo de retorno de métodos não-final. No entanto, ao invés de eliminá-la imediatamente, a equipe PHP fornece um caminho de migração gradual para atualizar suas bases de código com os tipos de retorno dos métodos relevantes.</text:p>
      <text:p text:style-name="Text_20_body"><text:span text:style-name="Emphasis">Tipos de retorno de método interno não-final – quando possível – são declarados provisoriamente no PHP 8.1, e eles serão aplicados no PHP 9.0. Isso significa que nas versões do PHP 8.x, um aviso “depreciado” é levantado durante verificações de herança quando um método interno é sobreposto de uma forma que os tipos de retorno são incompatíveis, e o PHP 9.0 tornará esses tipos um erro fatal.</text:span></text:p>
      <text:p text:style-name="Text_20_body">Se você vir este aviso de depreciação após a atualização para o PHP 8.1, certifique-se de atualizar os tipos de retorno dos seus métodos.</text:p>
      <text:h text:style-name="Heading_20_3" text:outline-level="3"><text:bookmark text:name="interface-serializvel-deprecivel"/><text:soft-page-break/>Interface serializável depreciável</text:h>
      <text:p text:style-name="Text_20_body">O PHP 7.4 introduziu o <text:a xlink:type="simple" xlink:href="https://kinsta.com/pt/blog/php-7-4/#serialization" text:style-name="Internet_20_link" text:visited-style-name="Visited_20_Internet_20_Link">mecanismo de objetos </text:a><text:a xlink:type="simple" xlink:href="https://kinsta.com/pt/blog/php-7-4/#serialization" text:style-name="Internet_20_link" text:visited-style-name="Visited_20_Internet_20_Link">serializávelde </text:a><text:a xlink:type="simple" xlink:href="https://kinsta.com/pt/blog/php-7-4/#serialization" text:style-name="Internet_20_link" text:visited-style-name="Visited_20_Internet_20_Link">personalizados</text:a> com dois novos métodos mágicos: <text:span text:style-name="Source_20_Text">__serialize()</text:span> e <text:span text:style-name="Source_20_Text">__unserialize()</text:span>. Estes novos métodos visam substituir a interface <text:span text:style-name="Strong_20_Emphasis">Serializable</text:span> quebrada eventualmente.</text:p>
      <text:p text:style-name="Text_20_body">Este <text:a xlink:type="simple" xlink:href="https://wiki.php.net/rfc/phase_out_serializable" office:target-frame-name="_blank" xlink:show="new" text:style-name="Internet_20_link" text:visited-style-name="Visited_20_Internet_20_Link">RFC propõe</text:a> finalizar essa decisão, estabelecendo um plano para a eventual remoção do <text:span text:style-name="Strong_20_Emphasis">Serializable</text:span>.</text:p>
      <text:p text:style-name="Text_20_body">No PHP 8.1, se você implementar a interface <text:span text:style-name="Strong_20_Emphasis">Serializable</text:span> sem implementar os métodos <text:span text:style-name="Source_20_Text">__serialize()</text:span> e <text:span text:style-name="Source_20_Text">__unserialize()</text:span>, o PHP irá lançar um aviso de “Deprecated”.</text:p>
      <text:p text:style-name="P2"><text:span text:style-name="Source_20_Text">Deprecated: The Serializable interface is deprecated. Implement __serialize() and __unserialize() instead (or in addition, if support for old PHP versions is necessary) in ... on line ...</text:span></text:p>
      <text:p text:style-name="Text_20_body">Se você está suportando <text:span text:style-name="Strong_20_Emphasis">PHP &lt;7.4 </text:span>e <text:span text:style-name="Strong_20_Emphasis">PHP &gt;=7.4</text:span>, você deve implementar tanto a interface <text:span text:style-name="Strong_20_Emphasis">Serializável </text:span>quanto os novos métodos mágicos. Nas versões <text:span text:style-name="Strong_20_Emphasis">PHP &gt;=7.4</text:span>, os métodos mágicos terão precedência.</text:p>
      <text:h text:style-name="Heading_20_3" text:outline-level="3"><text:bookmark text:name="converses-depreciadas-no-compatveis-do-float-para-int"/>Conversões depreciadas não compatíveis do <text:span text:style-name="Source_20_Text">Float</text:span> para <text:span text:style-name="Source_20_Text">int</text:span></text:h>
      <text:p text:style-name="Text_20_body">PHP é uma linguagem dinamicamente tipada. Como tal, há muitos casos em que a coerção do tipo ocorre naturalmente. A maioria dessas coerciões são inofensivas e super convenientes.</text:p>
      <text:p text:style-name="Text_20_body">Entretanto, quando um número de <text:span text:style-name="Strong_20_Emphasis">float</text:span> é convertido em um <text:span text:style-name="Strong_20_Emphasis">integer</text:span>, muitas vezes envolve perda de dados. Por exemplo, quando a margem de flutuação <text:span text:style-name="Strong_20_Emphasis">3.14 </text:span>é convertida em um integer <text:span text:style-name="Strong_20_Emphasis">3</text:span>, ela perde seu valor fracionário.</text:p>
      <text:p text:style-name="Text_20_body">O mesmo acontece quando o float está fora da faixa inteira da plataforma, ou quando uma seqüência de floats é convertida em um integer .</text:p>
      <text:p text:style-name="Text_20_body">O PHP 8.1 retifica este comportamento e traz seu tipo dinâmico coercing mais alinhado com a maioria das linguagens de programação modernas. O objetivo é tornar tais coercões previsíveis e intuitivas.</text:p>
      <text:p text:style-name="Text_20_body">No PHP 8.1, você verá um aviso de depreciação quando um <text:span text:style-name="Strong_20_Emphasis">float</text:span> não compatível é implicitamente coagido a uma <text:span text:style-name="Strong_20_Emphasis">int</text:span>. Mas o que constitui uma flutuação não compatível com um integer ? <text:a xlink:type="simple" xlink:href="https://wiki.php.net/rfc/implicit-float-int-deprecate" office:target-frame-name="_blank" xlink:show="new" text:style-name="Internet_20_link" text:visited-style-name="Visited_20_Internet_20_Link">A RFC</text:a> responde a isto:</text:p>
      <text:p text:style-name="Text_20_body"><text:span text:style-name="Emphasis">Diz-se que um float é compatível com um integer se possuir as seguintes características:</text:span></text:p>
      <text:list xml:id="list2276141697" text:style-name="L13">
        <text:list-item>
          <text:p text:style-name="P35"><text:span text:style-name="Emphasis">É um número (ou seja, não NaN ou Infinity)</text:span> </text:p>
        </text:list-item>
        <text:list-item>
          <text:p text:style-name="P35"><text:span text:style-name="Emphasis">Está no alcance de um integer PHP (dependente da plataforma)</text:span> </text:p>
        </text:list-item>
        <text:list-item>
          <text:p text:style-name="P15"><text:span text:style-name="Emphasis">Não tem parte fracionária</text:span> </text:p>
        </text:list-item>
      </text:list>
      <text:p text:style-name="Text_20_body">Este aviso de depreciação irá actualizar para um <text:span text:style-name="Strong_20_Emphasis">TypeError </text:span>na próxima versão principal do PHP (i.e. PHP 9.0).</text:p>
      <text:h text:style-name="Heading_20_3" text:outline-level="3"><text:bookmark text:name="os-mtodos-mysqliget_client_infoe-mysqli_get_client_infoparam-so-depreciados-"/><text:span text:style-name="Strong_20_Emphasis">Os métodos </text:span><text:span text:style-name="Source_20_Text">mysqli::get_client_info</text:span><text:span text:style-name="Strong_20_Emphasis">e </text:span><text:span text:style-name="Source_20_Text">mysqli_get_client_info($param)</text:span> <text:span text:style-name="Strong_20_Emphasis">são depreciados </text:span></text:h>
      <text:p text:style-name="Text_20_body">A API do cliente MySQL define duas constantes: <text:span text:style-name="Source_20_Text">client_info</text:span> (uma string) e <text:span text:style-name="Source_20_Text">client_version</text:span> (uma int). O MySQL Native Driver (MySQLnd) faz parte da fonte PHP oficial <text:soft-page-break/>e associa estas constantes à versão PHP. Na libmysql, elas representam a versão da biblioteca cliente no momento da compilação.</text:p>
      <text:p text:style-name="Text_20_body">Antes do PHP 8.1, mysqli expunha estas constantes de 4 maneiras: <text:span text:style-name="Source_20_Text">mysqli_driver</text:span> properties, <text:span text:style-name="Source_20_Text">mysqli </text:span><text:span text:style-name="Source_20_Text"><text:span text:style-name="Strong_20_Emphasis">properties</text:span></text:span>, <text:span text:style-name="Source_20_Text">mysqli_get_client_info()</text:span> function, e <text:span text:style-name="Source_20_Text">mysqli::get_client_info</text:span> method. No entanto, não há método para <text:span text:style-name="Source_20_Text">client_version</text:span>.</text:p>
      <text:p text:style-name="Text_20_body">MySQLnd expõe estas constantes de 2 maneiras ao PHP: uma constante e uma chamada de função. Para unificar os métodos de acesso mysqli com estas duas mesmas opções, o PHP 8.1 está depreciando estas outras duas opções:</text:p>
      <text:list xml:id="list3478709465" text:style-name="L14">
        <text:list-item>
          <text:p text:style-name="P36"><text:span text:style-name="Source_20_Text">get_client_info</text:span> método na classe <text:span text:style-name="Strong_20_Emphasis">mysqli</text:span>. Em vez disso, você pode simplesmente usar a função <text:span text:style-name="Source_20_Text">mysqli_get_client_info()</text:span>. </text:p>
        </text:list-item>
        <text:list-item>
          <text:p text:style-name="P16"><text:span text:style-name="Source_20_Text">mysqli_get_client_info()</text:span> com parâmetros. Chame a função sem nenhum parâmetro para evitar o aviso de depreciação. </text:p>
        </text:list-item>
      </text:list>
      <text:p text:style-name="Text_20_body">Leia mais sobre esta desvalorização em <text:a xlink:type="simple" xlink:href="https://github.com/php/php-src/pull/6777" office:target-frame-name="_blank" xlink:show="new" text:style-name="Internet_20_link" text:visited-style-name="Visited_20_Internet_20_Link">sua página do GitHub</text:a>.</text:p>
      <text:h text:style-name="Heading_20_3" text:outline-level="3"><text:bookmark text:name="todas-as-funes-mhashextenso-hash-so-depreciadas"/>Todas as funções <text:span text:style-name="Source_20_Text">mhash*()</text:span>(extensão hash) são depreciadas</text:h>
      <text:p text:style-name="Text_20_body">O PHP 5.3 integra funções <text:span text:style-name="Source_20_Text">mhash*()</text:span> em <text:span text:style-name="Source_20_Text">ext/hash</text:span> como uma camada de compatibilidade para <text:span text:style-name="Source_20_Text">ext/mhash</text:span>. Mais tarde, o PHP 7.0 removeu o <text:span text:style-name="Source_20_Text">ext/mhash</text:span>.</text:p>
      <text:p text:style-name="Text_20_body">Ao contrário das funções <text:span text:style-name="Source_20_Text">hash_*()</text:span>, as funções <text:span text:style-name="Source_20_Text">mhash*()</text:span> nem sempre estão disponíveis. Você tem que habilitá-las separadamente enquanto configura o PHP.</text:p>
      <text:p text:style-name="Text_20_body">No PHP 7.4, a extensão hash foi empacotada junto com o PHP, tornando-a uma extensão padrão para o PHP. Entretanto, ela ainda suportava a opção <text:span text:style-name="Source_20_Text">--enable-mhash</text:span> por razões de compatibilidade.</text:p>
      <text:p text:style-name="Text_20_body">A equipe PHP decidiu <text:a xlink:type="simple" xlink:href="https://wiki.php.net/rfc/deprecations_php_8_1#mhash_function_family" office:target-frame-name="_blank" xlink:show="new" text:style-name="Internet_20_link" text:visited-style-name="Visited_20_Internet_20_Link">depreciar as funções mhash*()</text:a> no PHP 8.1, e removê-las completamente no PHP 9.0. As funções depreciadas são <text:span text:style-name="Source_20_Text">mhash()</text:span>, <text:span text:style-name="Source_20_Text">mhash_keygen_s2k()</text:span>, <text:span text:style-name="Source_20_Text">mhash_count()</text:span>, <text:span text:style-name="Source_20_Text">mhash_get_block_size()</text:span> e <text:span text:style-name="Source_20_Text">mhash_get_hash_name()</text:span>. Você pode usar a funcionalidade padrão <text:span text:style-name="Source_20_Text">ext/hash</text:span> no lugar deles.</text:p>
      <text:h text:style-name="Heading_20_3" text:outline-level="3"><text:bookmark text:name="os-parmetros-filterdefault-e-filterdefault_options-so-depreciadosd"/>Os parâmetros <text:span text:style-name="Source_20_Text">filter.default</text:span> e <text:span text:style-name="Source_20_Text">filter.default_options</text:span> são depreciadosd</text:h>
      <text:p text:style-name="Text_20_body">As configurações padrão do PHP <text:span text:style-name="Source_20_Text">filter.default</text:span> INI permitem que você aplique um filtro a todos os super-globais do PHP – ou seja, dados GPCRS (<text:span text:style-name="Source_20_Text">$_GET</text:span>, <text:span text:style-name="Source_20_Text">$_POST</text:span>, <text:span text:style-name="Source_20_Text">$_COOKIE</text:span>, <text:span text:style-name="Source_20_Text">$_REQUEST</text:span>, e <text:span text:style-name="Source_20_Text">$_SERVER</text:span>).</text:p>
      <text:p text:style-name="Text_20_body">Por exemplo, você pode definir <text:span text:style-name="Source_20_Text">filter.default=magic_quotes</text:span> ou f<text:span text:style-name="Source_20_Text">ilter.default=add_slashes</text:span> (baseado na versão do PHP) para ressuscitar o recurso de <text:a xlink:type="simple" xlink:href="https://en.wikipedia.org/wiki/Magic_quotes" office:target-frame-name="_blank" xlink:show="new" text:style-name="Internet_20_link" text:visited-style-name="Visited_20_Internet_20_Link">citações mágicas controversas e inseguras</text:a> do PHP (removido no PHP 5.4).</text:p>
      <text:p text:style-name="Text_20_body">A configuração padrão do <text:span text:style-name="Source_20_Text">filter.default</text:span> INI fornece funcionalidade adicional, permitindo muitos mais filtros, tornando-o ainda pior. Por exemplo, sua outra opção – <text:span text:style-name="Source_20_Text">filter.default=special_chars</text:span> – permite citações mágicas apenas para HTML. Há muito menos consciência destas configurações.</text:p>
      <text:p text:style-name="Text_20_body"><text:soft-page-break/>O PHP 8.1 irá <text:a xlink:type="simple" xlink:href="https://wiki.php.net/rfc/deprecations_php_8_1#filterdefault_ini_setting" office:target-frame-name="_blank" xlink:show="new" text:style-name="Internet_20_link" text:visited-style-name="Visited_20_Internet_20_Link">lançar um aviso de depreciação</text:a> se o <text:span text:style-name="Source_20_Text">filter.default</text:span> estiver definido para qualquer valor diferente de <text:span text:style-name="Source_20_Text">unsafe_raw</text:span> (o padrão). Você não verá um aviso de depreciação separado para f<text:span text:style-name="Source_20_Text">ilter.default_options</text:span>, mas o PHP 9.0 removerá essas duas configurações INI.</text:p>
      <text:p text:style-name="Text_20_body">Como alternativa, você pode começar a usar a função <text:a xlink:type="simple" xlink:href="https://www.php.net/manual/en/function.filter-var.php" office:target-frame-name="_blank" xlink:show="new" text:style-name="Internet_20_link" text:visited-style-name="Visited_20_Internet_20_Link">filter_var().</text:a> Ela filtra variáveis com o filtro especificado.</text:p>
      <text:h text:style-name="Heading_20_3" text:outline-level="3"><text:bookmark text:name="depreciar-a-autovivification-em-falso"/><text:span text:style-name="Strong_20_Emphasis">Depreciar a </text:span><text:span text:style-name="Source_20_Text">autovivification</text:span> <text:span text:style-name="Strong_20_Emphasis">em falso</text:span></text:h>
      <text:p text:style-name="Text_20_body">O PHP permite a autocriação (autocriação de arrays a partir de valores falsos). Esta característica é super útil se a variável é indefinida.</text:p>
      <text:p text:style-name="Text_20_body">No entanto, não é ideal criar automaticamente um array quando o valor é falso ou nulo.</text:p>
      <text:p text:style-name="Text_20_body">Este <text:a xlink:type="simple" xlink:href="https://wiki.php.net/rfc/autovivification_false" office:target-frame-name="_blank" xlink:show="new" text:style-name="Internet_20_link" text:visited-style-name="Visited_20_Internet_20_Link">RFC desabilita a autovivificação</text:a> a partir de valores falsos. Entretanto, note que a autovivificação a partir de variáveis indefinidas e nulas ainda é permitida.</text:p>
      <text:p text:style-name="Text_20_body">No PHP 8.1, anexando a uma variável do tipo false irá emitir um aviso de depreciação:</text:p>
      <text:p text:style-name="P2"><text:span text:style-name="Source_20_Text">Deprecated: Automatic conversion of false to array is deprecated in</text:span></text:p>
      <text:p text:style-name="Text_20_body">O PHP 9.0 vai lançar um erro fatal para o mesmo, que é idêntico a outros tipos escalares.</text:p>
      <text:h text:style-name="Heading_20_3" text:outline-level="3"><text:bookmark text:name="a-propriedade-mysqli_driverdriver_version--depreciada"/>A propriedade <text:span text:style-name="Source_20_Text">mysqli_driver-&gt;driver_version</text:span> é depreciada</text:h>
      <text:p text:style-name="Text_20_body">A propriedade <text:span text:style-name="Strong_20_Emphasis">mysqli_driver-&gt;driver_version </text:span>da extensão MySQLi não é atualizada há 13 anos. Apesar de muitas mudanças no driver desde então, ele ainda retorna o valor da versão antiga do driver, tornando esta propriedade sem sentido.</text:p>
      <text:p text:style-name="Text_20_body">No PHP 8.1, a <text:a xlink:type="simple" xlink:href="https://github.com/php/php-src/commit/3dfd3558ca2f63f" office:target-frame-name="_blank" xlink:show="new" text:style-name="Internet_20_link" text:visited-style-name="Visited_20_Internet_20_Link">propriedade mysqli_driver-&gt;driver_version é depreciada</text:a>.</text:p>
      <text:h text:style-name="Heading_20_2" text:outline-level="2"><text:bookmark text:name="outras-alteraes-menores"/>Outras alterações menores</text:h>
      <text:p text:style-name="Text_20_body">Há <text:a xlink:type="simple" xlink:href="https://wiki.php.net/rfc/deprecations_php_8_1" office:target-frame-name="_blank" xlink:show="new" text:style-name="Internet_20_link" text:visited-style-name="Visited_20_Internet_20_Link">muito mais depreciações no PHP 8.1</text:a>. Listar todas elas aqui será um exercício exaustivo. Nós recomendamos que você verifique diretamente a RFC para estas pequenas depreciações.4</text:p>
      <text:p text:style-name="Text_20_body">A página GitHub do PHP também inclui um guia <text:a xlink:type="simple" xlink:href="https://github.com/php/php-src/blob/master/UPGRADING" office:target-frame-name="_blank" xlink:show="new" text:style-name="Internet_20_link" text:visited-style-name="Visited_20_Internet_20_Link">PHP 8.1 UPGRADE NOTES.</text:a> Ele lista todas as mudanças que você deve considerar antes de atualizar para o PHP 8.1.</text:p>
      <text:p text:style-name="Text_20_body"><text:a xlink:type="simple" xlink:href="https://twitter.com/intent/tweet?url=https%3A%2F%2Fkinsta.com%2Fpt%2Fblog%2Fphp-8-1%2F&amp;via=kinsta_pt&amp;text=Você+está+pronto+para+o+PHP+8.1%3F+👀+Veja+todas+as+novas+funcionalidades+neste+artigo+🚀&amp;hashtags=PHP%2CWordPress" office:target-frame-name="_blank" xlink:show="new" text:style-name="Internet_20_link" text:visited-style-name="Visited_20_Internet_20_Link">Você está pronto para o PHP 8.1? 👀 Veja todas as novas funcionalidades neste artigo 🚀Click to Tweet</text:a></text:p>
      <text:h text:style-name="Heading_20_2" text:outline-level="2"><text:bookmark text:name="resumo"/>Resumo</text:h>
      <text:p text:style-name="Text_20_body">O PHP 8.1 não está muito longe. E já promete superar seu <text:a xlink:type="simple" xlink:href="https://kinsta.com/pt/blog/php-8/" text:style-name="Internet_20_link" text:visited-style-name="Visited_20_Internet_20_Link">antecessor</text:a>, o que não é um feito pequeno. Quando ele for lançado, você pode ter certeza de que <text:a xlink:type="simple" xlink:href="https://kinsta.com/pt/blog/versoes-do-php/" text:style-name="Internet_20_link" text:visited-style-name="Visited_20_Internet_20_Link">a Kinsta suportará o PHP 8.1</text:a> tanto para ambientes de produção (ao vivo) quanto para teste (inclusive no <text:a xlink:type="simple" xlink:href="https://kinsta.com/pt/devkinsta/" text:style-name="Internet_20_link" text:visited-style-name="Visited_20_Internet_20_Link">DevKinsta</text:a>).</text:p>
      <text:p text:style-name="Text_20_body">Nós pensamos que as funcionalidades mais excitantes do PHP 8.1 são Enums, Fibers, Intersection Types, e suas muitas melhorias de desempenho. Mal podemos esperar para colocar o PHP 8.1 através dos seus passos e fazer benchmark de várias <text:a xlink:type="simple" xlink:href="https://kinsta.com/pt/blog/frameworks-php-populares/" text:style-name="Internet_20_link" text:visited-style-name="Visited_20_Internet_20_Link">frameworks PHP</text:a> e <text:a xlink:type="simple" xlink:href="https://kinsta.com/pt/participacao-mercado-cms-global/" text:style-name="Internet_20_link" text:visited-style-name="Visited_20_Internet_20_Link">CMSs</text:a>.</text:p>
      <text:p text:style-name="Text_20_body"><text:soft-page-break/>Certifique-se de marcar este artigo no blog para sua referência futura.</text:p>
      <text:p text:style-name="Text_20_body"><text:span text:style-name="Emphasis">Qual PHP 8.1 é o seu recurso favorito? Compartilhe suas idéias com a comunidade na seção de comentários abaixo.</text:span> </text:p>
      <text:p text:style-name="Horizontal_20_Line"/>
      <text:p text:style-name="Text_20_body">Economize tempo, custos e otimize o desempenho do seu site com:</text:p>
      <text:list xml:id="list1938002785" text:style-name="L15">
        <text:list-item>
          <text:p text:style-name="P37">Ajuda instantânea de especialistas em hospedagem do WordPress, 24/7. </text:p>
        </text:list-item>
        <text:list-item>
          <text:p text:style-name="P37">Integração do Cloudflare Enterprise. </text:p>
        </text:list-item>
        <text:list-item>
          <text:p text:style-name="P37">Alcance global com 29 centros de dados em todo o mundo. </text:p>
        </text:list-item>
        <text:list-item>
          <text:p text:style-name="P17">Otimização com nosso monitoramento integrado de desempenho de aplicativos. </text:p>
        </text:list-item>
      </text:list>
      <text:p text:style-name="Text_20_body">Tudo isso e muito mais em um plano sem contratos de longo prazo, migrações assistidas e uma garantia de 30 dias de devolução do dinheiro. <text:a xlink:type="simple" xlink:href="https://kinsta.com/pt/planos/" text:style-name="Internet_20_link" text:visited-style-name="Visited_20_Internet_20_Link">Confira nossos planos</text:a> ou <text:a xlink:type="simple" xlink:href="https://kinsta.com/pt/fale-conosco/" text:style-name="Internet_20_link" text:visited-style-name="Visited_20_Internet_20_Link">entre em contato com as vendas</text:a> com as vendas para encontrar o plano certo para você. </text:p>
      <text:p text:style-name="Standard"><text:a xlink:type="simple" xlink:href="https://kinsta.com/pt/blog/php-8-1/" text:style-name="Internet_20_link" text:visited-style-name="Visited_20_Internet_20_Link">https://kinsta.com/pt/blog/php-8-1/</text:a></text:p>
      <text:p text:style-name="Standard"/>
      <text:h text:style-name="P1" text:outline-level="1">What's new in PHP 8.1 </text:h>
      <text:p text:style-name="Text_20_body">PHP 8.1 was released on <text:a xlink:type="simple" xlink:href="https://wiki.php.net/todo/php81" office:target-frame-name="_blank" xlink:show="new" text:style-name="Internet_20_link" text:visited-style-name="Visited_20_Internet_20_Link">November 25, 2021</text:a>. It's currently the latest PHP version. In this post, we'll go through all features, performance improvements, changes and deprecations one by one.</text:p>
      <text:p text:style-name="Text_20_body">Do you want to learn more about PHP 8.1? There's <text:a xlink:type="simple" xlink:href="https://road-to-php.com/" text:style-name="Internet_20_link" text:visited-style-name="Visited_20_Internet_20_Link">The Road to PHP 8.1</text:a>. For the next 10 days, you'll receive a daily email covering a new and exiting feature of PHP 8.1; afterwards you'll be automatically unsubscribed, so no spam or followup. <text:a xlink:type="simple" xlink:href="https://road-to-php.com/" text:style-name="Internet_20_link" text:visited-style-name="Visited_20_Internet_20_Link">Subscribe now!</text:a> </text:p>
      <text:h text:style-name="Heading_20_2" text:outline-level="2"><text:bookmark text:name="new-features"/>New features</text:h>
      <text:p text:style-name="Text_20_body">As with every release, PHP 8.1 adds some nice new features. Keep in mind that this list will grow over the year.</text:p>
      <text:p text:style-name="Text_20_body">👍 </text:p>
      <text:h text:style-name="Heading_20_3" text:outline-level="3"><text:bookmark text:name="enums-rfc"/>Enums <text:a xlink:type="simple" xlink:href="https://wiki.php.net/rfc/enumerations" office:target-frame-name="_blank" xlink:show="new" text:style-name="Internet_20_link" text:visited-style-name="Visited_20_Internet_20_Link"><text:span text:style-name="T2">RFC</text:span></text:a></text:h>
      <text:p text:style-name="Text_20_body">Enums will be added in PHP 8.1! If you're unsure what they can be used for, you can read about them <text:a xlink:type="simple" xlink:href="https://stitcher.io/blog/php-enums" office:target-frame-name="_blank" xlink:show="new" text:style-name="Internet_20_link" text:visited-style-name="Visited_20_Internet_20_Link">here</text:a>.</text:p>
      <text:p text:style-name="Text_20_body">Adding enums would be a significant improvement in PHP, so I for one am very much looking forward seeing enums arrive in PHP 8.1. To give you a quick preview of what they will look like, here's a code sample:</text:p>
      <text:p text:style-name="Preformatted_20_Text"><text:span text:style-name="Source_20_Text">enum Status {</text:span></text:p>
      <text:p text:style-name="Preformatted_20_Text"><text:span text:style-name="Source_20_Text"><text:s text:c="2"/>case Pending;</text:span></text:p>
      <text:p text:style-name="Preformatted_20_Text"><text:span text:style-name="Source_20_Text"><text:s text:c="2"/>case Active;</text:span></text:p>
      <text:p text:style-name="Preformatted_20_Text"><text:span text:style-name="Source_20_Text"><text:s text:c="2"/>case Archived;</text:span></text:p>
      <text:p text:style-name="P2"><text:span text:style-name="Source_20_Text">}</text:span></text:p>
      <text:p text:style-name="Text_20_body">And this is how they will be used:</text:p>
      <text:p text:style-name="Preformatted_20_Text"><text:span text:style-name="Source_20_Text">class Post</text:span></text:p>
      <text:p text:style-name="Preformatted_20_Text"><text:span text:style-name="Source_20_Text">{</text:span></text:p>
      <text:p text:style-name="Preformatted_20_Text"><text:span text:style-name="Source_20_Text"><text:s text:c="4"/>public function __construct(</text:span></text:p>
      <text:p text:style-name="Preformatted_20_Text"><text:span text:style-name="Source_20_Text"><text:s text:c="8"/>private Status $status = Status::Pending;</text:span></text:p>
      <text:p text:style-name="Preformatted_20_Text"><text:span text:style-name="Source_20_Text"><text:s text:c="4"/>) {}</text:span></text:p>
      <text:p text:style-name="Preformatted_20_Text"/>
      <text:p text:style-name="Preformatted_20_Text"><text:span text:style-name="Source_20_Text"><text:s text:c="4"/>public function setStatus(Status $status): void</text:span></text:p>
      <text:p text:style-name="Preformatted_20_Text"><text:span text:style-name="Source_20_Text"><text:s text:c="4"/>{</text:span></text:p>
      <text:p text:style-name="Preformatted_20_Text"><text:span text:style-name="Source_20_Text"><text:s text:c="8"/>// …</text:span></text:p>
      <text:p text:style-name="Preformatted_20_Text"><text:span text:style-name="Source_20_Text"><text:s text:c="4"/>}</text:span></text:p>
      <text:p text:style-name="Preformatted_20_Text"><text:span text:style-name="Source_20_Text">}</text:span></text:p>
      <text:p text:style-name="Preformatted_20_Text"/>
      <text:p text:style-name="P2"><text:span text:style-name="Source_20_Text">$post-&gt;setStatus(Status::Active);</text:span></text:p>
      <text:p text:style-name="Text_20_body">You can find an in-depth analysis of how to use enums in <text:a xlink:type="simple" xlink:href="https://stitcher.io/blog/php-enums" text:style-name="Internet_20_link" text:visited-style-name="Visited_20_Internet_20_Link">this post</text:a>.</text:p>
      <text:p text:style-name="Horizontal_20_Line"/>
      <text:h text:style-name="Heading_20_3" text:outline-level="3"><text:bookmark text:name="fibers-rfc"/><text:soft-page-break/>Fibers <text:a xlink:type="simple" xlink:href="https://wiki.php.net/rfc/fibers" office:target-frame-name="_blank" xlink:show="new" text:style-name="Internet_20_link" text:visited-style-name="Visited_20_Internet_20_Link"><text:span text:style-name="T2">RFC</text:span></text:a></text:h>
      <text:p text:style-name="Text_20_body">Fibers — aka <text:a xlink:type="simple" xlink:href="https://en.wikipedia.org/wiki/Green_threads" office:target-frame-name="_blank" xlink:show="new" text:style-name="Internet_20_link" text:visited-style-name="Visited_20_Internet_20_Link">"green threads"</text:a> — are a low level mechanism to manage parallelism. You probably won't use them directly in your applications, but frameworks like Amphp and ReactPHP will make extensive use of them.</text:p>
      <text:p text:style-name="Text_20_body">Here's a simple example of using fibers:</text:p>
      <text:p text:style-name="Preformatted_20_Text"><text:span text:style-name="Source_20_Text">$fiber = new Fiber(function (): void {</text:span></text:p>
      <text:p text:style-name="Preformatted_20_Text"><text:span text:style-name="Source_20_Text"><text:s text:c="4"/>$valueAfterResuming = Fiber::suspend('after suspending');</text:span></text:p>
      <text:p text:style-name="Preformatted_20_Text"><text:span text:style-name="Source_20_Text"><text:s text:c="4"/></text:span></text:p>
      <text:p text:style-name="Preformatted_20_Text"><text:span text:style-name="Source_20_Text"><text:s text:c="4"/>// … </text:span></text:p>
      <text:p text:style-name="Preformatted_20_Text"><text:span text:style-name="Source_20_Text">});</text:span></text:p>
      <text:p text:style-name="Preformatted_20_Text"><text:span text:style-name="Source_20_Text"><text:s/></text:span></text:p>
      <text:p text:style-name="Preformatted_20_Text"><text:span text:style-name="Source_20_Text">$valueAfterSuspending = $fiber-&gt;start();</text:span></text:p>
      <text:p text:style-name="Preformatted_20_Text"><text:span text:style-name="Source_20_Text"><text:s/></text:span></text:p>
      <text:p text:style-name="P2"><text:span text:style-name="Source_20_Text">$fiber-&gt;resume('after resuming');</text:span></text:p>
      <text:p text:style-name="Text_20_body">If you want to read some more about fibers, what they can and can't do, you can read <text:a xlink:type="simple" xlink:href="https://stitcher.io/blog/fibers-with-a-grain-of-salt" text:style-name="Internet_20_link" text:visited-style-name="Visited_20_Internet_20_Link">this post</text:a>.</text:p>
      <text:p text:style-name="Horizontal_20_Line"/>
      <text:h text:style-name="Heading_20_3" text:outline-level="3"><text:bookmark text:name="performance-improvements-pr"/>Performance improvements <text:a xlink:type="simple" xlink:href="https://github.com/php/php-src/pull/6627" office:target-frame-name="_blank" xlink:show="new" text:style-name="Internet_20_link" text:visited-style-name="Visited_20_Internet_20_Link"><text:span text:style-name="T2">PR</text:span></text:a></text:h>
      <text:p text:style-name="Text_20_body">Dmitry Stogov has added some improvements to opcache, he calls it "<text:a xlink:type="simple" xlink:href="https://github.com/php/php-src/pull/6627" office:target-frame-name="_blank" xlink:show="new" text:style-name="Internet_20_link" text:visited-style-name="Visited_20_Internet_20_Link">inheritance cache</text:a>". This feature allows links between classes to be cached, much like linked classes can be <text:a xlink:type="simple" xlink:href="https://stitcher.io/blog/preloading-in-php-74" office:target-frame-name="_blank" xlink:show="new" text:style-name="Internet_20_link" text:visited-style-name="Visited_20_Internet_20_Link">preloaded</text:a> as of PHP 7.4.</text:p>
      <text:p text:style-name="Text_20_body">Dmitry reports between a 5% and 8% performance increase thanks to this change, a nice little detail to look out for in PHP 8.1.</text:p>
      <text:p text:style-name="Horizontal_20_Line"/>
      <text:h text:style-name="Heading_20_3" text:outline-level="3"><text:bookmark text:name="array-unpacking-with-string-keys-rfc"/>Array unpacking with string keys <text:a xlink:type="simple" xlink:href="https://wiki.php.net/rfc/array_unpacking_string_keys" office:target-frame-name="_blank" xlink:show="new" text:style-name="Internet_20_link" text:visited-style-name="Visited_20_Internet_20_Link"><text:span text:style-name="T2">RFC</text:span></text:a></text:h>
      <text:p text:style-name="Text_20_body">Array unpacking was already allowed in <text:a xlink:type="simple" xlink:href="https://stitcher.io/blog/new-in-php-74" text:style-name="Internet_20_link" text:visited-style-name="Visited_20_Internet_20_Link">PHP 7.4</text:a>, but it only worked with numeric keys. The reason string keys weren't supported before is because there wasn't any consensus on how to merge array duplicates. The RFC cleanly solves this by following the semantics of <text:span text:style-name="Source_20_Text">array_merge</text:span>:</text:p>
      <text:p text:style-name="Preformatted_20_Text"><text:span text:style-name="Source_20_Text">$array1 = ["a" =&gt; 1];</text:span></text:p>
      <text:p text:style-name="Preformatted_20_Text"/>
      <text:p text:style-name="Preformatted_20_Text"><text:span text:style-name="Source_20_Text">$array2 = ["b" =&gt; 2];</text:span></text:p>
      <text:p text:style-name="Preformatted_20_Text"/>
      <text:p text:style-name="Preformatted_20_Text"><text:span text:style-name="Source_20_Text">$array = ["a" =&gt; 0, ...$array1, ...$array2];</text:span></text:p>
      <text:p text:style-name="Preformatted_20_Text"/>
      <text:p text:style-name="P2"><text:span text:style-name="Source_20_Text">var_dump($array); // ["a" =&gt; 1, "b" =&gt; 2]</text:span></text:p>
      <text:p text:style-name="Horizontal_20_Line"/>
      <text:h text:style-name="Heading_20_3" text:outline-level="3"><text:bookmark text:name="new-in-initializers-rfc"/><text:span text:style-name="Source_20_Text">new</text:span> in initializers <text:a xlink:type="simple" xlink:href="https://wiki.php.net/rfc/new_in_initializers" office:target-frame-name="_blank" xlink:show="new" text:style-name="Internet_20_link" text:visited-style-name="Visited_20_Internet_20_Link"><text:span text:style-name="T2">RFC</text:span></text:a></text:h>
      <text:p text:style-name="Text_20_body">This RFC allows you to use the <text:span text:style-name="Source_20_Text">new</text:span> keyword in function definitions as a default parameter, as well as in attribute arguments and other places.</text:p>
      <text:p text:style-name="Preformatted_20_Text"><text:span text:style-name="Source_20_Text">class MyController {</text:span></text:p>
      <text:p text:style-name="Preformatted_20_Text"><text:span text:style-name="Source_20_Text"><text:s text:c="4"/>public function __construct(</text:span></text:p>
      <text:p text:style-name="Preformatted_20_Text"><text:span text:style-name="Source_20_Text"><text:s text:c="8"/>private Logger $logger = new NullLogger(),</text:span></text:p>
      <text:p text:style-name="Preformatted_20_Text"><text:span text:style-name="Source_20_Text"><text:s text:c="4"/>) {}</text:span></text:p>
      <text:p text:style-name="P2"><text:soft-page-break/><text:span text:style-name="Source_20_Text">}</text:span></text:p>
      <text:p text:style-name="Text_20_body">You can read all about this feature in <text:a xlink:type="simple" xlink:href="https://stitcher.io/blog/php-81-new-in-initializers" text:style-name="Internet_20_link" text:visited-style-name="Visited_20_Internet_20_Link">this dedicated post</text:a>.</text:p>
      <text:p text:style-name="Horizontal_20_Line"/>
      <text:h text:style-name="Heading_20_3" text:outline-level="3"><text:bookmark text:name="readonly-properties-rfc"/>Readonly properties <text:a xlink:type="simple" xlink:href="https://wiki.php.net/rfc/readonly_properties_v2" office:target-frame-name="_blank" xlink:show="new" text:style-name="Internet_20_link" text:visited-style-name="Visited_20_Internet_20_Link"><text:span text:style-name="T2">RFC</text:span></text:a></text:h>
      <text:p text:style-name="Text_20_body">Class properties can be marked as readonly, meaning they can only be written once.</text:p>
      <text:p text:style-name="Preformatted_20_Text"><text:span text:style-name="Source_20_Text">class PostData {</text:span></text:p>
      <text:p text:style-name="Preformatted_20_Text"><text:span text:style-name="Source_20_Text"><text:s text:c="4"/>public function __construct(</text:span></text:p>
      <text:p text:style-name="Preformatted_20_Text"><text:span text:style-name="Source_20_Text"><text:s text:c="8"/>public readonly string $title,</text:span></text:p>
      <text:p text:style-name="Preformatted_20_Text"><text:span text:style-name="Source_20_Text"><text:s text:c="8"/>public readonly DateTimeImmutable $date,</text:span></text:p>
      <text:p text:style-name="Preformatted_20_Text"><text:span text:style-name="Source_20_Text"><text:s text:c="4"/>) {}</text:span></text:p>
      <text:p text:style-name="P2"><text:span text:style-name="Source_20_Text">}</text:span></text:p>
      <text:p text:style-name="Text_20_body">Trying to change a readonly property after it has been initialized will result in an error:</text:p>
      <text:p text:style-name="Preformatted_20_Text"><text:span text:style-name="Source_20_Text">$post = new Post('Title', /* … */);</text:span></text:p>
      <text:p text:style-name="Preformatted_20_Text"/>
      <text:p text:style-name="Preformatted_20_Text"><text:span text:style-name="Source_20_Text">$post-&gt;title = 'Other';</text:span></text:p>
      <text:p text:style-name="Preformatted_20_Text"/>
      <text:p text:style-name="P2"><text:span text:style-name="Source_20_Text">Error: Cannot modify readonly property Post::$title</text:span></text:p>
      <text:p text:style-name="Text_20_body">If you want to learn more about readonly properties in depth, you can read <text:a xlink:type="simple" xlink:href="https://stitcher.io/blog/php-81-readonly-properties" text:style-name="Internet_20_link" text:visited-style-name="Visited_20_Internet_20_Link">my followup post</text:a>.</text:p>
      <text:p text:style-name="Horizontal_20_Line"/>
      <text:p text:style-name="Text_20_body">Do you want to learn more about PHP 8.1? There's <text:a xlink:type="simple" xlink:href="https://road-to-php.com/" text:style-name="Internet_20_link" text:visited-style-name="Visited_20_Internet_20_Link">The Road to PHP 8.1</text:a>. For the next 10 days, you'll receive a daily email covering a new and exiting feature of PHP 8.1; afterwards you'll be automatically unsubscribed, so no spam or followup. <text:a xlink:type="simple" xlink:href="https://road-to-php.com/" text:style-name="Internet_20_link" text:visited-style-name="Visited_20_Internet_20_Link">Subscribe now!</text:a> </text:p>
      <text:h text:style-name="Heading_20_3" text:outline-level="3"><text:bookmark text:name="first-class-callable-syntax-rfc"/>First-class callable syntax <text:a xlink:type="simple" xlink:href="https://wiki.php.net/rfc/first_class_callable_syntax" office:target-frame-name="_blank" xlink:show="new" text:style-name="Internet_20_link" text:visited-style-name="Visited_20_Internet_20_Link"><text:span text:style-name="T2">RFC</text:span></text:a></text:h>
      <text:p text:style-name="Text_20_body">You can now make a closure from a callable by calling that callable and passing it <text:span text:style-name="Source_20_Text">...</text:span> as its argument:</text:p>
      <text:p text:style-name="Preformatted_20_Text"><text:span text:style-name="Source_20_Text">function foo(int $a, int $b) { /* … */ }</text:span></text:p>
      <text:p text:style-name="Preformatted_20_Text"/>
      <text:p text:style-name="Preformatted_20_Text"><text:span text:style-name="Source_20_Text">$foo = foo(...);</text:span></text:p>
      <text:p text:style-name="Preformatted_20_Text"/>
      <text:p text:style-name="P2"><text:span text:style-name="Source_20_Text">$foo(a: 1, b: 2);</text:span></text:p>
      <text:p text:style-name="Horizontal_20_Line"/>
      <text:h text:style-name="Heading_20_3" text:outline-level="3"><text:bookmark text:name="pure-intersection-types-rfc"/>Pure intersection types <text:a xlink:type="simple" xlink:href="https://wiki.php.net/rfc/pure-intersection-types" office:target-frame-name="_blank" xlink:show="new" text:style-name="Internet_20_link" text:visited-style-name="Visited_20_Internet_20_Link"><text:span text:style-name="T2">RFC</text:span></text:a></text:h>
      <text:p text:style-name="Text_20_body">You already know about <text:a xlink:type="simple" xlink:href="https://stitcher.io/blog/new-in-php-8#union-types-rfc" text:style-name="Internet_20_link" text:visited-style-name="Visited_20_Internet_20_Link">union types in PHP 8.0</text:a>, and intersection types are a similar feature. Where union types require the input to be one of the given types, intersection types require the input to be all of the specified types. Intersection types are especially useful when you're working with lots of interfaces:</text:p>
      <text:p text:style-name="Preformatted_20_Text"><text:span text:style-name="Source_20_Text">function generateSlug(HasTitle&amp;HasId $post) {</text:span></text:p>
      <text:p text:style-name="Preformatted_20_Text"><text:span text:style-name="Source_20_Text"><text:s text:c="4"/>return strtolower($post-&gt;getTitle()) . $post-&gt;getId();</text:span></text:p>
      <text:p text:style-name="P2"><text:span text:style-name="Source_20_Text">}</text:span></text:p>
      <text:p text:style-name="Text_20_body"><text:soft-page-break/>If you like this style of programming, you'd need to create a new interface <text:span text:style-name="Source_20_Text">Sluggable</text:span> and implement it in <text:span text:style-name="Source_20_Text">$post</text:span>, intersection types get rid of that overhead.</text:p>
      <text:p text:style-name="Horizontal_20_Line"/>
      <text:h text:style-name="Heading_20_3" text:outline-level="3"><text:bookmark text:name="new-never-type-rfc"/>New <text:span text:style-name="Source_20_Text">never</text:span> type <text:a xlink:type="simple" xlink:href="https://wiki.php.net/rfc/noreturn_type" office:target-frame-name="_blank" xlink:show="new" text:style-name="Internet_20_link" text:visited-style-name="Visited_20_Internet_20_Link"><text:span text:style-name="T2">RFC</text:span></text:a></text:h>
      <text:p text:style-name="Text_20_body">The <text:span text:style-name="Source_20_Text">never</text:span> type can be used to indicated that a function will actually stop the program flow. This can be done either by throwing an exception, calling <text:span text:style-name="Source_20_Text">exit</text:span> or other similar functions.</text:p>
      <text:p text:style-name="Preformatted_20_Text"><text:span text:style-name="Source_20_Text">function dd(mixed $input): never</text:span></text:p>
      <text:p text:style-name="Preformatted_20_Text"><text:span text:style-name="Source_20_Text">{</text:span></text:p>
      <text:p text:style-name="Preformatted_20_Text"><text:span text:style-name="Source_20_Text"><text:s text:c="4"/>// dump</text:span></text:p>
      <text:p text:style-name="Preformatted_20_Text"><text:span text:style-name="Source_20_Text"><text:s text:c="4"/></text:span></text:p>
      <text:p text:style-name="Preformatted_20_Text"><text:span text:style-name="Source_20_Text"><text:s text:c="4"/>exit;</text:span></text:p>
      <text:p text:style-name="P2"><text:span text:style-name="Source_20_Text">}</text:span></text:p>
      <text:p text:style-name="Text_20_body"><text:span text:style-name="Source_20_Text">never</text:span> differs from <text:span text:style-name="Source_20_Text">void</text:span> in that <text:span text:style-name="Source_20_Text">void</text:span> still allows the program to continue. This might seem like a novelty feature but it's actually a quite useful one for static analysers.</text:p>
      <text:p text:style-name="Horizontal_20_Line"/>
      <text:h text:style-name="Heading_20_3" text:outline-level="3"><text:bookmark text:name="new-array_is_list-function-rfc"/>New <text:span text:style-name="Source_20_Text">array_is_list</text:span> function <text:a xlink:type="simple" xlink:href="https://wiki.php.net/rfc/is_list" office:target-frame-name="_blank" xlink:show="new" text:style-name="Internet_20_link" text:visited-style-name="Visited_20_Internet_20_Link"><text:span text:style-name="T2">RFC</text:span></text:a></text:h>
      <text:p text:style-name="Text_20_body">You've probably had to deal with this once in a while: determine if an array's keys are in numerical order, starting from index 0. Just like <text:span text:style-name="Source_20_Text">json_encode</text:span> decides whether an array should be encoded as an array or object.</text:p>
      <text:p text:style-name="Text_20_body">PHP 8.1 adds a built-in function to determine whether an array is a list with those semantics, or not:</text:p>
      <text:p text:style-name="Preformatted_20_Text"><text:span text:style-name="Source_20_Text">$list = ["a", "b", "c"];</text:span></text:p>
      <text:p text:style-name="Preformatted_20_Text"/>
      <text:p text:style-name="Preformatted_20_Text"><text:span text:style-name="Source_20_Text">array_is_list($list); // true</text:span></text:p>
      <text:p text:style-name="Preformatted_20_Text"/>
      <text:p text:style-name="Preformatted_20_Text"><text:span text:style-name="Source_20_Text">$notAList = [1 =&gt; "a", 2 =&gt; "b", 3 =&gt; "c"];</text:span></text:p>
      <text:p text:style-name="Preformatted_20_Text"/>
      <text:p text:style-name="Preformatted_20_Text"><text:span text:style-name="Source_20_Text">array_is_list($notAList); // false</text:span></text:p>
      <text:p text:style-name="Preformatted_20_Text"/>
      <text:p text:style-name="Preformatted_20_Text"><text:span text:style-name="Source_20_Text">$alsoNotAList = ["a" =&gt; "a", "b" =&gt; "b", "c" =&gt; "c"];</text:span></text:p>
      <text:p text:style-name="Preformatted_20_Text"/>
      <text:p text:style-name="P2"><text:span text:style-name="Source_20_Text">array_is_list($alsoNotAList); // false</text:span></text:p>
      <text:p text:style-name="Text_20_body">Do you want to stay up-to-date about PHP 8.1's development? Subscribe to my newsletter and receive occasional updates: </text:p>
      <text:p text:style-name="Text_20_body"><text:bookmark text:name="newsletter-email-287"/><draw:control text:anchor-type="as-char" draw:z-index="1" draw:name="Forma2" draw:style-name="gr1" draw:text-style-name="P40" svg:width="6.054cm" svg:height="0.763cm" draw:control="control2"/><text:s/></text:p>
      <text:p text:style-name="Horizontal_20_Line"/>
      <text:h text:style-name="Heading_20_3" text:outline-level="3"><text:bookmark text:name="final-class-constants-rfc"/>Final class constants <text:a xlink:type="simple" xlink:href="https://wiki.php.net/rfc/final_class_const" office:target-frame-name="_blank" xlink:show="new" text:style-name="Internet_20_link" text:visited-style-name="Visited_20_Internet_20_Link"><text:span text:style-name="T2">RFC</text:span></text:a></text:h>
      <text:p text:style-name="Text_20_body">Class constants in PHP can be overridden during inheritance:</text:p>
      <text:p text:style-name="Preformatted_20_Text"><text:span text:style-name="Source_20_Text">class Foo</text:span></text:p>
      <text:p text:style-name="Preformatted_20_Text"><text:span text:style-name="Source_20_Text">{</text:span></text:p>
      <text:p text:style-name="Preformatted_20_Text"><text:span text:style-name="Source_20_Text"><text:s text:c="4"/>public const X = "foo";</text:span></text:p>
      <text:p text:style-name="Preformatted_20_Text"><text:span text:style-name="Source_20_Text">}</text:span></text:p>
      <text:p text:style-name="Preformatted_20_Text"><text:span text:style-name="Source_20_Text"><text:s/></text:span></text:p>
      <text:p text:style-name="Preformatted_20_Text"><text:soft-page-break/><text:span text:style-name="Source_20_Text">class Bar extends Foo</text:span></text:p>
      <text:p text:style-name="Preformatted_20_Text"><text:span text:style-name="Source_20_Text">{</text:span></text:p>
      <text:p text:style-name="Preformatted_20_Text"><text:span text:style-name="Source_20_Text"><text:s text:c="4"/>public const X = "bar";</text:span></text:p>
      <text:p text:style-name="P2"><text:span text:style-name="Source_20_Text">}</text:span></text:p>
      <text:p text:style-name="Text_20_body">As of PHP 8.1, you can mark such constants as <text:span text:style-name="Source_20_Text">final</text:span> in order to prevent this:</text:p>
      <text:p text:style-name="Preformatted_20_Text"><text:span text:style-name="Source_20_Text">class Foo</text:span></text:p>
      <text:p text:style-name="Preformatted_20_Text"><text:span text:style-name="Source_20_Text">{</text:span></text:p>
      <text:p text:style-name="Preformatted_20_Text"><text:span text:style-name="Source_20_Text"><text:s text:c="4"/>final public const X = "foo";</text:span></text:p>
      <text:p text:style-name="Preformatted_20_Text"><text:span text:style-name="Source_20_Text">}</text:span></text:p>
      <text:p text:style-name="Preformatted_20_Text"><text:span text:style-name="Source_20_Text"><text:s/></text:span></text:p>
      <text:p text:style-name="Preformatted_20_Text"><text:span text:style-name="Source_20_Text">class Bar extends Foo</text:span></text:p>
      <text:p text:style-name="Preformatted_20_Text"><text:span text:style-name="Source_20_Text">{</text:span></text:p>
      <text:p text:style-name="Preformatted_20_Text"><text:span text:style-name="Source_20_Text"><text:s text:c="4"/>public const X = "bar";</text:span></text:p>
      <text:p text:style-name="Preformatted_20_Text"><text:span text:style-name="Source_20_Text"><text:s text:c="4"/>Fatal error: Bar::X cannot override final constant Foo::X</text:span></text:p>
      <text:p text:style-name="P2"><text:span text:style-name="Source_20_Text">}</text:span></text:p>
      <text:p text:style-name="Horizontal_20_Line"/>
      <text:h text:style-name="Heading_20_3" text:outline-level="3"><text:bookmark text:name="new-fsync-function-rfc"/>New <text:span text:style-name="Source_20_Text">fsync</text:span> function <text:a xlink:type="simple" xlink:href="https://wiki.php.net/rfc/fsync_function" office:target-frame-name="_blank" xlink:show="new" text:style-name="Internet_20_link" text:visited-style-name="Visited_20_Internet_20_Link"><text:span text:style-name="T2">RFC</text:span></text:a></text:h>
      <text:p text:style-name="Text_20_body">PHP 8.1 adds the <text:span text:style-name="Source_20_Text">fsync</text:span> and <text:span text:style-name="Source_20_Text">fdatasync</text:span> functions to force synchronization of file changes to disk and ensure operating system write buffers have been flushed before returning.</text:p>
      <text:p text:style-name="Preformatted_20_Text"><text:span text:style-name="Source_20_Text">$file = fopen("sample.txt", "w");</text:span></text:p>
      <text:p text:style-name="Preformatted_20_Text"/>
      <text:p text:style-name="Preformatted_20_Text"><text:span text:style-name="Source_20_Text">fwrite($file, "Some content");</text:span></text:p>
      <text:p text:style-name="Preformatted_20_Text"/>
      <text:p text:style-name="Preformatted_20_Text"><text:span text:style-name="Source_20_Text">if (fsync($file)) {</text:span></text:p>
      <text:p text:style-name="Preformatted_20_Text"><text:span text:style-name="Source_20_Text"><text:s text:c="4"/>echo "File has been successfully persisted to disk.";</text:span></text:p>
      <text:p text:style-name="Preformatted_20_Text"><text:span text:style-name="Source_20_Text">}</text:span></text:p>
      <text:p text:style-name="Preformatted_20_Text"/>
      <text:p text:style-name="P2"><text:span text:style-name="Source_20_Text">fclose($file);</text:span></text:p>
      <text:p text:style-name="Text_20_body">Because disk synchronization is a file system operation, the <text:span text:style-name="Source_20_Text">fsync</text:span> function will only work on plain file streams. Attempting to sync non-file streams will emit a warning.</text:p>
      <text:p text:style-name="Horizontal_20_Line"/>
      <text:h text:style-name="Heading_20_3" text:outline-level="3"><text:bookmark text:name="explicit-octal-integer-literal-notation-rfc"/>Explicit octal integer literal notation <text:a xlink:type="simple" xlink:href="https://wiki.php.net/rfc/explicit_octal_notation" office:target-frame-name="_blank" xlink:show="new" text:style-name="Internet_20_link" text:visited-style-name="Visited_20_Internet_20_Link"><text:span text:style-name="T2">RFC</text:span></text:a></text:h>
      <text:p text:style-name="Text_20_body">You can now use <text:span text:style-name="Source_20_Text">0o</text:span> and <text:span text:style-name="Source_20_Text">0O</text:span> to denote octal numbers. The previous notation by prefixing a number with <text:span text:style-name="Source_20_Text">0</text:span> still works as well.</text:p>
      <text:p text:style-name="Preformatted_20_Text"><text:span text:style-name="Source_20_Text">016 === 0o16; // true</text:span></text:p>
      <text:p text:style-name="P2"><text:span text:style-name="Source_20_Text">016 === 0O16; // true</text:span></text:p>
      <text:h text:style-name="Heading_20_2" text:outline-level="2"><text:bookmark text:name="breaking-changes"/>Breaking changes</text:h>
      <text:p text:style-name="Text_20_body">While PHP 8.1 is a minor version, there will be some changes that might technically be a breaking change, and deprecations as well. Let's discuss them one by one.</text:p>
      <text:p text:style-name="Horizontal_20_Line"/>
      <text:h text:style-name="Heading_20_3" text:outline-level="3"><text:bookmark text:name="interal-method-return-types-rfc"/>Interal method return types <text:a xlink:type="simple" xlink:href="https://wiki.php.net/rfc/internal_method_return_types" office:target-frame-name="_blank" xlink:show="new" text:style-name="Internet_20_link" text:visited-style-name="Visited_20_Internet_20_Link"><text:span text:style-name="T2">RFC</text:span></text:a></text:h>
      <text:p text:style-name="Text_20_body">Chances are you might run into this deprecation notice when upgrading to PHP 8.1:</text:p>
      <text:p text:style-name="Preformatted_20_Text"><text:soft-page-break/><text:span text:style-name="Source_20_Text">Return type should either be compatible with IteratorAggregate::getIterator(): Traversable, </text:span></text:p>
      <text:p text:style-name="P2"><text:span text:style-name="Source_20_Text">or the #[ReturnTypeWillChange] attribute should be used to temporarily suppress the notice</text:span></text:p>
      <text:p text:style-name="Text_20_body">You might notice this error pop up when using <text:span text:style-name="Source_20_Text">phpunit/phpunit</text:span>, <text:span text:style-name="Source_20_Text">symfony/finder</text:span> and some other popular open source packages. What's happened is that internal functions are starting to use proper return types. If you're extending a class from the standard library (like <text:span text:style-name="Source_20_Text">IteratorAggregate</text:span>), you'll need to add those return types as well.</text:p>
      <text:p text:style-name="Text_20_body">The fix is simple: update your vendor code if the error occurs in a third-party package (most of those are already fixed with their newest releases). If the error occurs in your code you can either add the <text:span text:style-name="Source_20_Text">ReturnTypeWillChange</text:span> attribute, suppressing the error until PHP 9.0. Here's an example of a class extending <text:span text:style-name="Source_20_Text">DateTime</text:span>:</text:p>
      <text:p text:style-name="Preformatted_20_Text"><text:span text:style-name="Source_20_Text">class MyDateTime extends DateTime</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return DateTime|false</text:span></text:p>
      <text:p text:style-name="Preformatted_20_Text"><text:span text:style-name="Source_20_Text"><text:s text:c="5"/>*/</text:span></text:p>
      <text:p text:style-name="Preformatted_20_Text"><text:span text:style-name="Source_20_Text"><text:s text:c="4"/>#[ReturnTypeWillChange]</text:span></text:p>
      <text:p text:style-name="Preformatted_20_Text"><text:span text:style-name="Source_20_Text"><text:s text:c="4"/>public function modify(string $modifier) </text:span></text:p>
      <text:p text:style-name="Preformatted_20_Text"><text:span text:style-name="Source_20_Text"><text:s text:c="4"/>{ </text:span></text:p>
      <text:p text:style-name="Preformatted_20_Text"><text:span text:style-name="Source_20_Text"><text:s text:c="8"/>return false; </text:span></text:p>
      <text:p text:style-name="Preformatted_20_Text"><text:span text:style-name="Source_20_Text"><text:s text:c="4"/>}</text:span></text:p>
      <text:p text:style-name="P2"><text:span text:style-name="Source_20_Text">}</text:span></text:p>
      <text:p text:style-name="Text_20_body">Or you can simply add the return type:</text:p>
      <text:p text:style-name="Preformatted_20_Text"><text:span text:style-name="Source_20_Text">class MyDateTime extends DateTime</text:span></text:p>
      <text:p text:style-name="Preformatted_20_Text"><text:span text:style-name="Source_20_Text">{</text:span></text:p>
      <text:p text:style-name="Preformatted_20_Text"><text:span text:style-name="Source_20_Text"><text:s text:c="4"/>public function modify(string $modifier): DateTime|false </text:span></text:p>
      <text:p text:style-name="Preformatted_20_Text"><text:span text:style-name="Source_20_Text"><text:s text:c="4"/>{ </text:span></text:p>
      <text:p text:style-name="Preformatted_20_Text"><text:span text:style-name="Source_20_Text"><text:s text:c="8"/>return false; </text:span></text:p>
      <text:p text:style-name="Preformatted_20_Text"><text:span text:style-name="Source_20_Text"><text:s text:c="4"/>}</text:span></text:p>
      <text:p text:style-name="P2"><text:span text:style-name="Source_20_Text">}</text:span></text:p>
      <text:p text:style-name="Horizontal_20_Line"/>
      <text:h text:style-name="Heading_20_3" text:outline-level="3"><text:bookmark text:name="restrict-$globals-usage-rfc"/>Restrict <text:span text:style-name="Source_20_Text">$GLOBALS</text:span> usage <text:a xlink:type="simple" xlink:href="https://wiki.php.net/rfc/restrict_globals_usage" office:target-frame-name="_blank" xlink:show="new" text:style-name="Internet_20_link" text:visited-style-name="Visited_20_Internet_20_Link"><text:span text:style-name="T2">RFC</text:span></text:a></text:h>
      <text:p text:style-name="Text_20_body">A small change to how <text:span text:style-name="Source_20_Text">$GLOBALS</text:span> is used will have a significant impact on the performance of all array operations. Nikita does a fine job explaining the problem and solution in the <text:a xlink:type="simple" xlink:href="https://wiki.php.net/rfc/restrict_globals_usage" office:target-frame-name="_blank" xlink:show="new" text:style-name="Internet_20_link" text:visited-style-name="Visited_20_Internet_20_Link">RFC</text:a>. The change means that some edge cases aren't possible to do any more with <text:span text:style-name="Source_20_Text">$GLOBALS</text:span>. "<text:span text:style-name="Emphasis">What is no longer supported are writes to $GLOBALS taken as a whole. All the following will generate a compile-time error</text:span>":</text:p>
      <text:p text:style-name="Preformatted_20_Text"><text:span text:style-name="Source_20_Text">$GLOBALS = [];</text:span></text:p>
      <text:p text:style-name="Preformatted_20_Text"><text:span text:style-name="Source_20_Text">$GLOBALS += [];</text:span></text:p>
      <text:p text:style-name="Preformatted_20_Text"><text:span text:style-name="Source_20_Text">$GLOBALS =&amp; $x;</text:span></text:p>
      <text:p text:style-name="Preformatted_20_Text"><text:span text:style-name="Source_20_Text">$x =&amp; $GLOBALS;</text:span></text:p>
      <text:p text:style-name="P2"><text:span text:style-name="Source_20_Text">unset($GLOBALS);</text:span></text:p>
      <text:p text:style-name="Text_20_body">On top of that, passing <text:span text:style-name="Source_20_Text">$GLOBALS</text:span> by reference will generate a runtime error:</text:p>
      <text:p text:style-name="P2"><text:span text:style-name="Source_20_Text">by_ref($GLOBALS); // Run-time error</text:span></text:p>
      <text:p text:style-name="Text_20_body"><text:soft-page-break/>Nikita analysed the top 2000 packages on Packagist, and only found 23 cases that will be affected by this change. We can conclude the impact of this — technically breaking — change will be low, which is why internals decided to add it in PHP 8.1. Remember that most of us will win by this change, given the positive performance impact it has everywhere in our code.</text:p>
      <text:p text:style-name="Horizontal_20_Line"/>
      <text:h text:style-name="Heading_20_3" text:outline-level="3"><text:bookmark text:name="resource-to-object-migrations"/>Resource to object migrations</text:h>
      <text:p text:style-name="Text_20_body">These changes are part of the long-term vision to convert all resources to dedicated objects. You can read more about it <text:a xlink:type="simple" xlink:href="https://github.com/php/php-tasks/issues/6" office:target-frame-name="_blank" xlink:show="new" text:style-name="Internet_20_link" text:visited-style-name="Visited_20_Internet_20_Link">here</text:a>.</text:p>
      <text:p text:style-name="Text_20_body"><text:span text:style-name="Strong_20_Emphasis">Fileinfo functions with </text:span><text:span text:style-name="Strong_20_Emphasis"><text:span text:style-name="Source_20_Text">finfo</text:span></text:span><text:span text:style-name="Strong_20_Emphasis"> objects</text:span></text:p>
      <text:p text:style-name="Text_20_body">Functions like <text:span text:style-name="Source_20_Text">finfo_file</text:span> and <text:span text:style-name="Source_20_Text">finfo_open</text:span> used to accept and return resources. As of PHP 8.1, they work with <text:a xlink:type="simple" xlink:href="https://www.php.net/manual/en/class.finfo.php" office:target-frame-name="_blank" xlink:show="new" text:style-name="Internet_20_link" text:visited-style-name="Visited_20_Internet_20_Link"><text:span text:style-name="Source_20_Text">finfo</text:span></text:a> objects.</text:p>
      <text:p text:style-name="Text_20_body"><text:span text:style-name="Strong_20_Emphasis">IMAP functions with </text:span><text:span text:style-name="Strong_20_Emphasis"><text:span text:style-name="Source_20_Text">IMAPConnection</text:span></text:span><text:span text:style-name="Strong_20_Emphasis"> objects</text:span></text:p>
      <text:p text:style-name="Text_20_body">Just like the fileinfo change, IMAP functions like <text:span text:style-name="Source_20_Text">imap_body</text:span> and <text:span text:style-name="Source_20_Text">imap_open</text:span> no longer work with resources</text:p>
      <text:p text:style-name="Horizontal_20_Line"/>
      <text:h text:style-name="Heading_20_3" text:outline-level="3"><text:bookmark text:name="deprecate-passing-null-to-non-nullable-arguments-of-internal-functions-rfc"/>Deprecate passing null to non-nullable arguments of internal functions <text:a xlink:type="simple" xlink:href="https://wiki.php.net/rfc/deprecate_null_to_scalar_internal_arg" office:target-frame-name="_blank" xlink:show="new" text:style-name="Internet_20_link" text:visited-style-name="Visited_20_Internet_20_Link"><text:span text:style-name="T2">RFC</text:span></text:a></text:h>
      <text:p text:style-name="Text_20_body">This change is simple: internal functions currently accept <text:span text:style-name="Source_20_Text">null</text:span> for arguments that are non-nullable, this RFC deprecates that behaviour. For example, this is currently possible:</text:p>
      <text:p text:style-name="P2"><text:span text:style-name="Source_20_Text">str_contains("string", null);</text:span></text:p>
      <text:p text:style-name="Text_20_body">In PHP 8.1, these kinds of errors will throw a deprecation warning, in PHP 9 they will be converted to type errors.</text:p>
      <text:p text:style-name="Horizontal_20_Line"/>
      <text:h text:style-name="Heading_20_3" text:outline-level="3"><text:bookmark text:name="autovivification-on-false-rfc"/>Autovivification on <text:span text:style-name="Source_20_Text">false</text:span> <text:a xlink:type="simple" xlink:href="https://wiki.php.net/rfc/autovivification_false" office:target-frame-name="_blank" xlink:show="new" text:style-name="Internet_20_link" text:visited-style-name="Visited_20_Internet_20_Link"><text:span text:style-name="T2">RFC</text:span></text:a></text:h>
      <text:p text:style-name="Text_20_body">From the RFC:</text:p>
      <text:p text:style-name="Quotations">PHP natively allows for autovivification (auto-creation of arrays from falsey values). This feature is very useful and used in a lot of PHP projects, especially if the variable is undefined. However, there is a little oddity that allows creating an array from a false and null value.</text:p>
      <text:p text:style-name="Text_20_body">You can read the details on the RFC page. In summary, this behaviour is deprecated:</text:p>
      <text:p text:style-name="Preformatted_20_Text"><text:span text:style-name="Source_20_Text">$array = false;</text:span></text:p>
      <text:p text:style-name="Preformatted_20_Text"/>
      <text:p text:style-name="Preformatted_20_Text"><text:span text:style-name="Source_20_Text">$array[] = 2;</text:span></text:p>
      <text:p text:style-name="Preformatted_20_Text"/>
      <text:p text:style-name="P2"><text:span text:style-name="Source_20_Text">Automatic conversion of false to array is deprecated</text:span></text:p>
      <text:p text:style-name="Horizontal_20_Line"/>
      <text:h text:style-name="Heading_20_3" text:outline-level="3"><text:bookmark text:name="other-small-changes"/><text:soft-page-break/>Other small changes</text:h>
      <text:p text:style-name="Text_20_body">With every release, there's a bunch of very minor changes to the language. All of them are listed in the <text:a xlink:type="simple" xlink:href="https://github.com/php/php-src/blob/master/UPGRADING" office:target-frame-name="_blank" xlink:show="new" text:style-name="Internet_20_link" text:visited-style-name="Visited_20_Internet_20_Link">UPGRADING</text:a> guide on GitHub and the <text:a xlink:type="simple" xlink:href="https://wiki.php.net/rfc/deprecations_php_8_1" text:style-name="Internet_20_link" text:visited-style-name="Visited_20_Internet_20_Link">small deprecations RFC</text:a>, make sure to check it out if you want to know every little detail.</text:p>
      <text:p text:style-name="Text_20_body">Here's a summary of the most significant changes:</text:p>
      <text:list xml:id="list1142598811" text:style-name="L16">
        <text:list-item>
          <text:p text:style-name="P38"><text:span text:style-name="Source_20_Text">MYSQLI_STMT_ATTR_UPDATE_MAX_LENGTH</text:span> no longer has an effect </text:p>
        </text:list-item>
        <text:list-item>
          <text:p text:style-name="P38"><text:span text:style-name="Source_20_Text">MYSQLI_STORE_RESULT_COPY_DATA</text:span> no longer has an effect </text:p>
        </text:list-item>
        <text:list-item>
          <text:p text:style-name="P38">:: now also works with booleans </text:p>
        </text:list-item>
        <text:list-item>
          <text:p text:style-name="P38">Integers and floats in PDO MySQL and Sqlite result sets will be returned using native PHP types instead of strings when using emulated prepared statements </text:p>
        </text:list-item>
        <text:list-item>
          <text:p text:style-name="P38">Functions like <text:span text:style-name="Source_20_Text">htmlspecialchars</text:span> and <text:span text:style-name="Source_20_Text">htmlentities</text:span> now also escape <text:span text:style-name="Source_20_Text">'</text:span> by default to <text:span text:style-name="Source_20_Text">&amp;#039;</text:span>; malformed UTF-8 will also be replaced with a unicode character, instead of resulting in an empty string </text:p>
        </text:list-item>
        <text:list-item>
          <text:p text:style-name="P38">The <text:span text:style-name="Source_20_Text">hash</text:span>, <text:span text:style-name="Source_20_Text">hash_file</text:span> and <text:span text:style-name="Source_20_Text">hash_init</text:span> have an extra argument added to them called <text:span text:style-name="Source_20_Text">$options</text:span>, it has a default value of <text:span text:style-name="Source_20_Text">[]</text:span> so it won't affect your code </text:p>
        </text:list-item>
        <text:list-item>
          <text:p text:style-name="P18">New support for <text:span text:style-name="Source_20_Text">MurmurHash3</text:span> and <text:span text:style-name="Source_20_Text">xxHash</text:span> </text:p>
        </text:list-item>
      </text:list>
      <text:p text:style-name="Horizontal_20_Line"/>
      <text:p text:style-name="Text_20_body">That's it for now, keep in mind I'll regularly update this post during the year, so make sure to <text:a xlink:type="simple" xlink:href="https://stitcher.io/newsletter/subscribe" text:style-name="Internet_20_link" text:visited-style-name="Visited_20_Internet_20_Link">subscribe</text:a> if you want to be kept in the loop. Are you excited for PHP 8.1? Let me know on <text:a xlink:type="simple" xlink:href="https://twitter.com/brendt_gd" office:target-frame-name="_blank" xlink:show="new" text:style-name="Internet_20_link" text:visited-style-name="Visited_20_Internet_20_Link">Twitter</text:a>!</text:p>
      <text:p text:style-name="Standard"><text:a xlink:type="simple" xlink:href="https://stitcher.io/blog/new-in-php-81" text:style-name="Internet_20_link" text:visited-style-name="Visited_20_Internet_20_Link">https://stitcher.io/blog/new-in-php-81</text:a></text:p>
      <text:p text:style-name="Standard"/>
      <text:h text:style-name="P1" text:outline-level="1">As melhores novidades do PHP 8 </text:h>
      <text:section text:style-name="Sect1" text:name="headingOne-1">
        <text:p text:style-name="P22">#Programação para Internet #Laravel #PHP </text:p>
        <text:p text:style-name="P22"><draw:a xlink:type="simple" xlink:href="javascript:void();"><draw:frame draw:style-name="fr1" draw:name="Figura1" text:anchor-type="as-char" svg:width="0.72cm" svg:height="0.72cm" draw:z-index="2"><draw:image xlink:href="Pictures/1000000000000157000001572CA6A2B0E136A0F6.jpg" xlink:type="simple" xlink:show="embed" xlink:actuate="onLoad" loext:mime-type="image/jpeg"/><svg:title>José Antonio</svg:title></draw:frame></draw:a><text:a xlink:type="simple" xlink:href="javascript:void();" text:style-name="Internet_20_link" text:visited-style-name="Visited_20_Internet_20_Link"><text:s/></text:a></text:p>
        <text:p text:style-name="P22"><text:a xlink:type="simple" xlink:href="javascript:void();" text:style-name="Internet_20_link" text:visited-style-name="Visited_20_Internet_20_Link">José Antonio</text:a>18/01/2021 01:45 </text:p>
      </text:section>
      <text:p text:style-name="Text_20_body">A versão 8 do PHP saiu do forno no dia 3 de dezembro de 2020 não apenas para quebrar sua aplicação, como também para trazer muitas novidades interessantes.</text:p>
      <text:p text:style-name="Text_20_body"/>
      <text:p text:style-name="Text_20_body">Porém, antes de começarmos, gostaria de deixar claro que este artigo irá retratar a minha opinião pessoal sobre as novidades do PHP 8. Minha intenção não é fazer uma lista completa com todas elas, mas sim expor as que me deixaram mais empolgado, combinado? Sem mais delongas, vamos lá!</text:p>
      <text:p text:style-name="Text_20_body"/>
      <text:h text:style-name="Heading_20_2" text:outline-level="2">Pequenas grandes novidades</text:h>
      <text:p text:style-name="Text_20_body"/>
      <text:p text:style-name="Text_20_body">Vamos começar pelas pequenas mudanças. Eu sei, parece besteira... Mas no dia a dia, elas vão ser uma mão na roda!</text:p>
      <text:p text:style-name="Text_20_body"/>
      <text:h text:style-name="Heading_20_3" text:outline-level="3">Chega de if !== null</text:h>
      <text:p text:style-name="Text_20_body"/>
      <text:p text:style-name="Text_20_body">Finalmente vamos aposentar aquele monte de condições de verificação de nulos. Agora vamos transformar, com o novo operador nullsafe, isso:</text:p>
      <text:p text:style-name="Text_20_body"/>
      <text:p text:style-name="Preformatted_20_Text">if ($session !== null) {</text:p>
      <text:p text:style-name="Preformatted_20_Text"><text:s text:c="4"/>$user = $session-&gt;user;</text:p>
      <text:p text:style-name="Preformatted_20_Text"/>
      <text:p text:style-name="Preformatted_20_Text"/>
      <text:p text:style-name="Preformatted_20_Text"><text:s text:c="4"/>if ($user !== null) {</text:p>
      <text:p text:style-name="Preformatted_20_Text"><text:s text:c="8"/>$address = $user-&gt;getAddress();</text:p>
      <text:p text:style-name="Preformatted_20_Text"/>
      <text:p text:style-name="Preformatted_20_Text"/>
      <text:p text:style-name="Preformatted_20_Text"><text:s text:c="8"/>if ($address !== null) {</text:p>
      <text:p text:style-name="Preformatted_20_Text"><text:s text:c="12"/>$country = $address-&gt;country;</text:p>
      <text:p text:style-name="Preformatted_20_Text"><text:s text:c="8"/>}</text:p>
      <text:p text:style-name="Preformatted_20_Text"><text:s text:c="4"/>}</text:p>
      <text:p text:style-name="P2">}</text:p>
      <text:p text:style-name="Text_20_body"/>
      <text:p text:style-name="Text_20_body">Nisso:</text:p>
      <text:p text:style-name="Text_20_body"/>
      <text:p text:style-name="P2"><text:soft-page-break/>$country = $session?-&gt;user?-&gt;getAddress()?-&gt;country;</text:p>
      <text:p text:style-name="Text_20_body"/>
      <text:p text:style-name="Text_20_body">Confesso que só com essa novidade eu já iria aplaudir muito essa nova versão do PHP. Mas calma, tem muito mais por vir!</text:p>
      <text:p text:style-name="Text_20_body"/>
      <text:h text:style-name="Heading_20_3" text:outline-level="3">Vírgula no final de tudo</text:h>
      <text:p text:style-name="Text_20_body"/>
      <text:p text:style-name="Text_20_body">Lá no PHP 7 já era possível deixar vírgula no final de uma array, como nesse exemplo:</text:p>
      <text:p text:style-name="Text_20_body"/>
      <text:p text:style-name="Preformatted_20_Text">$fruits = [</text:p>
      <text:p text:style-name="Preformatted_20_Text"><text:s text:c="4"/>"avocado",</text:p>
      <text:p text:style-name="Preformatted_20_Text"><text:s text:c="4"/>"banana",</text:p>
      <text:p text:style-name="Preformatted_20_Text"><text:s text:c="4"/>"blackberries",</text:p>
      <text:p text:style-name="P2">];</text:p>
      <text:p text:style-name="Text_20_body"/>
      <text:p text:style-name="Text_20_body">Agora, com o PHP 8, é possível fazer isso com os parâmetros de métodos e funções:</text:p>
      <text:p text:style-name="Text_20_body"/>
      <text:p text:style-name="Preformatted_20_Text">$conn = new PDO(</text:p>
      <text:p text:style-name="Preformatted_20_Text"><text:s text:c="4"/>$dsn,</text:p>
      <text:p text:style-name="Preformatted_20_Text"><text:s text:c="4"/>$user,</text:p>
      <text:p text:style-name="Preformatted_20_Text"><text:s text:c="4"/>$pass,</text:p>
      <text:p text:style-name="P2">);</text:p>
      <text:p text:style-name="Text_20_body"/>
      <text:h text:style-name="Heading_20_3" text:outline-level="3">Declaração de propriedades no construtor</text:h>
      <text:p text:style-name="Text_20_body"/>
      <text:p text:style-name="Text_20_body">Esse outro açucarzinho sintático permite que em uma classe você, em vez de ter que especificar as propriedades e o construtor separadamente, possa criá-la mais rapidamente declarando as propriedades no construtor. Olha só, em vez disso:</text:p>
      <text:p text:style-name="Text_20_body"/>
      <text:p text:style-name="Preformatted_20_Text">class Money</text:p>
      <text:p text:style-name="Preformatted_20_Text">{</text:p>
      <text:p text:style-name="Preformatted_20_Text"><text:s text:c="4"/>public Currency $currency;</text:p>
      <text:p text:style-name="Preformatted_20_Text"/>
      <text:p text:style-name="Preformatted_20_Text"/>
      <text:p text:style-name="Preformatted_20_Text"><text:s text:c="4"/>public int $amount;</text:p>
      <text:p text:style-name="Preformatted_20_Text"/>
      <text:p text:style-name="Preformatted_20_Text"/>
      <text:p text:style-name="Preformatted_20_Text"><text:s text:c="4"/>public function __construct(</text:p>
      <text:p text:style-name="Preformatted_20_Text"><text:s text:c="8"/>Currency $currency,</text:p>
      <text:p text:style-name="Preformatted_20_Text"><text:s text:c="8"/>int $amount,</text:p>
      <text:p text:style-name="Preformatted_20_Text"><text:s text:c="4"/>) {</text:p>
      <text:p text:style-name="Preformatted_20_Text"><text:s text:c="8"/>$this-&gt;currency = $currency;</text:p>
      <text:p text:style-name="Preformatted_20_Text"><text:soft-page-break/><text:s text:c="8"/>$this-&gt;amount = $amount;</text:p>
      <text:p text:style-name="Preformatted_20_Text"><text:s text:c="4"/>}</text:p>
      <text:p text:style-name="P2">}</text:p>
      <text:p text:style-name="Text_20_body"/>
      <text:p text:style-name="Text_20_body">Você agora pode fazer isso:</text:p>
      <text:p text:style-name="Text_20_body"/>
      <text:p text:style-name="Preformatted_20_Text">class Money</text:p>
      <text:p text:style-name="Preformatted_20_Text">{</text:p>
      <text:p text:style-name="Preformatted_20_Text"><text:s text:c="4"/>public function __construct(</text:p>
      <text:p text:style-name="Preformatted_20_Text"><text:s text:c="8"/>public Currency $currency,</text:p>
      <text:p text:style-name="Preformatted_20_Text"><text:s text:c="8"/>public int $amount,</text:p>
      <text:p text:style-name="Preformatted_20_Text"><text:s text:c="4"/>) {</text:p>
      <text:p text:style-name="Preformatted_20_Text"><text:s text:c="4"/>}</text:p>
      <text:p text:style-name="P2">}</text:p>
      <text:p text:style-name="Text_20_body"/>
      <text:h text:style-name="Heading_20_3" text:outline-level="3">Falando em classes</text:h>
      <text:p text:style-name="Text_20_body"/>
      <text:p text:style-name="Text_20_body">Agora o ::class está disponível também para objetos. Então, em vez de ficar utilizando o get_class() nos seus objetos, basta apenas fazer isso para pegar o nome da classe:</text:p>
      <text:p text:style-name="Text_20_body"/>
      <text:p text:style-name="Preformatted_20_Text">$myObject = new MyClass();</text:p>
      <text:p text:style-name="P2">var_dump($myObject::class);</text:p>
      <text:p text:style-name="Text_20_body"/>
      <text:h text:style-name="Heading_20_2" text:outline-level="2">Agora, as que vão mudar o jogo</text:h>
      <text:p text:style-name="Text_20_body"/>
      <text:p text:style-name="Text_20_body">Nem todas as novidades do PHP 8 são "supérfluas" como as que comentei até agora. Algumas vão realmente mudar o jogo!</text:p>
      <text:h text:style-name="Heading_20_3" text:outline-level="3"/>
      <text:h text:style-name="Heading_20_3" text:outline-level="3">Os catches agora não precisam capturar algo</text:h>
      <text:p text:style-name="Text_20_body"/>
      <text:p text:style-name="Text_20_body">Não interessa se você queria ou não: antes do PHP 8 você tinha que armazenar a exception em uma variável.</text:p>
      <text:p text:style-name="Text_20_body"/>
      <text:p text:style-name="Preformatted_20_Text">try {</text:p>
      <text:p text:style-name="Preformatted_20_Text"><text:s text:c="4"/>// Deu ruim!</text:p>
      <text:p text:style-name="Preformatted_20_Text">} catch (MyException $exception) {</text:p>
      <text:p text:style-name="Preformatted_20_Text"><text:s text:c="4"/>Log::error("Acho que deu ruim");</text:p>
      <text:p text:style-name="P2">}</text:p>
      <text:p text:style-name="Text_20_body"><text:soft-page-break/></text:p>
      <text:p text:style-name="Text_20_body">Agora você pode simplesmente omitir a variável que está tudo bem. Sem problemas! Olha como fica melhor sem uma variável que não iria ser utilizada:</text:p>
      <text:p text:style-name="Text_20_body"/>
      <text:p text:style-name="Preformatted_20_Text">try {</text:p>
      <text:p text:style-name="Preformatted_20_Text"><text:s text:c="4"/>// Deu ruim!</text:p>
      <text:p text:style-name="Preformatted_20_Text">} catch (MyException) {</text:p>
      <text:p text:style-name="Preformatted_20_Text"><text:s text:c="4"/>Log::error("Acho que deu ruim");</text:p>
      <text:p text:style-name="P2">}</text:p>
      <text:p text:style-name="Text_20_body"/>
      <text:p text:style-name="Text_20_body">Lembrando que ainda é necessário definir o tipo - não tem como deixar o catch vazio. Precisa, pelo menos, usar Throwable.</text:p>
      <text:p text:style-name="Text_20_body"/>
      <text:h text:style-name="Heading_20_3" text:outline-level="3">Os novos amigos das strings</text:h>
      <text:p text:style-name="Text_20_body"/>
      <text:p text:style-name="Text_20_body">Chega de strpos() e aquelas expressões regulares doidas que você precisa usar para validar ou tratar uma string. Agora temos a str_contains(), str_starts_with() ou a str_ends_with().</text:p>
      <text:p text:style-name="Text_20_body"/>
      <text:p text:style-name="Text_20_body">Essas belezinhas, com certeza, vieram para facilitar a nossa vida!</text:p>
      <text:p text:style-name="Text_20_body"/>
      <text:h text:style-name="Heading_20_3" text:outline-level="3">Vida longa e próspera ao JIT</text:h>
      <text:p text:style-name="Text_20_body"/>
      <text:p text:style-name="Text_20_body">É quase impossível falar de PHP 8 e não comentar desse meninão. A compilação Just In Time deve melhorar bastante a performance de algumas aplicações.</text:p>
      <text:p text:style-name="Text_20_body"/>
      <text:p text:style-name="Text_20_body">Antes do PHP 8, o PHP executava códigos convertendo tudo em instruções (opcodes) para a máquina virtual. Com o compilador JIT, o PHP vai converter o código para linguagem de montagem x86 que, por sua vez, é executada diretamente no processador.</text:p>
      <text:p text:style-name="Text_20_body"/>
      <text:p text:style-name="Text_20_body">Isso vai impactar você? Talvez. Não adianta querer aquela baita evolução que foi pular do PHP 5 para o 7. Quem vai sentir mais diferença nesse tipo de compilação é quem trabalha com muitos e muitos cálculos matemáticos e não o público geral. Mas, mesmo assim, a melhoria é muito bem-vinda!</text:p>
      <text:p text:style-name="Text_20_body"/>
      <text:h text:style-name="Heading_20_3" text:outline-level="3">União de tipos</text:h>
      <text:p text:style-name="Text_20_body"/>
      <text:p text:style-name="Text_20_body"><text:soft-page-break/>Agora, em vez de usar apenas anotações PHPDoc para uma combinação de tipos, vamos poder utilizar declarações de união de tipos nativa que são validados em tempo de execução. O que antes ficava assim:</text:p>
      <text:p text:style-name="Text_20_body"/>
      <text:p text:style-name="Preformatted_20_Text">class Number</text:p>
      <text:p text:style-name="Preformatted_20_Text">{</text:p>
      <text:p text:style-name="Preformatted_20_Text"><text:s text:c="4"/>/** @var int|float */</text:p>
      <text:p text:style-name="Preformatted_20_Text"><text:s text:c="4"/>private $number;</text:p>
      <text:p text:style-name="Preformatted_20_Text"/>
      <text:p text:style-name="Preformatted_20_Text"/>
      <text:p text:style-name="Preformatted_20_Text"><text:s text:c="4"/>/**</text:p>
      <text:p text:style-name="Preformatted_20_Text"><text:s text:c="5"/>* @param float|int $number</text:p>
      <text:p text:style-name="Preformatted_20_Text"><text:s text:c="5"/>*/</text:p>
      <text:p text:style-name="Preformatted_20_Text"><text:s text:c="4"/>public function __construct($number)</text:p>
      <text:p text:style-name="Preformatted_20_Text"><text:s text:c="4"/>{</text:p>
      <text:p text:style-name="Preformatted_20_Text"><text:s text:c="8"/>$this-&gt;number = $number;</text:p>
      <text:p text:style-name="Preformatted_20_Text"><text:s text:c="4"/>}</text:p>
      <text:p text:style-name="Preformatted_20_Text">}</text:p>
      <text:p text:style-name="Preformatted_20_Text"/>
      <text:p text:style-name="Preformatted_20_Text"/>
      <text:p text:style-name="P2">new Number('NaN'); // Ok</text:p>
      <text:p text:style-name="Text_20_body"/>
      <text:p text:style-name="Text_20_body">Agora vai ficar assim:</text:p>
      <text:p text:style-name="Text_20_body"/>
      <text:p text:style-name="Preformatted_20_Text">class Number {</text:p>
      <text:p text:style-name="Preformatted_20_Text">  public function __construct(</text:p>
      <text:p text:style-name="Preformatted_20_Text">    private int|float $number</text:p>
      <text:p text:style-name="Preformatted_20_Text">  ) {}</text:p>
      <text:p text:style-name="Preformatted_20_Text">}</text:p>
      <text:p text:style-name="Preformatted_20_Text"/>
      <text:p text:style-name="P2">new Number('NaN'); // TypeError</text:p>
      <text:p text:style-name="Text_20_body"/>
      <text:p text:style-name="Text_20_body">Tá achando que PHP ainda é bagunça? Pode parar! A coisa ficou séria.</text:p>
      <text:p text:style-name="Text_20_body"/>
      <text:h text:style-name="Heading_20_3" text:outline-level="3">Throw agora é uma expressão</text:h>
      <text:p text:style-name="Text_20_body"/>
      <text:p text:style-name="Text_20_body">Tirar o Throw de uma declaração e colocá-lo como uma expressão ficou simplesmente maravilhoso. Vai ser lindo usar Throw em arrow functions ou ternários, olha esse exemplo:</text:p>
      <text:p text:style-name="Text_20_body"/>
      <text:p text:style-name="P2">$condition || throw new Exception();</text:p>
      <text:p text:style-name="Text_20_body"/>
      <text:h text:style-name="Heading_20_2" text:outline-level="2">Corram para as colinas</text:h>
      <text:p text:style-name="Text_20_body"/>
      <text:p text:style-name="Text_20_body"><text:soft-page-break/>Nem tudo são flores! Como eu disse no começo do artigo, o PHP 8 chegou para, quem sabe, quebrar a sua aplicação. Tudo que estava descontinuado antes foi completamente removido dessa nova versão.</text:p>
      <text:p text:style-name="Text_20_body"/>
      <text:h text:style-name="Heading_20_3" text:outline-level="3">Chamadas estáticas de métodos não-estáticos agora é erro fatal</text:h>
      <text:p text:style-name="Text_20_body"/>
      <text:p text:style-name="Text_20_body">No PHP 7 já tinhamos um erro ao fazer isso:</text:p>
      <text:p text:style-name="Text_20_body"/>
      <text:p text:style-name="Preformatted_20_Text">class MyClass</text:p>
      <text:p text:style-name="Preformatted_20_Text">{</text:p>
      <text:p text:style-name="Preformatted_20_Text"><text:s text:c="4"/>public function myMethod()</text:p>
      <text:p text:style-name="Preformatted_20_Text"><text:s text:c="4"/>{</text:p>
      <text:p text:style-name="Preformatted_20_Text"><text:s text:c="8"/>//...</text:p>
      <text:p text:style-name="Preformatted_20_Text"><text:s text:c="4"/>}</text:p>
      <text:p text:style-name="Preformatted_20_Text">}</text:p>
      <text:p text:style-name="P2">MyClass::myMethod();</text:p>
      <text:p text:style-name="Text_20_body"/>
      <text:p text:style-name="Text_20_body">Agora não tem choro nem vela. É erro fatal!</text:p>
      <text:p text:style-name="Text_20_body"/>
      <text:h text:style-name="Heading_20_3" text:outline-level="3">Operador @</text:h>
      <text:p text:style-name="Text_20_body"/>
      <text:p text:style-name="Text_20_body">Lembra dele? Sim, o senhor das gambiarras. O mestre silenciador de erros. Pois é, ele não vai mais silenciar tanto os erros assim. Erro fatal agora passa, boa sorte!</text:p>
      <text:p text:style-name="Text_20_body"/>
      <text:h text:style-name="Heading_20_3" text:outline-level="3">Novo nível padrão de relatório de erros</text:h>
      <text:p text:style-name="Text_20_body"/>
      <text:p text:style-name="Text_20_body">Então, essa é mais uma para o terror das gambiarras. O valor E_ALL vai vir por padrão na configuração do PHP. Chega de esconder essas nojeiras aí!</text:p>
      <text:p text:style-name="Text_20_body"/>
      <text:h text:style-name="Heading_20_3" text:outline-level="3">Erros e mais erros</text:h>
      <text:p text:style-name="Text_20_body"/>
      <text:p text:style-name="Text_20_body">O PHP 8 vai transformar várias coisas que eram apenas avisos e alertas em erros. Aqui vão alguns deles:</text:p>
      <text:p text:style-name="Text_20_body"/>
      <text:list xml:id="list2580576970" text:style-name="L17">
        <text:list-item>
          <text:p text:style-name="P39">variáveis indefinidas</text:p>
        </text:list-item>
        <text:list-item>
          <text:p text:style-name="P39">índice de array indefinidas</text:p>
        </text:list-item>
        <text:list-item>
          <text:p text:style-name="P19"><text:soft-page-break/>divisão por zero</text:p>
        </text:list-item>
      </text:list>
      <text:p text:style-name="Text_20_body"/>
      <text:p text:style-name="Text_20_body">“RIP in Peace” gambiarras.</text:p>
      <text:p text:style-name="Text_20_body"/>
      <text:h text:style-name="Heading_20_2" text:outline-level="2">Conclusão</text:h>
      <text:p text:style-name="Text_20_body"/>
      <text:p text:style-name="Text_20_body">Como é dito naquela música do Daft Punk: "Harder, better, faster, stronger". Essa é a descrição perfeita para o PHP 8. Mais sólido, melhor, mais rápido e mais poderoso. Além disso, parece que estamos dando o primeiro passo para tornar o PHP uma linguagem type-safe.</text:p>
      <text:p text:style-name="Text_20_body"/>
      <text:p text:style-name="Text_20_body">Enfim, agora é só correr para o abraço! Ele já está disponível para todos aproveitarem essas e <text:a xlink:type="simple" xlink:href="https://www.php.net/releases/8.0/pt_BR.php" office:target-frame-name="_blank" xlink:show="new" text:style-name="Internet_20_link" text:visited-style-name="Visited_20_Internet_20_Link">outras vantagens</text:a>. Espero que tenham gostado do meu primeiro artigo aqui no DIO :)</text:p>
      <text:p text:style-name="Standard"><text:a xlink:type="simple" xlink:href="https://digitalinnovation.one/artigos/as-melhores-novidades-do-php-8" text:style-name="Internet_20_link" text:visited-style-name="Visited_20_Internet_20_Link">https://digitalinnovation.one/artigos/as-melhores-novidades-do-php-8</text:a></text:p>
      <text:p text:style-name="Standard"/>
      <text:h text:style-name="P1" text:outline-level="1">10 novidades do PHP 7 </text:h>
      <text:p text:style-name="Text_20_body">O PHP 7 deve ser lançado até o final desde ano de 2015. Há muitas novidades. Mostro aqui 10 delas, inclusive a melhoria no desempenho </text:p>
      <text:p text:style-name="Text_20_body">O PHP 7 está prestes a ser lançada oficialmente, até o final deste ano de 2015.</text:p>
      <text:p text:style-name="Text_20_body">A versão <text:span text:style-name="Emphasis">Release Candidate</text:span> (RC) do PHP 7 foi lançada no dia 21 de agosto. Sendo uma versão RC, não haverá implementações novas no PHP 7.0, apenas correções de bugs.</text:p>
      <text:p text:style-name="Text_20_body">Vou apresentar aqui algumas novidades e recursos novos desta versão do PHP.</text:p>
      <text:h text:style-name="Heading_20_2" text:outline-level="2"><text:bookmark text:name="1-desempenho-fantástico"/>1. Desempenho Fantástico</text:h>
      <text:p text:style-name="Text_20_body">O PHP 7 teve seu motor remodelado. Com isso, houve um grande ganho de desempenho.</text:p>
      <text:p text:style-name="Text_20_body">Em alguns casos, é possível alcançar <text:a xlink:type="simple" xlink:href="https://rberaldo.com.br/php-7-9-vezes-mais-rapido-que-php-5-6/" office:target-frame-name="_blank" xlink:show="new" text:style-name="Internet_20_link" text:visited-style-name="Visited_20_Internet_20_Link">até 9 vezes mais velocidade</text:a>. Mas esse número pode variar conforme a plataforma e a aplicação utilizada nos testes.</text:p>
      <text:p text:style-name="Text_20_body">Eu utilizei o script para benchmark criado pela própria equipe do PHP, disponibilizado junto com o código-fonte da linguagem. Em comparação com a versão 5.6, consegui aproximadamente 9 vezes mais velocidade usando o PHP 7. Expliquei esse teste com mais detalhes <text:a xlink:type="simple" xlink:href="https://rberaldo.com.br/php-7-9-vezes-mais-rapido-que-php-5-6/" office:target-frame-name="_blank" xlink:show="new" text:style-name="Internet_20_link" text:visited-style-name="Visited_20_Internet_20_Link">neste meu artigo</text:a>.</text:p>
      <text:list xml:id="list3248696875" text:style-name="L18">
        <text:list-item>
          <text:p text:style-name="P20">MySQL Removido </text:p>
        </text:list-item>
      </text:list>
      <text:p text:style-name="Text_20_body">Desde o PHP 5.5, as funções mysql_* eram consideradas obsoletas. Ou seja, tudo indicava que elas seriam removidas em um futuro bem próximo.</text:p>
      <text:p text:style-name="Text_20_body">Pois bem. A hora chegou.</text:p>
      <text:p text:style-name="Text_20_body">No PHP 7, as funções mysql_* (como mysql_connect(), mysql_query() e outras) deixaram de existir. Agora é preciso utilizar MySQLi ou PDO.</text:p>
      <text:p text:style-name="Text_20_body"><text:a xlink:type="simple" xlink:href="https://www.ultimatephp.com.br/como-usar-pdo-com-banco-de-dados-mysql/" office:target-frame-name="_blank" xlink:show="new" text:style-name="Internet_20_link" text:visited-style-name="Visited_20_Internet_20_Link">Recomendo utilizar PDO</text:a>, por ser mais robusta e ser independente de SGBD.</text:p>
      <text:list xml:id="list879490021" text:style-name="L19">
        <text:list-item>
          <text:p text:style-name="P21">Funções ereg_* Removidas </text:p>
        </text:list-item>
      </text:list>
      <text:p text:style-name="Text_20_body">Além das funções mysql_*, as funções ereg_* e eregi_* (como ereg(), ereg_replace, eregi() e outras) eram consideradas obsoletas desde o PHP 5.3.</text:p>
      <text:p text:style-name="Text_20_body">Elas também foram removidas no PHP 7.</text:p>
      <text:p text:style-name="Text_20_body">Agora é preciso usar as funções preg_*, da <text:a xlink:type="simple" xlink:href="https://php.net/manual/pt_BR/book.pcre.php" office:target-frame-name="_blank" xlink:show="new" text:style-name="Internet_20_link" text:visited-style-name="Visited_20_Internet_20_Link">biblioteca PCRE</text:a>, como preg_match e preg_replace.</text:p>
      <text:p text:style-name="Text_20_body">As funções preg_* exigem delimitadores. Consequentemente, é possível utilizar <text:a xlink:type="simple" xlink:href="https://php.net/manual/pt_BR/reference.pcre.pattern.modifiers.php" office:target-frame-name="_blank" xlink:show="new" text:style-name="Internet_20_link" text:visited-style-name="Visited_20_Internet_20_Link">modificadores</text:a>, como “i” e “u”. O “i”, por exemplo, significa case-insensitive. Ou seja, se você usava eregi_*, passará a usar preg_*, sempre com o modificador “i”.</text:p>
      <text:h text:style-name="Heading_20_2" text:outline-level="2"><text:bookmark text:name="3-erros-fatais-e-exceções"/>3. Erros Fatais e Exceções</text:h>
      <text:p text:style-name="Text_20_body">No PHP 7, erros fatais passaram a ser Exceções. Isso quer dizer que eles podem ser tratados em bloco try/catch, sem interromper a execução do script.</text:p>
      <text:p text:style-name="Text_20_body">Para exemplificar, vamos executar este código (no PHP 7, não no PHP 5):</text:p>
      <text:p text:style-name="Preformatted_20_Text"><text:soft-page-break/>ereg('^[a-z]$', 'php7');</text:p>
      <text:p text:style-name="P2">echo "FIM";</text:p>
      <text:p text:style-name="Text_20_body">Veremos este erro:</text:p>
      <text:p text:style-name="P2">Fatal error: Uncaught Error: Call to undefined function ereg()...</text:p>
      <text:p text:style-name="Text_20_body">E o texto “FIM” não será exibido. Isso ocorre pois a exceção interrompe o script.</text:p>
      <text:p text:style-name="Text_20_body">Agora execute este script:</text:p>
      <text:p text:style-name="Preformatted_20_Text">try</text:p>
      <text:p text:style-name="Preformatted_20_Text">{</text:p>
      <text:p text:style-name="Preformatted_20_Text"><text:s text:c="4"/>ereg('^[a-z]$', 'php7');</text:p>
      <text:p text:style-name="Preformatted_20_Text">}</text:p>
      <text:p text:style-name="Preformatted_20_Text">catch (Error $e)</text:p>
      <text:p text:style-name="Preformatted_20_Text">{</text:p>
      <text:p text:style-name="Preformatted_20_Text"><text:s text:c="4"/>echo "Ocorreu um erro: " . $e-&gt;getMessage();</text:p>
      <text:p text:style-name="Preformatted_20_Text">}</text:p>
      <text:p text:style-name="Preformatted_20_Text"/>
      <text:p text:style-name="P2">echo "FIM";</text:p>
      <text:p text:style-name="Text_20_body">Você verá a seguinte saída:</text:p>
      <text:p text:style-name="Preformatted_20_Text">Ocorreu um erro: Call to undefined function ereg()</text:p>
      <text:p text:style-name="P2">FIM</text:p>
      <text:p text:style-name="Text_20_body">Ou seja, nossa aplicação tratou a exceção e a execução continuou normalmente.</text:p>
      <text:h text:style-name="Heading_20_2" text:outline-level="2"><text:bookmark text:name="4-construtores-do-php-4-obsoletos"/>4. Construtores do PHP 4 Obsoletos</text:h>
      <text:p text:style-name="Text_20_body">Antes do PHP 5, os construtores recebiam o mesmo nome da classe. Por exemplo:</text:p>
      <text:p text:style-name="Preformatted_20_Text">class ClassePHP4</text:p>
      <text:p text:style-name="Preformatted_20_Text">{</text:p>
      <text:p text:style-name="Preformatted_20_Text"><text:s text:c="4"/>function ClassePHP4()</text:p>
      <text:p text:style-name="Preformatted_20_Text"><text:s text:c="4"/>{</text:p>
      <text:p text:style-name="Preformatted_20_Text"><text:s text:c="8"/>echo "Construtor chamado";</text:p>
      <text:p text:style-name="Preformatted_20_Text"><text:s text:c="4"/>}</text:p>
      <text:p text:style-name="P2">}</text:p>
      <text:p text:style-name="Text_20_body">Isso continuou funcionando no PHP 5, mas era recomendado usar o método <text:span text:style-name="Source_20_Text">__construct</text:span>, ficando desta forma:</text:p>
      <text:p text:style-name="Preformatted_20_Text">class ClassePHP5</text:p>
      <text:p text:style-name="Preformatted_20_Text">{</text:p>
      <text:p text:style-name="Preformatted_20_Text"><text:s text:c="4"/>public function __construct()</text:p>
      <text:p text:style-name="Preformatted_20_Text"><text:s text:c="4"/>{</text:p>
      <text:p text:style-name="Preformatted_20_Text"><text:s text:c="8"/>echo "Construtor chamado";</text:p>
      <text:p text:style-name="Preformatted_20_Text"><text:s text:c="4"/>}</text:p>
      <text:p text:style-name="P2">}</text:p>
      <text:p text:style-name="Text_20_body">O PHP 7 recomenda que seja usado método <text:span text:style-name="Source_20_Text">__construct</text:span> em vez do método com o mesmo nome da classe. Ou seja, o uso de construtores no padrão do PHP 4 continuará sendo possível, mas é um recurso obsoleto (<text:span text:style-name="Emphasis">Deprecated</text:span>).</text:p>
      <text:p text:style-name="Text_20_body">Para testar isso, vamos executar este código:</text:p>
      <text:h text:style-name="Heading_20_2" text:outline-level="2"><text:bookmark text:name="5-indução-de-tipos-scalar-types"/><text:soft-page-break/>5. Indução de Tipos: <text:span text:style-name="Emphasis">Scalar Types</text:span></text:h>
      <text:p text:style-name="Text_20_body">PHP é uma linguagem <text:span text:style-name="Strong_20_Emphasis">NÃO</text:span> tipada.</text:p>
      <text:p text:style-name="Text_20_body">Aos poucos ela vem ganhando alguns recursos que a torna fracamente tipada.</text:p>
      <text:p text:style-name="Text_20_body">Isso significa que podemos criar códigos mais consistentes e menos suscetíveis a erros e problemas.</text:p>
      <text:p text:style-name="Text_20_body">O PHP 5 já possui o recurso de <text:a xlink:type="simple" xlink:href="https://php.net/manual/pt_BR/language.oop5.typehinting.php" office:target-frame-name="_blank" xlink:show="new" text:style-name="Internet_20_link" text:visited-style-name="Visited_20_Internet_20_Link">Indução de Tipos</text:a>.</text:p>
      <text:p text:style-name="Text_20_body">É possível definir alguns tipos para parâmetros de métodos e funções. Mas só é possível definir dois tipos: arrays (o tipo “array”) e objetos (com o nome da classe).</text:p>
      <text:p text:style-name="Text_20_body">A partir do PHP 7, poderemos usar outros tipos também: int, float, string e bool.</text:p>
      <text:p text:style-name="Text_20_body">Esses tipos podem ser definidos nos parâmetros de funções e métodos, como já era feito no PHP 5. Mas agora há uma novidade: também poderemos definir o tipo do retorno.</text:p>
      <text:h text:style-name="Heading_20_2" text:outline-level="2"><text:bookmark text:name="6-tipo-de-retorno-de-funções-e-métodos"/>6. Tipo de Retorno de Funções e Métodos</text:h>
      <text:p text:style-name="Text_20_body">Seguindo a mesma ideia da Indução de Tipos que vimos anteriormente, o PHP 7 vai permitir definir o tipo de retorno de uma função ou método.</text:p>
      <text:p text:style-name="Text_20_body">Basta seguir esta sintaxe:</text:p>
      <text:p text:style-name="Preformatted_20_Text">function nomeFuncao() : tipo</text:p>
      <text:p text:style-name="Preformatted_20_Text">{</text:p>
      <text:p text:style-name="Preformatted_20_Text"><text:s text:c="4"/>// corpo da função</text:p>
      <text:p text:style-name="P2">}</text:p>
      <text:p text:style-name="Text_20_body">Por exemplo:</text:p>
      <text:p text:style-name="Preformatted_20_Text">function soma($x, $y) : float</text:p>
      <text:p text:style-name="Preformatted_20_Text">{</text:p>
      <text:p text:style-name="Preformatted_20_Text"><text:s text:c="4"/>return $x + $y + 1.5;</text:p>
      <text:p text:style-name="P2">}</text:p>
      <text:p text:style-name="Text_20_body">E, claro, pode usar todos os tipos suportados: int, float, string, bool, array e objeto.</text:p>
      <text:h text:style-name="Heading_20_2" text:outline-level="2"><text:bookmark text:name="7-novo-operador-spaceship"/>7. Novo Operador <text:span text:style-name="Emphasis">Spaceship</text:span> (<text:span text:style-name="Source_20_Text">&lt;=&gt;</text:span>)</text:h>
      <text:p text:style-name="Text_20_body">Esse operador recebe o nome de “<text:span text:style-name="Emphasis">Spaceship</text:span>” em algumas outras linguagens, e é usado para comparação numérica.</text:p>
      <text:p text:style-name="Text_20_body">Se você já usou a função <text:span text:style-name="Source_20_Text">strcmp()</text:span>, com certeza vai entender esse operador sem dificuldades.</text:p>
      <text:p text:style-name="Text_20_body">Mesmo se não usou, é simples de entender.</text:p>
      <text:p text:style-name="Text_20_body">Veja estes exemplos:</text:p>
      <text:p text:style-name="Preformatted_20_Text">var_dump(2 &lt;=&gt; 3); // retorna -1</text:p>
      <text:p text:style-name="Preformatted_20_Text">var_dump(2 &lt;=&gt; 2); // retorna 0</text:p>
      <text:p text:style-name="P2">var_dump(2 &lt;=&gt; 1); // retorna 1</text:p>
      <text:p text:style-name="Text_20_body">Ou seja, o operador <text:span text:style-name="Source_20_Text">&lt;=&gt;</text:span> retorna um destes 3 valores:</text:p>
      <text:p text:style-name="Text_20_body">– retorna -1 quando o primeiro operando é menor que o segundo</text:p>
      <text:p text:style-name="Text_20_body"><text:soft-page-break/>– retorna 0 quando os dois operandos são iguais</text:p>
      <text:p text:style-name="Text_20_body">– retorna 1 quando o segundo operando é maior que o primeiro</text:p>
      <text:h text:style-name="Heading_20_2" text:outline-level="2"><text:bookmark text:name="9-null-coalesce-operator-operador"/>9. <text:span text:style-name="Emphasis">Null Coalesce Operator</text:span> (operador <text:span text:style-name="Source_20_Text">??</text:span>)</text:h>
      <text:p text:style-name="Text_20_body">O nome parece complicado, mas ele faz algo bem simples.</text:p>
      <text:p text:style-name="Text_20_body">Ele é útil para verificar a existência de variáveis, como fazemos com valores de <text:span text:style-name="Source_20_Text">$_GET</text:span> ou <text:span text:style-name="Source_20_Text">$_POST</text:span>, usando <text:span text:style-name="Source_20_Text">isset</text:span>.</text:p>
      <text:p text:style-name="Text_20_body">Ele faz com que esta linha:</text:p>
      <text:p text:style-name="P2">$email = $_POST['email'] ?? 'valor padrão';</text:p>
      <text:p text:style-name="Text_20_body">… seja transformada nesta:</text:p>
      <text:p text:style-name="P2">$email = isset($_POST['email']) ? $_POST['email'] : 'valor padrão';</text:p>
      <text:p text:style-name="Text_20_body">Super simples!</text:p>
      <text:h text:style-name="Heading_20_2" text:outline-level="2"><text:bookmark text:name="10-classes-anônimas"/>10. Classes Anônimas</text:h>
      <text:p text:style-name="Text_20_body">O PHP, a partir da versão 5.4, permite a criação de <text:a xlink:type="simple" xlink:href="https://php.net/manual/pt_BR/functions.anonymous.php" office:target-frame-name="_blank" xlink:show="new" text:style-name="Internet_20_link" text:visited-style-name="Visited_20_Internet_20_Link">Funções Anônimas</text:a>. Elas são úteis especialmente para criação de <text:span text:style-name="Emphasis">callbacks</text:span> ou para usar em parâmetros de funções, como <text:span text:style-name="Source_20_Text">array_map()</text:span>.</text:p>
      <text:p text:style-name="Text_20_body">A partir do PHP 7, podemos criar Classes Anônimas também.</text:p>
      <text:p text:style-name="Text_20_body">Podemos, por exemplo, fazer uma função retornar uma classe, definida ns própria expressão <text:span text:style-name="Source_20_Text">return</text:span>:</text:p>
      <text:p text:style-name="Preformatted_20_Text">function createObject()</text:p>
      <text:p text:style-name="Preformatted_20_Text">{</text:p>
      <text:p text:style-name="Preformatted_20_Text"><text:s text:c="4"/>return new class{</text:p>
      <text:p text:style-name="Preformatted_20_Text"><text:s text:c="8"/>public function test()</text:p>
      <text:p text:style-name="Preformatted_20_Text"><text:s text:c="8"/>{</text:p>
      <text:p text:style-name="Preformatted_20_Text"><text:s text:c="12"/>echo "test" . PHP_EOL;</text:p>
      <text:p text:style-name="Preformatted_20_Text"><text:s text:c="8"/>}</text:p>
      <text:p text:style-name="Preformatted_20_Text"><text:s text:c="4"/>};</text:p>
      <text:p text:style-name="Preformatted_20_Text">}</text:p>
      <text:p text:style-name="Preformatted_20_Text"/>
      <text:p text:style-name="Preformatted_20_Text">$obj = createObject();</text:p>
      <text:p text:style-name="P2">$obj-&gt;test();</text:p>
      <text:p text:style-name="Text_20_body">Há outros casos de uso, como em testes de software.</text:p>
      <text:p text:style-name="Text_20_body">Você pode ver a proposta e alguns casos de uso no <text:a xlink:type="simple" xlink:href="https://wiki.php.net/rfc/anonymous_classes" office:target-frame-name="_blank" xlink:show="new" text:style-name="Internet_20_link" text:visited-style-name="Visited_20_Internet_20_Link">RFC que descreve esse recurso</text:a>.</text:p>
      <text:h text:style-name="Heading_20_2" text:outline-level="2"><text:bookmark text:name="conclusão"/>Conclusão</text:h>
      <text:p text:style-name="Text_20_body">O PHP 7 traz diversas novidades. E, se você seguia as Boas Práticas e padrões que o PHP recomendava, a partir da versão 5.5, provavelmente terá pouquíssimos problemas (ou nenhum) para migrar para o PHP 7.</text:p>
      <text:p text:style-name="Text_20_body"><text:soft-page-break/>Se quiser conhecer melhor essas novidades e algumas outras, criei um <text:a xlink:type="simple" xlink:href="https://cursophp7.ultimatephp.com.br/" office:target-frame-name="_blank" xlink:show="new" text:style-name="Internet_20_link" text:visited-style-name="Visited_20_Internet_20_Link">curso gratuito</text:a>, onde mostro com mais detalhes cada um desses novos recursos. Também mostro como instalar o PHP 7, sem afetar a sua instalação atual do PHP 5.</text:p>
      <text:p text:style-name="Text_20_body"><text:a xlink:type="simple" xlink:href="https://cursophp7.ultimatephp.com.br/" office:target-frame-name="_blank" xlink:show="new" text:style-name="Internet_20_link" text:visited-style-name="Visited_20_Internet_20_Link"><text:span text:style-name="Strong_20_Emphasis">Clique aqui e se inscreva no meu curso gratuito do PHP 7</text:span></text:a></text:p>
      <text:p text:style-name="Text_20_body">Bons estudos e fique de olho no PHP 7!</text:p>
      <text:p text:style-name="Standard"><text:a xlink:type="simple" xlink:href="https://tableless.com.br/10-novidades-do-php-7/" text:style-name="Internet_20_link" text:visited-style-name="Visited_20_Internet_20_Link">https://tableless.com.br/10-novidades-do-php-7/</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apple-system, BlinkMacSystemFont, 'Segoe UI', Roboto, Oxygen-Sans, Ubuntu, Cantarell, 'Helvetica Neue', sans-serif"/>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6T17:03:45.724042495</meta:creation-date>
    <dc:date>2021-12-06T17:08:15.783993653</dc:date>
    <meta:editing-duration>PT4M29S</meta:editing-duration>
    <meta:editing-cycles>5</meta:editing-cycles>
    <meta:generator>LibreOffice/6.4.7.2$Linux_X86_64 LibreOffice_project/40$Build-2</meta:generator>
    <meta:document-statistic meta:table-count="0" meta:image-count="1" meta:object-count="0" meta:page-count="45" meta:paragraph-count="1026" meta:word-count="12993" meta:character-count="81037" meta:non-whitespace-character-count="68365"/>
  </office:meta>
</office:document-meta>
</file>